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{"v":"5.7.0","fr":30,"ip":0,"op":360,"w":412,"h":300,"nm":"NGA_CC_193530157_LightMode_Glow_Loop","ddd":0,"assets":[{"id":"comp_0","layers":[{"ddd":0,"ind":1,"ty":3,"nm":"Null 121","sr":1,"ks":{"o":{"a":0,"k":0,"ix":11},"r":{"a":0,"k":0,"ix":10},"p":{"a":0,"k":[477.8,751,0],"ix":2},"a":{"a":0,"k":[0,0,0],"ix":1},"s":{"a":0,"k":[100,100,100],"ix":6}},"ao":0,"ip":0,"op":163.5,"st":0,"bm":0},{"ddd":0,"ind":2,"ty":4,"nm":"Shape Layer 3","parent":1,"sr":1,"ks":{"o":{"a":0,"k":100,"ix":11},"r":{"a":0,"k":0,"ix":10},"p":{"a":0,"k":[-335.025,-651.625,0],"ix":2},"a":{"a":0,"k":[0,0,0],"ix":1},"s":{"a":0,"k":[100,100,100],"ix":6}},"ao":0,"shapes":[{"d":1,"ty":"el","s":{"a":1,"k":[{"i":{"x":[0.833,0.833],"y":[0.833,0.833]},"o":{"x":[0.167,0.167],"y":[0.167,0.167]},"t":4.5,"s":[26.3,26.3]},{"i":{"x":[0.833,0.833],"y":[0.833,0.833]},"o":{"x":[0.167,0.167],"y":[0.167,0.167]},"t":8.5,"s":[38.9,38.9]},{"i":{"x":[0.833,0.833],"y":[0.833,0.833]},"o":{"x":[0.167,0.167],"y":[0.167,0.167]},"t":12.5,"s":[26.3,26.3]},{"i":{"x":[0.833,0.833],"y":[0.833,0.833]},"o":{"x":[0.167,0.167],"y":[0.167,0.167]},"t":16.5,"s":[26.3,26.3]},{"i":{"x":[0.833,0.833],"y":[0.833,0.833]},"o":{"x":[0.167,0.167],"y":[0.167,0.167]},"t":20.5,"s":[38.9,38.9]},{"i":{"x":[0.833,0.833],"y":[0.833,0.833]},"o":{"x":[0.167,0.167],"y":[0.167,0.167]},"t":25,"s":[26.3,26.3]},{"i":{"x":[0.833,0.833],"y":[0.833,0.833]},"o":{"x":[0.167,0.167],"y":[0.167,0.167]},"t":29.5,"s":[26.3,26.3]},{"i":{"x":[0.833,0.833],"y":[0.833,0.833]},"o":{"x":[0.167,0.167],"y":[0.167,0.167]},"t":33.5,"s":[38.9,38.9]},{"i":{"x":[0.833,0.833],"y":[0.833,0.833]},"o":{"x":[0.167,0.167],"y":[0.167,0.167]},"t":38,"s":[26.3,26.3]},{"i":{"x":[0.833,0.833],"y":[0.833,0.833]},"o":{"x":[0.167,0.167],"y":[0.167,0.167]},"t":42.5,"s":[26.3,26.3]},{"i":{"x":[0.833,0.833],"y":[0.833,0.833]},"o":{"x":[0.167,0.167],"y":[0.167,0.167]},"t":46.5,"s":[38.9,38.9]},{"i":{"x":[0.833,0.833],"y":[0.833,0.833]},"o":{"x":[0.167,0.167],"y":[0.167,0.167]},"t":51,"s":[26.3,26.3]},{"i":{"x":[0.833,0.833],"y":[0.833,0.833]},"o":{"x":[0.167,0.167],"y":[0.167,0.167]},"t":55,"s":[26.3,26.3]},{"i":{"x":[0.833,0.833],"y":[0.833,0.833]},"o":{"x":[0.167,0.167],"y":[0.167,0.167]},"t":59,"s":[38.9,38.9]},{"t":63.5,"s":[26.3,26.3]}],"ix":2},"p":{"a":0,"k":[0,0],"ix":3},"nm":"Ellipse Path 1","mn":"ADBE Vector Shape - Ellipse","hd":false},{"ty":"fl","c":{"a":0,"k":[0.850980460644,0.850980460644,0.850980460644,1],"ix":4},"o":{"a":0,"k":100,"ix":5},"r":1,"bm":0,"nm":"Fill 1","mn":"ADBE Vector Graphic - Fill","hd":false}],"ip":0,"op":166,"st":2.5,"bm":0},{"ddd":0,"ind":3,"ty":4,"nm":"Shape Layer 2","parent":1,"sr":1,"ks":{"o":{"a":0,"k":100,"ix":11},"r":{"a":0,"k":0,"ix":10},"p":{"a":0,"k":[-377.125,-651.625,0],"ix":2},"a":{"a":0,"k":[0,0,0],"ix":1},"s":{"a":0,"k":[100,100,100],"ix":6}},"ao":0,"shapes":[{"d":1,"ty":"el","s":{"a":1,"k":[{"i":{"x":[0.833,0.833],"y":[0.833,0.833]},"o":{"x":[0.167,0.167],"y":[0.167,0.167]},"t":2,"s":[26.3,26.3]},{"i":{"x":[0.833,0.833],"y":[0.833,0.833]},"o":{"x":[0.167,0.167],"y":[0.167,0.167]},"t":6,"s":[38.9,38.9]},{"i":{"x":[0.833,0.833],"y":[0.833,0.833]},"o":{"x":[0.167,0.167],"y":[0.167,0.167]},"t":10,"s":[26.3,26.3]},{"i":{"x":[0.833,0.833],"y":[0.833,0.833]},"o":{"x":[0.167,0.167],"y":[0.167,0.167]},"t":14,"s":[26.3,26.3]},{"i":{"x":[0.833,0.833],"y":[0.833,0.833]},"o":{"x":[0.167,0.167],"y":[0.167,0.167]},"t":18,"s":[38.9,38.9]},{"i":{"x":[0.833,0.833],"y":[0.833,0.833]},"o":{"x":[0.167,0.167],"y":[0.167,0.167]},"t":22.5,"s":[26.3,26.3]},{"i":{"x":[0.833,0.833],"y":[0.833,0.833]},"o":{"x":[0.167,0.167],"y":[0.167,0.167]},"t":27,"s":[26.3,26.3]},{"i":{"x":[0.833,0.833],"y":[0.833,0.833]},"o":{"x":[0.167,0.167],"y":[0.167,0.167]},"t":31,"s":[38.9,38.9]},{"i":{"x":[0.833,0.833],"y":[0.833,0.833]},"o":{"x":[0.167,0.167],"y":[0.167,0.167]},"t":35.5,"s":[26.3,26.3]},{"i":{"x":[0.833,0.833],"y":[0.833,0.833]},"o":{"x":[0.167,0.167],"y":[0.167,0.167]},"t":40,"s":[26.3,26.3]},{"i":{"x":[0.833,0.833],"y":[0.833,0.833]},"o":{"x":[0.167,0.167],"y":[0.167,0.167]},"t":44,"s":[38.9,38.9]},{"i":{"x":[0.833,0.833],"y":[0.833,0.833]},"o":{"x":[0.167,0.167],"y":[0.167,0.167]},"t":48.5,"s":[26.3,26.3]},{"i":{"x":[0.833,0.833],"y":[0.833,0.833]},"o":{"x":[0.167,0.167],"y":[0.167,0.167]},"t":52.5,"s":[26.3,26.3]},{"i":{"x":[0.833,0.833],"y":[0.833,0.833]},"o":{"x":[0.167,0.167],"y":[0.167,0.167]},"t":56.5,"s":[38.9,38.9]},{"t":61,"s":[26.3,26.3]}],"ix":2},"p":{"a":0,"k":[0,0],"ix":3},"nm":"Ellipse Path 1","mn":"ADBE Vector Shape - Ellipse","hd":false},{"ty":"fl","c":{"a":0,"k":[0.850980401039,0.850980401039,0.850980401039,1],"ix":4},"o":{"a":0,"k":100,"ix":5},"r":1,"bm":0,"nm":"Fill 1","mn":"ADBE Vector Graphic - Fill","hd":false}],"ip":0,"op":163.5,"st":0,"bm":0},{"ddd":0,"ind":4,"ty":4,"nm":"Shape Layer 1","parent":1,"sr":1,"ks":{"o":{"a":0,"k":100,"ix":11},"r":{"a":0,"k":0,"ix":10},"p":{"a":0,"k":[-419.125,-651.625,0],"ix":2},"a":{"a":0,"k":[0,0,0],"ix":1},"s":{"a":0,"k":[100,100,100],"ix":6}},"ao":0,"shapes":[{"d":1,"ty":"el","s":{"a":1,"k":[{"i":{"x":[0.833,0.833],"y":[0.833,0.833]},"o":{"x":[0.167,0.167],"y":[0.167,0.167]},"t":0,"s":[26.3,26.3]},{"i":{"x":[0.833,0.833],"y":[0.833,0.833]},"o":{"x":[0.167,0.167],"y":[0.167,0.167]},"t":4,"s":[38.9,38.9]},{"i":{"x":[0.833,0.833],"y":[0.833,0.833]},"o":{"x":[0.167,0.167],"y":[0.167,0.167]},"t":8,"s":[26.3,26.3]},{"i":{"x":[0.833,0.833],"y":[0.833,0.833]},"o":{"x":[0.167,0.167],"y":[0.167,0.167]},"t":12,"s":[26.3,26.3]},{"i":{"x":[0.833,0.833],"y":[0.833,0.833]},"o":{"x":[0.167,0.167],"y":[0.167,0.167]},"t":16,"s":[38.9,38.9]},{"i":{"x":[0.833,0.833],"y":[0.833,0.833]},"o":{"x":[0.167,0.167],"y":[0.167,0.167]},"t":20.5,"s":[26.3,26.3]},{"i":{"x":[0.833,0.833],"y":[0.833,0.833]},"o":{"x":[0.167,0.167],"y":[0.167,0.167]},"t":25,"s":[26.3,26.3]},{"i":{"x":[0.833,0.833],"y":[0.833,0.833]},"o":{"x":[0.167,0.167],"y":[0.167,0.167]},"t":29,"s":[38.9,38.9]},{"i":{"x":[0.833,0.833],"y":[0.833,0.833]},"o":{"x":[0.167,0.167],"y":[0.167,0.167]},"t":33.5,"s":[26.3,26.3]},{"i":{"x":[0.833,0.833],"y":[0.833,0.833]},"o":{"x":[0.167,0.167],"y":[0.167,0.167]},"t":38,"s":[26.3,26.3]},{"i":{"x":[0.833,0.833],"y":[0.833,0.833]},"o":{"x":[0.167,0.167],"y":[0.167,0.167]},"t":42,"s":[38.9,38.9]},{"i":{"x":[0.833,0.833],"y":[0.833,0.833]},"o":{"x":[0.167,0.167],"y":[0.167,0.167]},"t":46.5,"s":[26.3,26.3]},{"i":{"x":[0.833,0.833],"y":[0.833,0.833]},"o":{"x":[0.167,0.167],"y":[0.167,0.167]},"t":50.5,"s":[26.3,26.3]},{"i":{"x":[0.833,0.833],"y":[0.833,0.833]},"o":{"x":[0.167,0.167],"y":[0.167,0.167]},"t":54.5,"s":[38.9,38.9]},{"t":59,"s":[26.3,26.3]}],"ix":2},"p":{"a":0,"k":[0,0],"ix":3},"nm":"Ellipse Path 1","mn":"ADBE Vector Shape - Ellipse","hd":false},{"ty":"fl","c":{"a":0,"k":[0.850980401039,0.850980401039,0.850980401039,1],"ix":4},"o":{"a":0,"k":100,"ix":5},"r":1,"bm":0,"nm":"Fill 1","mn":"ADBE Vector Graphic - Fill","hd":false}],"ip":0,"op":163.5,"st":0,"bm":0}]},{"id":"comp_1","layers":[{"ddd":0,"ind":1,"ty":3,"nm":"Null 130","sr":1,"ks":{"o":{"a":0,"k":0,"ix":11},"r":{"a":0,"k":0,"ix":10},"p":{"a":0,"k":[270,1080,0],"ix":2},"a":{"a":0,"k":[0,0,0],"ix":1},"s":{"a":0,"k":[80,100,100],"ix":6}},"ao":0,"ip":0,"op":1800,"st":0,"bm":0},{"ddd":0,"ind":2,"ty":3,"nm":"Null 131","sr":1,"ks":{"o":{"a":0,"k":0,"ix":11},"r":{"a":0,"k":0,"ix":10},"p":{"a":0,"k":[-2,1061.625,0],"ix":2},"a":{"a":0,"k":[0,0,0],"ix":1},"s":{"a":1,"k":[{"i":{"x":[0.833,0.833,0.833],"y":[0.833,0.833,0.833]},"o":{"x":[0.167,0.167,0.167],"y":[0.167,0.167,0.167]},"t":174,"s":[-100,100,100]},{"t":181.5,"s":[0,100,100]}],"ix":6}},"ao":0,"ip":174,"op":1963.5,"st":163.5,"bm":0},{"ddd":0,"ind":3,"ty":4,"nm":"Green 2","parent":4,"sr":1,"ks":{"o":{"a":0,"k":100,"ix":11},"r":{"a":0,"k":0,"ix":10},"p":{"a":0,"k":[-252.586,529.454,0],"ix":2},"a":{"a":0,"k":[612.15,207.15,0],"ix":1},"s":{"a":0,"k":[-12.667,68,100],"ix":6}},"ao":0,"shapes":[{"ty":"rc","d":1,"s":{"a":0,"k":[1224.3,414.3],"ix":2},"p":{"a":0,"k":[0,0],"ix":3},"r":{"a":0,"k":32.7,"ix":4},"nm":"Rectangle Path 1","mn":"ADBE Vector Shape - Rect","hd":false},{"ty":"tm","s":{"a":0,"k":6.3,"ix":1},"e":{"a":0,"k":42.3,"ix":2},"o":{"a":0,"k":22.1,"ix":3},"m":1,"ix":2,"nm":"Trim Paths 1","mn":"ADBE Vector Filter - Trim","hd":false},{"ty":"st","c":{"a":0,"k":[0,0.674509803922,0.278431372549,1],"ix":3},"o":{"a":0,"k":100,"ix":4},"w":{"a":0,"k":30,"ix":5},"lc":1,"lj":1,"ml":4,"bm":0,"nm":"Stroke 1","mn":"ADBE Vector Graphic - Stroke","hd":false},{"ty":"rc","d":1,"s":{"a":0,"k":[100,100],"ix":2},"p":{"a":0,"k":[0,0],"ix":3},"r":{"a":0,"k":32.7,"ix":4},"nm":"Rectangle Path 2","mn":"ADBE Vector Shape - Rect","hd":false},{"ty":"rc","d":1,"s":{"a":0,"k":[100,100],"ix":2},"p":{"a":0,"k":[0,0],"ix":3},"r":{"a":0,"k":32.7,"ix":4},"nm":"Rectangle Path 3","mn":"ADBE Vector Shape - Rect","hd":false}],"ip":169.5,"op":1969.5,"st":169.5,"bm":0},{"ddd":0,"ind":4,"ty":4,"nm":"GREEN 2","parent":2,"sr":1,"ks":{"o":{"a":0,"k":70,"ix":11},"r":{"a":0,"k":0,"ix":10},"p":{"a":0,"k":[-554.469,25.883,0],"ix":2},"a":{"a":0,"k":[-251.508,537.383,0],"ix":1},"s":{"a":1,"k":[{"i":{"x":[0.833,0.833,0.833],"y":[0.833,0.833,0.833]},"o":{"x":[0.167,0.167,0.167],"y":[0.167,0.167,0.167]},"t":169.5,"s":[0,80,100]},{"t":178,"s":[378.941,80,100]}],"ix":6}},"ao":0,"shapes":[{"ty":"gr","it":[{"d":1,"ty":"el","s":{"a":0,"k":[132.639,132.639],"ix":2},"p":{"a":0,"k":[0,0],"ix":3},"nm":"Ellipse Path 1","mn":"ADBE Vector Shape - Ellipse","hd":false},{"ty":"gf","o":{"a":0,"k":100,"ix":10},"r":1,"bm":2,"g":{"p":3,"k":{"a":0,"k":[0,0,0.675,0.278,0.619,0.5,0.837,0.639,0.999,1,1,1,0,1,0.594,0.5,1,0],"ix":9}},"s":{"a":0,"k":[0.353,19.734],"ix":5},"e":{"a":0,"k":[84.835,-25.114],"ix":6},"t":2,"h":{"a":0,"k":0,"ix":7},"a":{"a":0,"k":0,"ix":8},"nm":"Gradient Fill 1","mn":"ADBE Vector Graphic - G-Fill","hd":false},{"ty":"tr","p":{"a":0,"k":[-177.806,537.383],"ix":2},"a":{"a":0,"k":[0,0],"ix":1},"s":{"a":0,"k":[111.132,108.465],"ix":3},"r":{"a":0,"k":0,"ix":6},"o":{"a":0,"k":100,"ix":7},"sk":{"a":0,"k":0,"ix":4},"sa":{"a":0,"k":0,"ix":5},"nm":"T</text:p>
      <text:p text:style-name="Preformatted_20_Text">ransform"}],"nm":"Ellipse 1","np":3,"cix":2,"bm":0,"ix":1,"mn":"ADBE Vector Group","hd":false}],"ip":169.5,"op":1969.5,"st":169.5,"bm":0},{"ddd":0,"ind":5,"ty":3,"nm":"Null 131","sr":1,"ks":{"o":{"a":0,"k":0,"ix":11},"r":{"a":0,"k":0,"ix":10},"p":{"a":0,"k":[0,1061.625,0],"ix":2},"a":{"a":0,"k":[0,0,0],"ix":1},"s":{"a":1,"k":[{"i":{"x":[0.833,0.833,0.833],"y":[0.833,0.833,0.833]},"o":{"x":[0.167,0.167,0.167],"y":[0.167,0.167,0.167]},"t":170,"s":[-100,100,100]},{"t":177.5,"s":[0,100,100]}],"ix":6}},"ao":0,"ip":170,"op":1959.5,"st":159.5,"bm":0},{"ddd":0,"ind":6,"ty":4,"nm":"Yellow 2","parent":7,"sr":1,"ks":{"o":{"a":0,"k":100,"ix":11},"r":{"a":0,"k":0,"ix":10},"p":{"a":0,"k":[-251.586,529.734,0],"ix":2},"a":{"a":0,"k":[612.15,207.15,0],"ix":1},"s":{"a":0,"k":[-12.667,70,100],"ix":6}},"ao":0,"shapes":[{"ty":"rc","d":1,"s":{"a":0,"k":[1224.3,414.3],"ix":2},"p":{"a":0,"k":[0,0],"ix":3},"r":{"a":0,"k":32.7,"ix":4},"nm":"Rectangle Path 1","mn":"ADBE Vector Shape - Rect","hd":false},{"ty":"tm","s":{"a":0,"k":6.3,"ix":1},"e":{"a":0,"k":42.3,"ix":2},"o":{"a":0,"k":22.1,"ix":3},"m":1,"ix":2,"nm":"Trim Paths 1","mn":"ADBE Vector Filter - Trim","hd":false},{"ty":"st","c":{"a":0,"k":[0.980392156863,0.741176470588,0.01568627451,1],"ix":3},"o":{"a":0,"k":100,"ix":4},"w":{"a":0,"k":30,"ix":5},"lc":1,"lj":1,"ml":4,"bm":0,"nm":"Stroke 1","mn":"ADBE Vector Graphic - Stroke","hd":false},{"ty":"rc","d":1,"s":{"a":0,"k":[100,100],"ix":2},"p":{"a":0,"k":[0,0],"ix":3},"r":{"a":0,"k":32.7,"ix":4},"nm":"Rectangle Path 2","mn":"ADBE Vector Shape - Rect","hd":false},{"ty":"rc","d":1,"s":{"a":0,"k":[100,100],"ix":2},"p":{"a":0,"k":[0,0],"ix":3},"r":{"a":0,"k":32.7,"ix":4},"nm":"Rectangle Path 3","mn":"ADBE Vector Shape - Rect","hd":false}],"ip":164,"op":1964,"st":164,"bm":0},{"ddd":0,"ind":7,"ty":4,"nm":"YELLOW 2","parent":5,"sr":1,"ks":{"o":{"a":0,"k":70,"ix":11},"r":{"a":0,"k":0,"ix":10},"p":{"a":0,"k":[-554.469,25.883,0],"ix":2},"a":{"a":0,"k":[-251.508,537.383,0],"ix":1},"s":{"a":1,"k":[{"i":{"x":[0.833,0.833,0.833],"y":[0.833,0.833,0.833]},"o":{"x":[0.167,0.167,0.167],"y":[0.167,0.167,0.167]},"t":164,"s":[0,80,100]},{"t":172.5,"s":[378.941,80,100]}],"ix":6}},"ao":0,"shapes":[{"ty":"gr","it":[{"d":1,"ty":"el","s":{"a":0,"k":[132.639,132.639],"ix":2},"p":{"a":0,"k":[0,0],"ix":3},"nm":"Ellipse Path 1","mn":"ADBE Vector Shape - Ellipse","hd":false},{"ty":"gf","o":{"a":0,"k":100,"ix":10},"r":1,"bm":2,"g":{"p":3,"k":{"a":0,"k":[0,0.98,0.741,0.016,0.619,0.99,0.871,0.508,1,1,1,1,0,1,0.594,0.5,1,0],"ix":9}},"s":{"a":0,"k":[0.353,19.734],"ix":5},"e":{"a":0,"k":[84.835,-25.114],"ix":6},"t":2,"h":{"a":0,"k":0,"ix":7},"a":{"a":0,"k":0,"ix":8},"nm":"Gradient Fill 1","mn":"ADBE Vector Graphic - G-Fill","hd":false},{"ty":"tr","p":{"a":0,"k":[-177.806,537.383],"ix":2},"a":{"a":0,"k":[0,0],"ix":1},"s":{"a":0,"k":[111.132,108.465],"ix":3},"r":{"a":0,"k":0,"ix":6},"o":{"a":0,"k":100,"ix":7},"sk":{"a":0,"k":0,"ix":4},"sa":{"a":0,"k":0,"ix":5},"nm":"Transform"}],"nm":"Ellipse 1","np":3,"cix":2,"bm":0,"ix":1,"mn":"ADBE Vector Group","hd":false}],"ip":164,"op":1964,"st":164,"bm":0},{"ddd":0,"ind":8,"ty":3,"nm":"Null 131","sr":1,"ks":{"o":{"a":0,"k":0,"ix":11},"r":{"a":0,"k":0,"ix":10},"p":{"a":0,"k":[547,1061.625,0],"ix":2},"a":{"a":0,"k":[0,0,0],"ix":1},"s":{"a":1,"k":[{"i":{"x":[0.833,0.833,0.833],"y":[0.833,0.833,0.833]},"o":{"x":[0.167,0.167,0.167],"y":[0.167,0.167,0.167]},"t":160,"s":[100,100,100]},{"t":165.5,"s":[0,100,100]}],"ix":6}},"ao":0,"ip":160,"op":1949.5,"st":149.5,"bm":0},{"ddd":0,"ind":9,"ty":4,"nm":"blue","parent":10,"sr":1,"ks":{"o":{"a":0,"k":100,"ix":11},"r":{"a":0,"k":0,"ix":10},"p":{"a":0,"k":[-251.586,529.487,0],"ix":2},"a":{"a":0,"k":[612.15,207.15,0],"ix":1},"s":{"a":0,"k":[-12.667,70,100],"ix":6}},"ao":0,"shapes":[{"ty":"rc","d":1,"s":{"a":0,"k":[1224.3,414.3],"ix":2},"p":{"a":0,"k":[0,0],"ix":3},"r":{"a":0,"k":32.7,"ix":4},"nm":"Rectangle Path 1","mn":"ADBE Vector Shape - Rect","hd":false},{"ty":"tm","s":{"a":0,"k":6.3,"ix":1},"e":{"a":0,"k":42.3,"ix":2},"o":{"a":0,"k":22.1,"ix":3},"m":1,"ix":2,"nm":"Trim Paths 1","mn":"ADBE Vector Filter - Trim","hd":false},{"ty":"st","c":{"a":0,"k":[0.270588235294,0.470588235294,0.843137254902,1],"ix":3},"o":{"a":0,"k":100,"ix":4},"w":{"a":0,"k":30,"ix":5},"lc":1,"lj":1,"ml":4,"bm":0,"nm":"Stroke 1","mn":"ADBE Vector Graphic - Stroke","hd":false},{"ty":"rc","d":1,"s":{"a":0,"k":[100,100],"ix":2},"p":{"a":0,"k":[0,0],"ix":3},"r":{"a":0,"k":32.7,"ix":4},"nm":"Rectangle Path 2","mn":"ADBE Vector Shape - Rect","hd":false},{"ty":"rc","d":1,"s":{"a":0,"k":[100,100],"ix":2},"p":{"a":0,"k":[0,0],"ix":3},"r":{"a":0,"k":32.7,"ix":4},"nm":"Rectangle Path 3","mn":"ADBE Vector Shape - Rect","hd":false}],"ip":149.5,"op":1949.5,"st":149.5,"bm":0},{"ddd":0,"ind":10,"ty":4,"nm":"BLUE 2","parent":8,"sr":1,"ks":{"o":{"a":0,"k":70,"ix":11},"r":{"a":0,"k":0,"ix":10},"p":{"a":0,"k":[-561.469,25.883,0],"ix":2},"a":{"a":0,"k":[-251.508,537.383,0],"ix":1},"s":{"a":1,"k":[{"i":{"x":[0.833,0.833,0.833],"y":[0.833,0.833,0.833]},"o":{"x":[0.167,0.167,0.167],"y":[0.167,0.167,0.167]},"t":149.5,"s":[0,80,100]},{"t":162.5,"s":[378.941,80,100]}],"ix":6}},"ao":0,"shapes":[{"ty":"gr","it":[{"d":1,"ty":"el","s":{"a":0,"k":[132.639,132.639],"ix":2},"p":{"a":0,"k":[0,0],"ix":3},"nm":"Ellipse Path 1","mn":"ADBE Vector Shape - Ellipse","hd":false},{"ty":"gf","o":{"a":0,"k":100,"ix":10},"r":1,"bm":2,"g":{"p":3,"k":{"a":0,"k":[0,0.271,0.471,0.843,0.619,0.635,0.735,0.922,1,1,1,1,0,1,0.594,0.5,1,0],"ix":9}},"s":{"a":0,"k":[0.353,19.734],"ix":5},"e":{"a":0,"k":[84.835,-25.114],"ix":6},"t":2,"h":{"a":0,"k":0,"ix":7},"a":{"a":0,"k":0,"ix":8},"nm":"Gradient Fill 1","mn":"ADBE Vector Graphic - G-Fill","hd":false},{"ty":"tr","p":{"a":0,"k":[-177.806,537.383],"ix":2},"a":{"a":0,"k":[0,0],"ix":1},"s":{"a":0,"k":[111.132,108.465],"ix":3},"r":{"a":0,"k":0,"ix":6},"o":{"a":0,"k":100,"ix":7},"sk":{"a":0,"k":0,"ix":4},"sa":{"a":0,"k":0,"ix":5},"nm":"Transform"}],"nm":"Ellipse 1","np":3,"cix":2,"bm":0,"ix":1,"mn":"ADBE Vector Group","hd":false}],"ip":149.5,"op":1949.5,"st":149.5,"bm":0},{"ddd":0,"ind":11,"ty":3,"nm":"Null 131","sr":1,"ks":{"o":{"a":0,"k":0,"ix":11},"r":{"a":0,"k":0,"ix":10},"p":{"a":0,"k":[547,1061.625,0],"ix":2},"a":{"a":0,"k":[0,0,0],"ix":1},"s":{"a":1,"k":[{"i":{"x":[0.833,0.833,0.833],"y":[0.833,0.833,0.833]},"o":{"x":[0.167,0.167,0.167],"y":[0.167,0.167,0.167]},"t":150,"s":[100,100,100]},{"t":162.5,"s":[0,100,100]}],"ix":6}},"ao":0,"ip":150,"op":1939.5,"st":139.5,"bm":0},{"ddd":0,"ind":12,"ty":4,"nm":"Red 2","parent":13,"sr":1,"ks":{"o":{"a":0,"k":100,"ix":11},"r":{"a":0,"k":0,"ix":10},"p":{"a":0,"k":[-251.586,529.601,0],"ix":2},"a":{"a":0,"k":[612.15,207.15,0],"ix":1},"s":{"a":0,"k":[-12.667,70,100],"ix":6}},"ao":0,"shapes":[{"ty":"rc","d":1,"s":{"a":0,"k":[1224.3,414.3],"ix":2},"p":{"a":0,"k":[0,0],"ix":3},"r":{"a":0,"k":32.7,"ix":4},"nm":"Rectangle Path 1","mn":"ADBE Vector Shape - Rect","hd":false},{"ty":"tm","s":{"a":0,"k":6.3,"ix":1},"e":{"a":0,"k":42.3,"ix":2},"o":{"a":0,"k":22.1,"ix":3},"m":1,"ix":2,"nm":"Trim Paths 1","mn":"ADBE Vector Filter - Trim","hd":false},{"ty":"st","c":{"a":0,"k":[0.870588302612,0.29411765933,0.121568635106,1],"ix":3},"o":{"a":0,"k":100,"ix":4},"w":{"a":0,"k":30,"ix":5},"lc":1,"lj":1,"ml":4,"bm":0,"nm":"Stroke 1","mn":"ADBE Vector Graphic - Stroke","hd":false},{"ty":"rc","d":1,"s":{"a":0,"k":[100,100],"ix":2},"p":{"a":0,"k":[0,0],"ix":3},"r":{"a":0,"k":32.7,"ix":4},"nm":"Rectangle Path 2","mn":"ADBE Vector Shape - Rect","hd":false},{"ty":"rc","d":1,"s":{"a":0,"k":[100,100],"ix":2},"p":{"a":0,"k":[0,0],"ix":3},"r":{"a":0,"k":32.7,"ix":4},"nm":"Rectangle Path 3","mn":"ADBE Vector Shape - Rect","hd":false}],"ip":139.5,"op":1939.5,"st":139.5,"bm":0},{"ddd":0,"ind":13,"ty":4,"nm":"RED 2","parent":11,"sr":1,"ks":{"o":{"a":0,"k":70,"ix":11},"r":{"a":0,"k":0,"ix":10},"p":{"a":0,"k":[-561.469,25.883,0],"ix":2},"a":{"a":0,"k":[-251.508,537.383,0],"ix":1},"s":{"a":1,"k":[{"i":{"x":[0.833,0.833,0.833],"y":[0.833,0.833,0.833]},"o":{"x":[0.167,0.167,0.167],"y":[0.167,0.167,0.167]},"t":139.5,"s":[0,80,100]},{"t":152.5,"s":[378.941,80,100]}],"ix":6}},"ao":0,"shapes":[{"ty":"gr","it":[{"d":1,"ty":"el","s":{"a":0,"k":[132.639,132.639],"ix":2},"p":{"a":0,"k":[0,0],"ix":3},"nm":"Ellipse Path 1","mn":"ADBE Vector Shape - Ellipse","hd":false},{"ty":"gf","o":{"a":0,"k":100,"ix":10},"r":1,"bm":2,"g":{"p":3,"k":{"a":0,"k":[0,0.78,0.192,0.078,0.619,0.89,0.596,0.539,1,1,1,1,0,1,0.594,0.5,1,0],"ix":9}},"s":{"a":0,"k":[0.353,19.734],"ix":5},"e":{"a":0,"k":[84.835,-25.114],"ix":6},"t":2,"h":{"a":0,"k":0,"ix":7},"a":{"a":0,"k":0,"ix":8},"nm":"Gradient Fill 1","mn":"ADBE Vector Graphic - G-Fill","hd":false},{"ty":"tr","p":{"a":0,"k":[-177.806,537.383],"ix":2},"a":{"a":0,"k":[0,0],"ix":1},"s":{"a":0,"k":[111.132,108.465],"ix":3},"r":{"a":0,"k":0,"ix":6},"o":{"a":0,"k":100,"ix":7},"sk":{"a":0,"k":0,"ix":4},"sa":{"a":0,"k":0,"ix":5},"nm":"Transform"}],"nm":"Ellipse 1","np":3,"cix":2,"bm":0,"ix":1,"mn":"ADBE Vector Group","hd":false}],"ip":139.5,"op":1939.5,"st":139.5,"bm":0},{"ddd":0,"ind":14,"ty":3,"nm":"Null 132","parent":1,"sr":1,"ks":{"o":{"a":0,"k":0,"ix":11},"r":{"a":0,"k":0,"ix":10},"p":{"a":0,"k":[0,1,0],"ix":2},"a":{"a":0,"k":[0,0,0],"ix":1},"s":{"a":0,"k":[125,59,100],"ix":6}},"ao":0,"ip":0,"op":1800,"st":0,"bm":0},{"ddd":0,"ind":15,"ty":3,"nm":"Null 132","parent":1,"sr":1,"ks":{"o":{"a":0,"k":0,"ix":11},"r":{"a":0,"k":0,"ix":10},"p":{"a":0,"k":[0,5.5,0],"ix":2},"a":{"a":0,"k":[0,0,0],"ix":1},"s":{"a":0,"k":[125,66,100],"ix":6}},"ao":0,"ip":0,"op":1800,"st":0,"bm":0},{"ddd":0,"ind":16,"ty":4,"nm":"Red","parent":14,"sr":1,"ks":{"o":{"a":0,"k":100,"ix":11},"r":{"a":0,"k":0,"ix":10},"p":{"a":1,"k":[{"i":{"x":0.833,"y":0.833},"o":{"x":0.167,"y":0.167},"t":28,"s":[-53.753,-2.492,0],"to":[-10.342,0,0],"ti":[0,0,0]},{"i":{"x":0.833,"y":0.833},"o":{"x":0.167,"y":0.167},"t":34,"s":[-115.803,-2.492,0],"to":[0,0,0],"ti":[-21.25,0,0]},{"i":{"x":0.833,"y":0.833},"o":{"x":0.167,"y":0.167},"t":40,"s":[-53.753,-2.492,0],"to":[21.25,0,0]</text:p>
      <text:p text:style-name="Preformatted_20_Text">,"ti":[0,0,0]},{"i":{"x":0.833,"y":0.833},"o":{"x":0.167,"y":0.167},"t":43.5,"s":[11.697,-2.492,0],"to":[0,0,0],"ti":[10.908,0,0]},{"i":{"x":0.833,"y":0.833},"o":{"x":0.167,"y":0.167},"t":46.5,"s":[-53.753,-2.492,0],"to":[0,0,0],"ti":[0,0,0]},{"i":{"x":0.833,"y":0.833},"o":{"x":0.167,"y":0.167},"t":50,"s":[-53.753,-2.492,0],"to":[0,0,0],"ti":[0,0,0]},{"i":{"x":0.833,"y":0.833},"o":{"x":0.167,"y":0.167},"t":53.5,"s":[-53.753,-2.492,0],"to":[0,0,0],"ti":[0,0,0]},{"i":{"x":0.833,"y":0.833},"o":{"x":0.167,"y":0.167},"t":59.5,"s":[-53.753,-2.492,0],"to":[0,0,0],"ti":[0,0,0]},{"i":{"x":0.833,"y":0.833},"o":{"x":0.167,"y":0.167},"t":64.5,"s":[-53.753,-2.492,0],"to":[-10.342,0,0],"ti":[0,0,0]},{"i":{"x":0.833,"y":0.833},"o":{"x":0.167,"y":0.167},"t":70,"s":[-115.803,-2.492,0],"to":[0,0,0],"ti":[-21.25,0,0]},{"i":{"x":0.833,"y":0.833},"o":{"x":0.167,"y":0.167},"t":76,"s":[-53.753,-2.492,0],"to":[21.25,0,0],"ti":[0,0,0]},{"i":{"x":0.833,"y":0.833},"o":{"x":0.167,"y":0.167},"t":78,"s":[11.697,-2.492,0],"to":[0,0,0],"ti":[0,0,0]},{"i":{"x":0.833,"y":0.833},"o":{"x":0.167,"y":0.167},"t":80.5,"s":[-53.753,-2.492,0],"to":[0,0,0],"ti":[0,0,0]},{"i":{"x":0.833,"y":0.833},"o":{"x":0.167,"y":0.167},"t":84.5,"s":[11.697,-2.492,0],"to":[0,0,0],"ti":[10.908,0,0]},{"i":{"x":0.833,"y":0.833},"o":{"x":0.167,"y":0.167},"t":95,"s":[-53.753,-2.492,0],"to":[0,0,0],"ti":[0,0,0]},{"i":{"x":0.833,"y":0.833},"o":{"x":0.167,"y":0.167},"t":130,"s":[-53.753,-2.492,0],"to":[-45.467,0,0],"ti":[45.467,0,0]},{"t":143.5,"s":[-326.553,-2.492,0]}],"ix":2},"a":{"a":0,"k":[144.208,207.15,0],"ix":1},"s":{"a":1,"k":[{"i":{"x":[0.833,0.833,0.833],"y":[0.833,0.833,0.833]},"o":{"x":[0.167,0.167,0.167],"y":[0.167,0.167,0.167]},"t":28,"s":[-37.23,74.237,100]},{"i":{"x":[0.833,0.833,0.833],"y":[0.833,0.833,0.833]},"o":{"x":[0.167,0.167,0.167],"y":[0.167,0.167,0.167]},"t":34,"s":[-25.5,74.237,100]},{"i":{"x":[0.833,0.833,0.833],"y":[0.833,0.833,0.833]},"o":{"x":[0.167,0.167,0.167],"y":[0.167,0.167,0.167]},"t":40,"s":[-37.23,74.237,100]},{"i":{"x":[0.833,0.833,0.833],"y":[0.833,0.833,0.833]},"o":{"x":[0.167,0.167,0.167],"y":[0.167,0.167,0.167]},"t":43.5,"s":[-37.23,74.237,100]},{"i":{"x":[0.833,0.833,0.833],"y":[0.833,0.833,0.833]},"o":{"x":[0.167,0.167,0.167],"y":[0.167,0.167,0.167]},"t":46.5,"s":[-37.23,74.237,100]},{"i":{"x":[0.833,0.833,0.833],"y":[0.833,0.833,0.833]},"o":{"x":[0.167,0.167,0.167],"y":[0.167,0.167,0.167]},"t":50,"s":[-37.23,74.237,100]},{"i":{"x":[0.833,0.833,0.833],"y":[0.833,0.833,0.833]},"o":{"x":[0.167,0.167,0.167],"y":[0.167,0.167,0.167]},"t":53.5,"s":[-37.23,74.237,100]},{"i":{"x":[0.833,0.833,0.833],"y":[0.833,0.833,0.833]},"o":{"x":[0.167,0.167,0.167],"y":[0.167,0.167,0.167]},"t":59.5,"s":[-41.48,74.237,100]},{"i":{"x":[0.833,0.833,0.833],"y":[0.833,0.833,0.833]},"o":{"x":[0.167,0.167,0.167],"y":[0.167,0.167,0.167]},"t":64.5,"s":[-37.23,74.237,100]},{"i":{"x":[0.833,0.833,0.833],"y":[0.833,0.833,0.833]},"o":{"x":[0.167,0.167,0.167],"y":[0.167,0.167,0.167]},"t":70,"s":[-25.5,74.237,100]},{"i":{"x":[0.833,0.833,0.833],"y":[0.833,0.833,0.833]},"o":{"x":[0.167,0.167,0.167],"y":[0.167,0.167,0.167]},"t":76,"s":[-37.23,74.237,100]},{"i":{"x":[0.833,0.833,0.833],"y":[0.833,0.833,0.833]},"o":{"x":[0.167,0.167,0.167],"y":[0.167,0.167,0.167]},"t":78,"s":[-37.23,74.237,100]},{"i":{"x":[0.833,0.833,0.833],"y":[0.833,0.833,0.833]},"o":{"x":[0.167,0.167,0.167],"y":[0.167,0.167,0.167]},"t":80.5,"s":[-37.23,74.237,100]},{"i":{"x":[0.833,0.833,0.833],"y":[0.833,0.833,0.833]},"o":{"x":[0.167,0.167,0.167],"y":[0.167,0.167,0.167]},"t":84.5,"s":[-37.23,74.237,100]},{"i":{"x":[0.833,0.833,0.833],"y":[0.833,0.833,0.833]},"o":{"x":[0.167,0.167,0.167],"y":[0.167,0.167,0.167]},"t":95,"s":[-37.23,74.237,100]},{"i":{"x":[0.833,0.833,0.833],"y":[0.833,0.833,0.833]},"o":{"x":[0.167,0.167,0.167],"y":[0.167,0.167,0.167]},"t":130,"s":[-37.23,74.237,100]},{"t":143.5,"s":[-4,74.237,100]}],"ix":6}},"ao":0,"shapes":[{"ty":"rc","d":1,"s":{"a":0,"k":[1224.3,414.3],"ix":2},"p":{"a":0,"k":[0,0],"ix":3},"r":{"a":0,"k":32.7,"ix":4},"nm":"Rectangle Path 1","mn":"ADBE Vector Shape - Rect","hd":false},{"ty":"tm","s":{"a":0,"k":15.3,"ix":1},"e":{"a":0,"k":24.3,"ix":2},"o":{"a":0,"k":22.1,"ix":3},"m":1,"ix":2,"nm":"Trim Paths 1","mn":"ADBE Vector Filter - Trim","hd":false},{"ty":"st","c":{"a":0,"k":[0.870588302612,0.29411765933,0.121568635106,1],"ix":3},"o":{"a":0,"k":100,"ix":4},"w":{"a":0,"k":30,"ix":5},"lc":1,"lj":1,"ml":4,"bm":0,"nm":"Stroke 1","mn":"ADBE Vector Graphic - Stroke","hd":false},{"ty":"rc","d":1,"s":{"a":0,"k":[100,100],"ix":2},"p":{"a":0,"k":[0,0],"ix":3},"r":{"a":0,"k":32.7,"ix":4},"nm":"Rectangle Path 2","mn":"ADBE Vector Shape - Rect","hd":false},{"ty":"rc","d":1,"s":{"a":0,"k":[100,100],"ix":2},"p":{"a":0,"k":[0,0],"ix":3},"r":{"a":0,"k":32.7,"ix":4},"nm":"Rectangle Path 3","mn":"ADBE Vector Shape - Rect","hd":false}],"ip":0,"op":144,"st":0,"bm":0},{"ddd":0,"ind":17,"ty":4,"nm":"Yellow","parent":14,"sr":1,"ks":{"o":{"a":0,"k":100,"ix":11},"r":{"a":0,"k":0,"ix":10},"p":{"a":1,"k":[{"i":{"x":0.833,"y":0.833},"o":{"x":0.167,"y":0.167},"t":28,"s":[53.624,-2.492,0],"to":[0,0,0],"ti":[0,0,0]},{"i":{"x":0.833,"y":0.833},"o":{"x":0.167,"y":0.167},"t":34,"s":[53.624,-2.492,0],"to":[0,0,0],"ti":[0,0,0]},{"i":{"x":0.833,"y":0.833},"o":{"x":0.167,"y":0.167},"t":40,"s":[53.624,-2.492,0],"to":[10.908,0,0],"ti":[1.7,0,0]},{"i":{"x":0.833,"y":0.833},"o":{"x":0.167,"y":0.167},"t":43.5,"s":[119.074,-2.492,0],"to":[-1.7,0,0],"ti":[10.908,0,0]},{"i":{"x":0.833,"y":0.833},"o":{"x":0.167,"y":0.167},"t":46.5,"s":[43.424,-2.492,0],"to":[-10.908,0,0],"ti":[0,0,0]},{"i":{"x":0.833,"y":0.833},"o":{"x":0.167,"y":0.167},"t":50,"s":[53.624,-2.492,0],"to":[0,0,0],"ti":[-2.583,0,0]},{"i":{"x":0.833,"y":0.833},"o":{"x":0.167,"y":0.167},"t":53.5,"s":[43.424,-2.492,0],"to":[2.583,0,0],"ti":[0,0,0]},{"i":{"x":0.833,"y":0.833},"o":{"x":0.167,"y":0.167},"t":59.5,"s":[69.124,-2.492,0],"to":[0,0,0],"ti":[0,0,0]},{"i":{"x":0.833,"y":0.833},"o":{"x":0.167,"y":0.167},"t":64.5,"s":[69.124,-2.492,0],"to":[0,0,0],"ti":[0,0,0]},{"i":{"x":0.833,"y":0.833},"o":{"x":0.167,"y":0.167},"t":70,"s":[53.624,-2.492,0],"to":[0,0,0],"ti":[0,0,0]},{"i":{"x":0.833,"y":0.833},"o":{"x":0.167,"y":0.167},"t":76,"s":[53.624,-2.492,0],"to":[10.908,0,0],"ti":[0,0,0]},{"i":{"x":0.833,"y":0.833},"o":{"x":0.167,"y":0.167},"t":78,"s":[119.074,-2.492,0],"to":[0,0,0],"ti":[0,0,0]},{"i":{"x":0.833,"y":0.833},"o":{"x":0.167,"y":0.167},"t":80.5,"s":[53.624,-2.492,0],"to":[0,0,0],"ti":[0,0,0]},{"i":{"x":0.833,"y":0.833},"o":{"x":0.167,"y":0.167},"t":84.5,"s":[119.074,-2.492,0],"to":[0,0,0],"ti":[0,0,0]},{"i":{"x":0.833,"y":0.833},"o":{"x":0.167,"y":0.167},"t":95,"s":[53.624,-2.492,0],"to":[0,0,0],"ti":[0,0,0]},{"i":{"x":0.833,"y":0.833},"o":{"x":0.167,"y":0.167},"t":130,"s":[53.624,-2.492,0],"to":[0,0,0],"ti":[0,0,0]},{"t":143.5,"s":[-315.176,-2.492,0]}],"ix":2},"a":{"a":0,"k":[144.208,207.15,0],"ix":1},"s":{"a":1,"k":[{"i":{"x":[0.833,0.833,0.833],"y":[0.833,0.833,0.833]},"o":{"x":[0.167,0.167,0.167],"y":[0.167,0.167,0.167]},"t":28,"s":[37.23,74.237,100]},{"i":{"x":[0.833,0.833,0.833],"y":[0.833,0.833,0.833]},"o":{"x":[0.167,0.167,0.167],"y":[0.167,0.167,0.167]},"t":34,"s":[92.93,74.237,100]},{"i":{"x":[0.833,0.833,0.833],"y":[0.833,0.833,0.833]},"o":{"x":[0.167,0.167,0.167],"y":[0.167,0.167,0.167]},"t":40,"s":[37.23,74.237,100]},{"i":{"x":[0.833,0.833,0.833],"y":[0.833,0.833,0.833]},"o":{"x":[0.167,0.167,0.167],"y":[0.167,0.167,0.167]},"t":43.5,"s":[37.23,74.237,100]},{"i":{"x":[0.833,0.833,0.833],"y":[0.833,0.833,0.833]},"o":{"x":[0.167,0.167,0.167],"y":[0.167,0.167,0.167]},"t":46.5,"s":[32.88,74.237,100]},{"i":{"x":[0.833,0.833,0.833],"y":[0.833,0.833,0.833]},"o":{"x":[0.167,0.167,0.167],"y":[0.167,0.167,0.167]},"t":50,"s":[37.23,74.237,100]},{"i":{"x":[0.833,0.833,0.833],"y":[0.833,0.833,0.833]},"o":{"x":[0.167,0.167,0.167],"y":[0.167,0.167,0.167]},"t":53.5,"s":[34.88,74.237,100]},{"i":{"x":[0.833,0.833,0.833],"y":[0.833,0.833,0.833]},"o":{"x":[0.167,0.167,0.167],"y":[0.167,0.167,0.167]},"t":59.5,"s":[46.58,74.237,100]},{"i":{"x":[0.833,0.833,0.833],"y":[0.833,0.833,0.833]},"o":{"x":[0.167,0.167,0.167],"y":[0.167,0.167,0.167]},"t":64.5,"s":[49.58,74.237,100]},{"i":{"x":[0.833,0.833,0.833],"y":[0.833,0.833,0.833]},"o":{"x":[0.167,0.167,0.167],"y":[0.167,0.167,0.167]},"t":70,"s":[93.93,74.237,100]},{"i":{"x":[0.833,0.833,0.833],"y":[0.833,0.833,0.833]},"o":{"x":[0.167,0.167,0.167],"y":[0.167,0.167,0.167]},"t":76,"s":[37.23,74.237,100]},{"i":{"x":[0.833,0.833,0.833],"y":[0.833,0.833,0.833]},"o":{"x":[0.167,0.167,0.167],"y":[0.167,0.167,0.167]},"t":78,"s":[37.23,74.237,100]},{"i":{"x":[0.833,0.833,0.833],"y":[0.833,0.833,0.833]},"o":{"x":[0.167,0.167,0.167],"y":[0.167,0.167,0.167]},"t":80.5,"s":[37.23,74.237,100]},{"i":{"x":[0.833,0.833,0.833],"y":[0.833,0.833,0.833]},"o":{"x":[0.167,0.167,0.167],"y":[0.167,0.167,0.167]},"t":84.5,"s":[37.23,74.237,100]},{"i":{"x":[0.833,0.833,0.833],"y":[0.833,0.833,0.833]},"o":{"x":[0.167,0.167,0.167],"y":[0.167,0.167,0.167]},"t":95,"s":[37.23,74.237,100]},{"i":{"x":[0.833,0.833,0.833],"y":[0.833,0.833,0.833]},"o":{"x":[0.167,0.167,0.167],"y":[0.167,0.167,0.167]},"t":130,"s":[37.23,74.237,100]},{"t":143.5,"s":[4,74.237,100]}],"ix":6}},"ao":0,"shapes":[{"ty":"rc","d":1,"s":{"a":0,"k":[1224.3,414.3],"ix":2},"p":{"a":0,"k":[0,0],"ix":3},"r":{"a":0,"k":32.7,"ix":4},"nm":"Rectangle Path 1","mn":"ADBE Vector Shape - Rect","hd":false},{"ty":"tm","s":{"a":0,"k":15.3,"ix":1},"e":{"a":0,"k":24.3,"ix":2},"o":{"a":0,"k":22.1,"ix":3},"m":1,"ix":2,"nm":"Trim Paths 1","mn":"ADBE Vector Filter - Trim","hd":false},{"ty":"st","c":{"a":0,"k":[0.980392217636,0.741176486015,0.015686275437,1],"ix":3},"o":{"a":0,"k":100,"ix":4},"w":{"a":0,"k":30,"ix":5},"lc":1,"lj":1,"ml":4,"bm":0,"nm":"Stroke 1","mn":"ADBE Vector Graphic - Stroke","hd":false}],"ip":0,"op":144,"st":0,"bm":0},{"ddd":0,"ind":18,"ty":4,"nm":"Blue","parent":14,"sr":1,"ks":{"o":{"a":0,"k":100,"ix":11},"r":{"a":0,"k":0,"ix":10},"p":{"a":1,"k":[{"i":{"x":0.833,"y":</text:p>
      <text:p text:style-name="Preformatted_20_Text">0.833},"o":{"x":0.167,"y":0.167},"t":28,"s":[-160.816,-2.492,0],"to":[-4.526,0,0],"ti":[0,0,0]},{"i":{"x":0.833,"y":0.833},"o":{"x":0.167,"y":0.167},"t":34,"s":[-187.97,-2.492,0],"to":[0,0,0],"ti":[-7.926,0,0]},{"i":{"x":0.833,"y":0.833},"o":{"x":0.167,"y":0.167},"t":40,"s":[-160.816,-2.492,0],"to":[7.926,0,0],"ti":[0,0,0]},{"i":{"x":0.833,"y":0.833},"o":{"x":0.167,"y":0.167},"t":43.5,"s":[-140.416,-2.492,0],"to":[0,0,0],"ti":[3.4,0,0]},{"i":{"x":0.833,"y":0.833},"o":{"x":0.167,"y":0.167},"t":46.5,"s":[-160.816,-2.492,0],"to":[0,0,0],"ti":[0,0,0]},{"i":{"x":0.833,"y":0.833},"o":{"x":0.167,"y":0.167},"t":50,"s":[-160.816,-2.492,0],"to":[0,0,0],"ti":[0,0,0]},{"i":{"x":0.833,"y":0.833},"o":{"x":0.167,"y":0.167},"t":53.5,"s":[-160.816,-2.492,0],"to":[0.083,0,0],"ti":[0,0,0]},{"i":{"x":0.833,"y":0.833},"o":{"x":0.167,"y":0.167},"t":59.5,"s":[-160.316,-2.492,0],"to":[0,0,0],"ti":[4.609,0,0]},{"i":{"x":0.833,"y":0.833},"o":{"x":0.167,"y":0.167},"t":64.5,"s":[-160.816,-2.492,0],"to":[-4.609,0,0],"ti":[0,0,0]},{"i":{"x":0.833,"y":0.833},"o":{"x":0.167,"y":0.167},"t":70,"s":[-187.97,-2.492,0],"to":[0,0,0],"ti":[-7.926,0,0]},{"i":{"x":0.833,"y":0.833},"o":{"x":0.167,"y":0.167},"t":76,"s":[-160.816,-2.492,0],"to":[7.926,0,0],"ti":[0,0,0]},{"i":{"x":0.833,"y":0.833},"o":{"x":0.167,"y":0.167},"t":78,"s":[-140.416,-2.492,0],"to":[0,0,0],"ti":[0,0,0]},{"i":{"x":0.833,"y":0.833},"o":{"x":0.167,"y":0.167},"t":80.5,"s":[-160.816,-2.492,0],"to":[0,0,0],"ti":[0,0,0]},{"i":{"x":0.833,"y":0.833},"o":{"x":0.167,"y":0.167},"t":84.5,"s":[-140.416,-2.492,0],"to":[0,0,0],"ti":[3.4,0,0]},{"i":{"x":0.833,"y":0.833},"o":{"x":0.167,"y":0.167},"t":95,"s":[-160.816,-2.492,0],"to":[0,0,0],"ti":[0,0,0]},{"i":{"x":0.833,"y":0.833},"o":{"x":0.167,"y":0.167},"t":130,"s":[-160.816,-2.492,0],"to":[-29.333,0,0],"ti":[29.333,0,0]},{"t":143.5,"s":[-336.816,-2.492,0]}],"ix":2},"a":{"a":0,"k":[431.779,207.15,0],"ix":1},"s":{"a":1,"k":[{"i":{"x":[0.833,0.833,0.833],"y":[0.833,0.833,0.833]},"o":{"x":[0.167,0.167,0.167],"y":[0.167,0.167,0.167]},"t":28,"s":[-37.23,74.237,100]},{"i":{"x":[0.833,0.833,0.833],"y":[0.833,0.833,0.833]},"o":{"x":[0.167,0.167,0.167],"y":[0.167,0.167,0.167]},"t":34,"s":[-25.5,74.237,100]},{"i":{"x":[0.833,0.833,0.833],"y":[0.833,0.833,0.833]},"o":{"x":[0.167,0.167,0.167],"y":[0.167,0.167,0.167]},"t":40,"s":[-37.23,74.237,100]},{"i":{"x":[0.833,0.833,0.833],"y":[0.833,0.833,0.833]},"o":{"x":[0.167,0.167,0.167],"y":[0.167,0.167,0.167]},"t":43.5,"s":[-69.53,74.237,100]},{"i":{"x":[0.833,0.833,0.833],"y":[0.833,0.833,0.833]},"o":{"x":[0.167,0.167,0.167],"y":[0.167,0.167,0.167]},"t":46.5,"s":[-37.23,74.237,100]},{"i":{"x":[0.833,0.833,0.833],"y":[0.833,0.833,0.833]},"o":{"x":[0.167,0.167,0.167],"y":[0.167,0.167,0.167]},"t":50,"s":[-37.23,74.237,100]},{"i":{"x":[0.833,0.833,0.833],"y":[0.833,0.833,0.833]},"o":{"x":[0.167,0.167,0.167],"y":[0.167,0.167,0.167]},"t":53.5,"s":[-37.23,74.237,100]},{"i":{"x":[0.833,0.833,0.833],"y":[0.833,0.833,0.833]},"o":{"x":[0.167,0.167,0.167],"y":[0.167,0.167,0.167]},"t":59.5,"s":[-32.98,74.237,100]},{"i":{"x":[0.833,0.833,0.833],"y":[0.833,0.833,0.833]},"o":{"x":[0.167,0.167,0.167],"y":[0.167,0.167,0.167]},"t":64.5,"s":[-37.23,74.237,100]},{"i":{"x":[0.833,0.833,0.833],"y":[0.833,0.833,0.833]},"o":{"x":[0.167,0.167,0.167],"y":[0.167,0.167,0.167]},"t":70,"s":[-25.5,74.237,100]},{"i":{"x":[0.833,0.833,0.833],"y":[0.833,0.833,0.833]},"o":{"x":[0.167,0.167,0.167],"y":[0.167,0.167,0.167]},"t":76,"s":[-37.23,74.237,100]},{"i":{"x":[0.833,0.833,0.833],"y":[0.833,0.833,0.833]},"o":{"x":[0.167,0.167,0.167],"y":[0.167,0.167,0.167]},"t":78,"s":[-69.53,74.237,100]},{"i":{"x":[0.833,0.833,0.833],"y":[0.833,0.833,0.833]},"o":{"x":[0.167,0.167,0.167],"y":[0.167,0.167,0.167]},"t":80.5,"s":[-37.23,74.237,100]},{"i":{"x":[0.833,0.833,0.833],"y":[0.833,0.833,0.833]},"o":{"x":[0.167,0.167,0.167],"y":[0.167,0.167,0.167]},"t":84.5,"s":[-69.53,74.237,100]},{"i":{"x":[0.833,0.833,0.833],"y":[0.833,0.833,0.833]},"o":{"x":[0.167,0.167,0.167],"y":[0.167,0.167,0.167]},"t":95,"s":[-37.23,74.237,100]},{"i":{"x":[0.833,0.833,0.833],"y":[0.833,0.833,0.833]},"o":{"x":[0.167,0.167,0.167],"y":[0.167,0.167,0.167]},"t":130,"s":[-37.23,74.237,100]},{"t":143.5,"s":[-4,74.237,100]}],"ix":6}},"ao":0,"shapes":[{"ty":"rc","d":1,"s":{"a":0,"k":[1224.3,414.3],"ix":2},"p":{"a":0,"k":[0,0],"ix":3},"r":{"a":0,"k":32.7,"ix":4},"nm":"Rectangle Path 1","mn":"ADBE Vector Shape - Rect","hd":false},{"ty":"tm","s":{"a":0,"k":6.5,"ix":1},"e":{"a":0,"k":15.3,"ix":2},"o":{"a":0,"k":22,"ix":3},"m":1,"ix":2,"nm":"Trim Paths 1","mn":"ADBE Vector Filter - Trim","hd":false},{"ty":"st","c":{"a":0,"k":[0.270588248968,0.47058826685,0.843137323856,1],"ix":3},"o":{"a":0,"k":100,"ix":4},"w":{"a":0,"k":30,"ix":5},"lc":1,"lj":1,"ml":4,"bm":0,"nm":"Stroke 1","mn":"ADBE Vector Graphic - Stroke","hd":false}],"ip":0,"op":144,"st":0,"bm":0},{"ddd":0,"ind":19,"ty":4,"nm":"Green","parent":14,"sr":1,"ks":{"o":{"a":0,"k":100,"ix":11},"r":{"a":0,"k":0,"ix":10},"p":{"a":1,"k":[{"i":{"x":0.833,"y":0.833},"o":{"x":0.167,"y":0.167},"t":28,"s":[160.687,-2.492,0],"to":[5.325,0,0],"ti":[0,0,0]},{"i":{"x":0.833,"y":0.833},"o":{"x":0.167,"y":0.167},"t":34,"s":[192.637,-2.492,0],"to":[0,0,0],"ti":[0.75,0,0]},{"i":{"x":0.833,"y":0.833},"o":{"x":0.167,"y":0.167},"t":40,"s":[160.687,-2.492,0],"to":[-0.75,0,0],"ti":[0,0,0]},{"i":{"x":0.833,"y":0.833},"o":{"x":0.167,"y":0.167},"t":43.5,"s":[188.137,-2.492,0],"to":[0,0,0],"ti":[4.575,0,0]},{"i":{"x":0.833,"y":0.833},"o":{"x":0.167,"y":0.167},"t":46.5,"s":[160.687,-2.492,0],"to":[0,0,0],"ti":[0,0,0]},{"i":{"x":0.833,"y":0.833},"o":{"x":0.167,"y":0.167},"t":50,"s":[160.687,-2.492,0],"to":[0,0,0],"ti":[0,0,0]},{"i":{"x":0.833,"y":0.833},"o":{"x":0.167,"y":0.167},"t":53.5,"s":[160.687,-2.492,0],"to":[2.267,0,0],"ti":[-2.267,0,0]},{"i":{"x":0.833,"y":0.833},"o":{"x":0.167,"y":0.167},"t":59.5,"s":[174.287,-2.492,0],"to":[0,0,0],"ti":[0,0,0]},{"i":{"x":0.833,"y":0.833},"o":{"x":0.167,"y":0.167},"t":64.5,"s":[174.287,-2.492,0],"to":[0.725,0,0],"ti":[2.267,0,0]},{"i":{"x":0.833,"y":0.833},"o":{"x":0.167,"y":0.167},"t":70,"s":[178.637,-2.492,0],"to":[-2.267,0,0],"ti":[-0.25,0,0]},{"i":{"x":0.833,"y":0.833},"o":{"x":0.167,"y":0.167},"t":76,"s":[160.687,-2.492,0],"to":[0.25,0,0],"ti":[0,0,0]},{"i":{"x":0.833,"y":0.833},"o":{"x":0.167,"y":0.167},"t":78,"s":[180.137,-2.492,0],"to":[0,0,0],"ti":[-0.5,0,0]},{"i":{"x":0.833,"y":0.833},"o":{"x":0.167,"y":0.167},"t":80.5,"s":[160.687,-2.492,0],"to":[0.5,0,0],"ti":[0,0,0]},{"i":{"x":0.833,"y":0.833},"o":{"x":0.167,"y":0.167},"t":84.5,"s":[183.137,-2.492,0],"to":[0,0,0],"ti":[3.742,0,0]},{"i":{"x":0.833,"y":0.833},"o":{"x":0.167,"y":0.167},"t":95,"s":[160.687,-2.492,0],"to":[0,0,0],"ti":[0,0,0]},{"i":{"x":0.833,"y":0.833},"o":{"x":0.167,"y":0.167},"t":130,"s":[160.687,-2.492,0],"to":[-74.933,0,0],"ti":[74.933,0,0]},{"t":143.5,"s":[-288.913,-2.492,0]}],"ix":2},"a":{"a":0,"k":[431.779,207.15,0],"ix":1},"s":{"a":1,"k":[{"i":{"x":[0.833,0.833,0.833],"y":[0.833,0.833,0.833]},"o":{"x":[0.167,0.167,0.167],"y":[0.167,0.167,0.167]},"t":28,"s":[37.23,74.237,100]},{"i":{"x":[0.833,0.833,0.833],"y":[0.833,0.833,0.833]},"o":{"x":[0.167,0.167,0.167],"y":[0.167,0.167,0.167]},"t":34,"s":[25.5,74.237,100]},{"i":{"x":[0.833,0.833,0.833],"y":[0.833,0.833,0.833]},"o":{"x":[0.167,0.167,0.167],"y":[0.167,0.167,0.167]},"t":40,"s":[37.23,74.237,100]},{"i":{"x":[0.833,0.833,0.833],"y":[0.833,0.833,0.833]},"o":{"x":[0.167,0.167,0.167],"y":[0.167,0.167,0.167]},"t":43.5,"s":[37.23,74.237,100]},{"i":{"x":[0.833,0.833,0.833],"y":[0.833,0.833,0.833]},"o":{"x":[0.167,0.167,0.167],"y":[0.167,0.167,0.167]},"t":46.5,"s":[55.93,74.237,100]},{"i":{"x":[0.833,0.833,0.833],"y":[0.833,0.833,0.833]},"o":{"x":[0.167,0.167,0.167],"y":[0.167,0.167,0.167]},"t":50,"s":[37.23,74.237,100]},{"i":{"x":[0.833,0.833,0.833],"y":[0.833,0.833,0.833]},"o":{"x":[0.167,0.167,0.167],"y":[0.167,0.167,0.167]},"t":53.5,"s":[55.93,74.237,100]},{"i":{"x":[0.833,0.833,0.833],"y":[0.833,0.833,0.833]},"o":{"x":[0.167,0.167,0.167],"y":[0.167,0.167,0.167]},"t":59.5,"s":[27.88,74.237,100]},{"i":{"x":[0.833,0.833,0.833],"y":[0.833,0.833,0.833]},"o":{"x":[0.167,0.167,0.167],"y":[0.167,0.167,0.167]},"t":64.5,"s":[27.88,74.237,100]},{"i":{"x":[0.833,0.833,0.833],"y":[0.833,0.833,0.833]},"o":{"x":[0.167,0.167,0.167],"y":[0.167,0.167,0.167]},"t":70,"s":[25.5,74.237,100]},{"i":{"x":[0.833,0.833,0.833],"y":[0.833,0.833,0.833]},"o":{"x":[0.167,0.167,0.167],"y":[0.167,0.167,0.167]},"t":76,"s":[37.23,74.237,100]},{"i":{"x":[0.833,0.833,0.833],"y":[0.833,0.833,0.833]},"o":{"x":[0.167,0.167,0.167],"y":[0.167,0.167,0.167]},"t":78,"s":[37.23,74.237,100]},{"i":{"x":[0.833,0.833,0.833],"y":[0.833,0.833,0.833]},"o":{"x":[0.167,0.167,0.167],"y":[0.167,0.167,0.167]},"t":80.5,"s":[37.23,74.237,100]},{"i":{"x":[0.833,0.833,0.833],"y":[0.833,0.833,0.833]},"o":{"x":[0.167,0.167,0.167],"y":[0.167,0.167,0.167]},"t":84.5,"s":[37.23,74.237,100]},{"i":{"x":[0.833,0.833,0.833],"y":[0.833,0.833,0.833]},"o":{"x":[0.167,0.167,0.167],"y":[0.167,0.167,0.167]},"t":95,"s":[37.23,74.237,100]},{"i":{"x":[0.833,0.833,0.833],"y":[0.833,0.833,0.833]},"o":{"x":[0.167,0.167,0.167],"y":[0.167,0.167,0.167]},"t":130,"s":[37.23,74.237,100]},{"t":143.5,"s":[14.4,74.237,100]}],"ix":6}},"ao":0,"shapes":[{"ty":"rc","d":1,"s":{"a":0,"k":[1224.3,414.3],"ix":2},"p":{"a":0,"k":[0,0],"ix":3},"r":{"a":0,"k":32.7,"ix":4},"nm":"Rectangle Path 1","mn":"ADBE Vector Shape - Rect","hd":false},{"ty":"tm","s":{"a":0,"k":6.5,"ix":1},"e":{"a":0,"k":15.3,"ix":2},"o":{"a":0,"k":22,"ix":3},"m":1,"ix":2,"nm":"Trim Paths 1","mn":"ADBE Vector Filter - Trim","hd":false},{"ty":"st","c":{"a":0,"k":[0,0.674509823322,0.278431385756,1],"ix":3},"o":{"a":0,"k":100,"ix":4},"w":{"a":0,"k":30,"ix":5},"lc":1,"lj":1,"ml":4,"bm":0,"nm":"Stroke 1","mn":"ADBE Vector Graphic - Stroke","hd":false}],"ip":0,"op":144,"st":0,"bm":0},{"ddd":0,"ind":20,"ty":4,"nm":"GREEN","parent":15,"sr":1,"ks":{"o":{"a":0,"k":70,"ix":11},"r":{"a":0,"k":0,"ix":10},"p":{"a":1,"k":[{"i":{"x":0.833,"y":0</text:p>
      <text:p text:style-name="Preformatted_20_Text">.833},"o":{"x":0.167,"y":0.167},"t":28,"s":[160.687,-2.492,0],"to":[5.325,0,0],"ti":[0,0,0]},{"i":{"x":0.833,"y":0.833},"o":{"x":0.167,"y":0.167},"t":34,"s":[192.637,-2.492,0],"to":[0,0,0],"ti":[0.75,0,0]},{"i":{"x":0.833,"y":0.833},"o":{"x":0.167,"y":0.167},"t":40,"s":[160.687,-2.492,0],"to":[-0.75,0,0],"ti":[0,0,0]},{"i":{"x":0.833,"y":0.833},"o":{"x":0.167,"y":0.167},"t":43.5,"s":[188.137,-2.492,0],"to":[0,0,0],"ti":[4.575,0,0]},{"i":{"x":0.833,"y":0.833},"o":{"x":0.167,"y":0.167},"t":46.5,"s":[160.687,-2.492,0],"to":[0,0,0],"ti":[0,0,0]},{"i":{"x":0.833,"y":0.833},"o":{"x":0.167,"y":0.167},"t":50,"s":[160.687,-2.492,0],"to":[0,0,0],"ti":[0,0,0]},{"i":{"x":0.833,"y":0.833},"o":{"x":0.167,"y":0.167},"t":53.5,"s":[160.687,-2.492,0],"to":[2.267,0,0],"ti":[-2.267,0,0]},{"i":{"x":0.833,"y":0.833},"o":{"x":0.167,"y":0.167},"t":59.5,"s":[174.287,-2.492,0],"to":[0,0,0],"ti":[0,0,0]},{"i":{"x":0.833,"y":0.833},"o":{"x":0.167,"y":0.167},"t":64.5,"s":[174.287,-2.492,0],"to":[0.725,0,0],"ti":[2.267,0,0]},{"i":{"x":0.833,"y":0.833},"o":{"x":0.167,"y":0.167},"t":70,"s":[178.637,-2.492,0],"to":[-2.267,0,0],"ti":[-0.25,0,0]},{"i":{"x":0.833,"y":0.833},"o":{"x":0.167,"y":0.167},"t":76,"s":[160.687,-2.492,0],"to":[0.25,0,0],"ti":[0,0,0]},{"i":{"x":0.833,"y":0.833},"o":{"x":0.167,"y":0.167},"t":78,"s":[180.137,-2.492,0],"to":[0,0,0],"ti":[-0.5,0,0]},{"i":{"x":0.833,"y":0.833},"o":{"x":0.167,"y":0.167},"t":80.5,"s":[160.687,-2.492,0],"to":[0.5,0,0],"ti":[0,0,0]},{"i":{"x":0.833,"y":0.833},"o":{"x":0.167,"y":0.167},"t":84.5,"s":[183.137,-2.492,0],"to":[0,0,0],"ti":[3.742,0,0]},{"i":{"x":0.833,"y":0.833},"o":{"x":0.167,"y":0.167},"t":95,"s":[160.687,-2.492,0],"to":[0,0,0],"ti":[0,0,0]},{"i":{"x":0.833,"y":0.833},"o":{"x":0.167,"y":0.167},"t":130,"s":[160.687,-2.492,0],"to":[-74.933,0,0],"ti":[74.933,0,0]},{"t":143.5,"s":[-288.913,-2.492,0]}],"ix":2},"a":{"a":0,"k":[-177.806,537.383,0],"ix":1},"s":{"a":1,"k":[{"i":{"x":[0.833,0.833,0.833],"y":[0.833,0.833,0.833]},"o":{"x":[0.167,0.167,0.167],"y":[0.167,0.167,0.167]},"t":28,"s":[112.941,110,100]},{"i":{"x":[0.833,0.833,0.833],"y":[0.833,0.833,0.833]},"o":{"x":[0.167,0.167,0.167],"y":[0.167,0.167,0.167]},"t":34,"s":[84.706,110,100]},{"i":{"x":[0.833,0.833,0.833],"y":[0.833,0.833,0.833]},"o":{"x":[0.167,0.167,0.167],"y":[0.167,0.167,0.167]},"t":40,"s":[112.941,110,100]},{"i":{"x":[0.833,0.833,0.833],"y":[0.833,0.833,0.833]},"o":{"x":[0.167,0.167,0.167],"y":[0.167,0.167,0.167]},"t":43.5,"s":[94.118,110,100]},{"i":{"x":[0.833,0.833,0.833],"y":[0.833,0.833,0.833]},"o":{"x":[0.167,0.167,0.167],"y":[0.167,0.167,0.167]},"t":46.5,"s":[169.412,130,100]},{"i":{"x":[0.833,0.833,0.833],"y":[0.833,0.833,0.833]},"o":{"x":[0.167,0.167,0.167],"y":[0.167,0.167,0.167]},"t":50,"s":[112.941,110,100]},{"i":{"x":[0.833,0.833,0.833],"y":[0.833,0.833,0.833]},"o":{"x":[0.167,0.167,0.167],"y":[0.167,0.167,0.167]},"t":53.5,"s":[169.412,130,100]},{"i":{"x":[0.833,0.833,0.833],"y":[0.833,0.833,0.833]},"o":{"x":[0.167,0.167,0.167],"y":[0.167,0.167,0.167]},"t":59.5,"s":[62.118,110,100]},{"i":{"x":[0.833,0.833,0.833],"y":[0.833,0.833,0.833]},"o":{"x":[0.167,0.167,0.167],"y":[0.167,0.167,0.167]},"t":64.5,"s":[62.118,110,100]},{"i":{"x":[0.833,0.833,0.833],"y":[0.833,0.833,0.833]},"o":{"x":[0.167,0.167,0.167],"y":[0.167,0.167,0.167]},"t":70,"s":[84.706,110,100]},{"i":{"x":[0.833,0.833,0.833],"y":[0.833,0.833,0.833]},"o":{"x":[0.167,0.167,0.167],"y":[0.167,0.167,0.167]},"t":76,"s":[112.941,110,100]},{"i":{"x":[0.833,0.833,0.833],"y":[0.833,0.833,0.833]},"o":{"x":[0.167,0.167,0.167],"y":[0.167,0.167,0.167]},"t":78,"s":[94.118,110,100]},{"i":{"x":[0.833,0.833,0.833],"y":[0.833,0.833,0.833]},"o":{"x":[0.167,0.167,0.167],"y":[0.167,0.167,0.167]},"t":80.5,"s":[112.941,110,100]},{"i":{"x":[0.833,0.833,0.833],"y":[0.833,0.833,0.833]},"o":{"x":[0.167,0.167,0.167],"y":[0.167,0.167,0.167]},"t":84.5,"s":[94.118,110,100]},{"i":{"x":[0.833,0.833,0.833],"y":[0.833,0.833,0.833]},"o":{"x":[0.167,0.167,0.167],"y":[0.167,0.167,0.167]},"t":95,"s":[112.941,110,100]},{"i":{"x":[0.833,0.833,0.833],"y":[0.833,0.833,0.833]},"o":{"x":[0.167,0.167,0.167],"y":[0.167,0.167,0.167]},"t":130,"s":[112.941,110,100]},{"t":143.5,"s":[41.412,70,100]}],"ix":6}},"ao":0,"shapes":[{"ty":"gr","it":[{"d":1,"ty":"el","s":{"a":0,"k":[132.639,132.639],"ix":2},"p":{"a":0,"k":[0,0],"ix":3},"nm":"Ellipse Path 1","mn":"ADBE Vector Shape - Ellipse","hd":false},{"ty":"gf","o":{"a":0,"k":100,"ix":10},"r":1,"bm":2,"g":{"p":3,"k":{"a":0,"k":[0,0,0.675,0.278,0.619,0.5,0.837,0.639,0.999,1,1,1,0,1,0.594,0.5,1,0],"ix":9}},"s":{"a":0,"k":[0.353,19.734],"ix":5},"e":{"a":0,"k":[-71.027,-31.629],"ix":6},"t":2,"h":{"a":0,"k":0,"ix":7},"a":{"a":0,"k":0,"ix":8},"nm":"Gradient Fill 1","mn":"ADBE Vector Graphic - G-Fill","hd":false},{"ty":"tr","p":{"a":0,"k":[-177.806,537.383],"ix":2},"a":{"a":0,"k":[0,0],"ix":1},"s":{"a":0,"k":[111.132,108.465],"ix":3},"r":{"a":0,"k":0,"ix":6},"o":{"a":0,"k":100,"ix":7},"sk":{"a":0,"k":0,"ix":4},"sa":{"a":0,"k":0,"ix":5},"nm":"Transform"}],"nm":"Ellipse 1","np":3,"cix":2,"bm":0,"ix":1,"mn":"ADBE Vector Group","hd":false}],"ip":0,"op":144,"st":0,"bm":0},{"ddd":0,"ind":21,"ty":4,"nm":"RED","parent":15,"sr":1,"ks":{"o":{"a":0,"k":70,"ix":11},"r":{"a":0,"k":0,"ix":10},"p":{"a":1,"k":[{"i":{"x":0.833,"y":0.833},"o":{"x":0.167,"y":0.167},"t":28,"s":[-53.753,-2.492,0],"to":[-10.342,0,0],"ti":[0,0,0]},{"i":{"x":0.833,"y":0.833},"o":{"x":0.167,"y":0.167},"t":34,"s":[-115.803,-2.492,0],"to":[0,0,0],"ti":[-21.25,0,0]},{"i":{"x":0.833,"y":0.833},"o":{"x":0.167,"y":0.167},"t":40,"s":[-53.753,-2.492,0],"to":[21.25,0,0],"ti":[0,0,0]},{"i":{"x":0.833,"y":0.833},"o":{"x":0.167,"y":0.167},"t":43.5,"s":[11.697,-2.492,0],"to":[0,0,0],"ti":[10.908,0,0]},{"i":{"x":0.833,"y":0.833},"o":{"x":0.167,"y":0.167},"t":46.5,"s":[-53.753,-2.492,0],"to":[0,0,0],"ti":[0,0,0]},{"i":{"x":0.833,"y":0.833},"o":{"x":0.167,"y":0.167},"t":50,"s":[-53.753,-2.492,0],"to":[0,0,0],"ti":[0,0,0]},{"i":{"x":0.833,"y":0.833},"o":{"x":0.167,"y":0.167},"t":53.5,"s":[-53.753,-2.492,0],"to":[0,0,0],"ti":[0,0,0]},{"i":{"x":0.833,"y":0.833},"o":{"x":0.167,"y":0.167},"t":59.5,"s":[-53.753,-2.492,0],"to":[0,0,0],"ti":[0,0,0]},{"i":{"x":0.833,"y":0.833},"o":{"x":0.167,"y":0.167},"t":64.5,"s":[-53.753,-2.492,0],"to":[-10.342,0,0],"ti":[0,0,0]},{"i":{"x":0.833,"y":0.833},"o":{"x":0.167,"y":0.167},"t":70,"s":[-115.803,-2.492,0],"to":[0,0,0],"ti":[-21.25,0,0]},{"i":{"x":0.833,"y":0.833},"o":{"x":0.167,"y":0.167},"t":76,"s":[-53.753,-2.492,0],"to":[21.25,0,0],"ti":[0,0,0]},{"i":{"x":0.833,"y":0.833},"o":{"x":0.167,"y":0.167},"t":78,"s":[11.697,-2.492,0],"to":[0,0,0],"ti":[0,0,0]},{"i":{"x":0.833,"y":0.833},"o":{"x":0.167,"y":0.167},"t":80.5,"s":[-53.753,-2.492,0],"to":[0,0,0],"ti":[0,0,0]},{"i":{"x":0.833,"y":0.833},"o":{"x":0.167,"y":0.167},"t":84.5,"s":[11.697,-2.492,0],"to":[0,0,0],"ti":[10.908,0,0]},{"i":{"x":0.833,"y":0.833},"o":{"x":0.167,"y":0.167},"t":95,"s":[-53.753,-2.492,0],"to":[0,0,0],"ti":[0,0,0]},{"i":{"x":0.833,"y":0.833},"o":{"x":0.167,"y":0.167},"t":130,"s":[-53.753,-2.492,0],"to":[-45.467,0,0],"ti":[45.467,0,0]},{"t":143.5,"s":[-326.553,-2.492,0]}],"ix":2},"a":{"a":0,"k":[-177.806,537.383,0],"ix":1},"s":{"a":1,"k":[{"i":{"x":[0.833,0.833,0.833],"y":[0.833,0.833,0.833]},"o":{"x":[0.167,0.167,0.167],"y":[0.167,0.167,0.167]},"t":28,"s":[112.941,110,100]},{"i":{"x":[0.833,0.833,0.833],"y":[0.833,0.833,0.833]},"o":{"x":[0.167,0.167,0.167],"y":[0.167,0.167,0.167]},"t":34,"s":[70.588,90,100]},{"i":{"x":[0.833,0.833,0.833],"y":[0.833,0.833,0.833]},"o":{"x":[0.167,0.167,0.167],"y":[0.167,0.167,0.167]},"t":40,"s":[112.941,110,100]},{"i":{"x":[0.833,0.833,0.833],"y":[0.833,0.833,0.833]},"o":{"x":[0.167,0.167,0.167],"y":[0.167,0.167,0.167]},"t":43.5,"s":[94.118,110,100]},{"i":{"x":[0.833,0.833,0.833],"y":[0.833,0.833,0.833]},"o":{"x":[0.167,0.167,0.167],"y":[0.167,0.167,0.167]},"t":46.5,"s":[112.941,110,100]},{"i":{"x":[0.833,0.833,0.833],"y":[0.833,0.833,0.833]},"o":{"x":[0.167,0.167,0.167],"y":[0.167,0.167,0.167]},"t":50,"s":[112.941,110,100]},{"i":{"x":[0.833,0.833,0.833],"y":[0.833,0.833,0.833]},"o":{"x":[0.167,0.167,0.167],"y":[0.167,0.167,0.167]},"t":53.5,"s":[112.941,110,100]},{"i":{"x":[0.833,0.833,0.833],"y":[0.833,0.833,0.833]},"o":{"x":[0.167,0.167,0.167],"y":[0.167,0.167,0.167]},"t":59.5,"s":[122.353,130,100]},{"i":{"x":[0.833,0.833,0.833],"y":[0.833,0.833,0.833]},"o":{"x":[0.167,0.167,0.167],"y":[0.167,0.167,0.167]},"t":64.5,"s":[112.941,110,100]},{"i":{"x":[0.833,0.833,0.833],"y":[0.833,0.833,0.833]},"o":{"x":[0.167,0.167,0.167],"y":[0.167,0.167,0.167]},"t":70,"s":[70.588,90,100]},{"i":{"x":[0.833,0.833,0.833],"y":[0.833,0.833,0.833]},"o":{"x":[0.167,0.167,0.167],"y":[0.167,0.167,0.167]},"t":76,"s":[112.941,110,100]},{"i":{"x":[0.833,0.833,0.833],"y":[0.833,0.833,0.833]},"o":{"x":[0.167,0.167,0.167],"y":[0.167,0.167,0.167]},"t":78,"s":[94.118,110,100]},{"i":{"x":[0.833,0.833,0.833],"y":[0.833,0.833,0.833]},"o":{"x":[0.167,0.167,0.167],"y":[0.167,0.167,0.167]},"t":80.5,"s":[112.941,110,100]},{"i":{"x":[0.833,0.833,0.833],"y":[0.833,0.833,0.833]},"o":{"x":[0.167,0.167,0.167],"y":[0.167,0.167,0.167]},"t":84.5,"s":[94.118,110,100]},{"i":{"x":[0.833,0.833,0.833],"y":[0.833,0.833,0.833]},"o":{"x":[0.167,0.167,0.167],"y":[0.167,0.167,0.167]},"t":95,"s":[112.941,110,100]},{"i":{"x":[0.833,0.833,0.833],"y":[0.833,0.833,0.833]},"o":{"x":[0.167,0.167,0.167],"y":[0.167,0.167,0.167]},"t":130,"s":[112.941,110,100]},{"t":143.5,"s":[41.412,70,100]}],"ix":6}},"ao":0,"shapes":[{"ty":"gr","it":[{"d":1,"ty":"el","s":{"a":0,"k":[132.639,132.639],"ix":2},"p":{"a":0,"k":[0,0],"ix":3},"nm":"Ellipse Path 1","mn":"ADBE Vector Shape - Ellipse","hd":false},{"ty":"gf","o":{"a":0,"k":100,"ix":10},"r":1,"bm":2,"g":{"p":3,"k":{"a":0,"k":[0,0.78,0.192,0.078,0.619,0.89,0.596,0.539,1,1,1,1,0,1,0.594,0.5,1,0],"ix":9}},"s":{"a":0,"k":[0.353,19.734],"ix":5},"e":{"a":0,"k":[-53.294,-54.557],"ix":6},"t":2,"h":{"a":0,"k":0,"ix":7},"a":{"a":0,"k":0,"ix":8},"nm":"Gradient</text:p>
      <text:p text:style-name="Preformatted_20_Text"><text:s/>Fill 1","mn":"ADBE Vector Graphic - G-Fill","hd":false},{"ty":"tr","p":{"a":0,"k":[-177.806,537.383],"ix":2},"a":{"a":0,"k":[0,0],"ix":1},"s":{"a":0,"k":[111.132,108.465],"ix":3},"r":{"a":0,"k":0,"ix":6},"o":{"a":0,"k":100,"ix":7},"sk":{"a":0,"k":0,"ix":4},"sa":{"a":0,"k":0,"ix":5},"nm":"Transform"}],"nm":"Ellipse 1","np":3,"cix":2,"bm":0,"ix":1,"mn":"ADBE Vector Group","hd":false}],"ip":0,"op":144,"st":0,"bm":0},{"ddd":0,"ind":22,"ty":4,"nm":"BLUE","parent":15,"sr":1,"ks":{"o":{"a":0,"k":70,"ix":11},"r":{"a":0,"k":0,"ix":10},"p":{"a":1,"k":[{"i":{"x":0.833,"y":0.833},"o":{"x":0.167,"y":0.167},"t":28,"s":[-160.816,-2.492,0],"to":[-4.526,0,0],"ti":[0,0,0]},{"i":{"x":0.833,"y":0.833},"o":{"x":0.167,"y":0.167},"t":34,"s":[-187.97,-2.492,0],"to":[0,0,0],"ti":[-7.926,0,0]},{"i":{"x":0.833,"y":0.833},"o":{"x":0.167,"y":0.167},"t":40,"s":[-160.816,-2.492,0],"to":[7.926,0,0],"ti":[0,0,0]},{"i":{"x":0.833,"y":0.833},"o":{"x":0.167,"y":0.167},"t":43.5,"s":[-140.416,-2.492,0],"to":[0,0,0],"ti":[3.4,0,0]},{"i":{"x":0.833,"y":0.833},"o":{"x":0.167,"y":0.167},"t":46.5,"s":[-160.816,-2.492,0],"to":[0,0,0],"ti":[0,0,0]},{"i":{"x":0.833,"y":0.833},"o":{"x":0.167,"y":0.167},"t":50,"s":[-160.816,-2.492,0],"to":[0,0,0],"ti":[0,0,0]},{"i":{"x":0.833,"y":0.833},"o":{"x":0.167,"y":0.167},"t":53.5,"s":[-160.816,-2.492,0],"to":[0.083,0,0],"ti":[0,0,0]},{"i":{"x":0.833,"y":0.833},"o":{"x":0.167,"y":0.167},"t":59.5,"s":[-160.316,-2.492,0],"to":[0,0,0],"ti":[4.609,0,0]},{"i":{"x":0.833,"y":0.833},"o":{"x":0.167,"y":0.167},"t":64.5,"s":[-160.816,-2.492,0],"to":[-4.609,0,0],"ti":[0,0,0]},{"i":{"x":0.833,"y":0.833},"o":{"x":0.167,"y":0.167},"t":70,"s":[-187.97,-2.492,0],"to":[0,0,0],"ti":[-7.926,0,0]},{"i":{"x":0.833,"y":0.833},"o":{"x":0.167,"y":0.167},"t":76,"s":[-160.816,-2.492,0],"to":[7.926,0,0],"ti":[0,0,0]},{"i":{"x":0.833,"y":0.833},"o":{"x":0.167,"y":0.167},"t":78,"s":[-140.416,-2.492,0],"to":[0,0,0],"ti":[0,0,0]},{"i":{"x":0.833,"y":0.833},"o":{"x":0.167,"y":0.167},"t":80.5,"s":[-160.816,-2.492,0],"to":[0,0,0],"ti":[0,0,0]},{"i":{"x":0.833,"y":0.833},"o":{"x":0.167,"y":0.167},"t":84.5,"s":[-140.416,-2.492,0],"to":[0,0,0],"ti":[3.4,0,0]},{"i":{"x":0.833,"y":0.833},"o":{"x":0.167,"y":0.167},"t":95,"s":[-160.816,-2.492,0],"to":[0,0,0],"ti":[0,0,0]},{"i":{"x":0.833,"y":0.833},"o":{"x":0.167,"y":0.167},"t":130,"s":[-160.816,-2.492,0],"to":[-29.333,0,0],"ti":[29.333,0,0]},{"t":143.5,"s":[-336.816,-2.492,0]}],"ix":2},"a":{"a":0,"k":[-177.806,537.383,0],"ix":1},"s":{"a":1,"k":[{"i":{"x":[0.833,0.833,0.833],"y":[0.833,0.833,0.833]},"o":{"x":[0.167,0.167,0.167],"y":[0.167,0.167,0.167]},"t":28,"s":[112.941,110,100]},{"i":{"x":[0.833,0.833,0.833],"y":[0.833,0.833,0.833]},"o":{"x":[0.167,0.167,0.167],"y":[0.167,0.167,0.167]},"t":34,"s":[70.588,110,100]},{"i":{"x":[0.833,0.833,0.833],"y":[0.833,0.833,0.833]},"o":{"x":[0.167,0.167,0.167],"y":[0.167,0.167,0.167]},"t":40,"s":[112.941,110,100]},{"i":{"x":[0.833,0.833,0.833],"y":[0.833,0.833,0.833]},"o":{"x":[0.167,0.167,0.167],"y":[0.167,0.167,0.167]},"t":43.5,"s":[221.176,130,100]},{"i":{"x":[0.833,0.833,0.833],"y":[0.833,0.833,0.833]},"o":{"x":[0.167,0.167,0.167],"y":[0.167,0.167,0.167]},"t":46.5,"s":[112.941,110,100]},{"i":{"x":[0.833,0.833,0.833],"y":[0.833,0.833,0.833]},"o":{"x":[0.167,0.167,0.167],"y":[0.167,0.167,0.167]},"t":50,"s":[112.941,110,100]},{"i":{"x":[0.833,0.833,0.833],"y":[0.833,0.833,0.833]},"o":{"x":[0.167,0.167,0.167],"y":[0.167,0.167,0.167]},"t":53.5,"s":[112.941,110,100]},{"i":{"x":[0.833,0.833,0.833],"y":[0.833,0.833,0.833]},"o":{"x":[0.167,0.167,0.167],"y":[0.167,0.167,0.167]},"t":59.5,"s":[112.941,110,100]},{"i":{"x":[0.833,0.833,0.833],"y":[0.833,0.833,0.833]},"o":{"x":[0.167,0.167,0.167],"y":[0.167,0.167,0.167]},"t":64.5,"s":[112.941,110,100]},{"i":{"x":[0.833,0.833,0.833],"y":[0.833,0.833,0.833]},"o":{"x":[0.167,0.167,0.167],"y":[0.167,0.167,0.167]},"t":70,"s":[70.588,110,100]},{"i":{"x":[0.833,0.833,0.833],"y":[0.833,0.833,0.833]},"o":{"x":[0.167,0.167,0.167],"y":[0.167,0.167,0.167]},"t":76,"s":[112.941,110,100]},{"i":{"x":[0.833,0.833,0.833],"y":[0.833,0.833,0.833]},"o":{"x":[0.167,0.167,0.167],"y":[0.167,0.167,0.167]},"t":78,"s":[221.176,130,100]},{"i":{"x":[0.833,0.833,0.833],"y":[0.833,0.833,0.833]},"o":{"x":[0.167,0.167,0.167],"y":[0.167,0.167,0.167]},"t":80.5,"s":[112.941,110,100]},{"i":{"x":[0.833,0.833,0.833],"y":[0.833,0.833,0.833]},"o":{"x":[0.167,0.167,0.167],"y":[0.167,0.167,0.167]},"t":84.5,"s":[221.176,130,100]},{"i":{"x":[0.833,0.833,0.833],"y":[0.833,0.833,0.833]},"o":{"x":[0.167,0.167,0.167],"y":[0.167,0.167,0.167]},"t":95,"s":[112.941,110,100]},{"i":{"x":[0.833,0.833,0.833],"y":[0.833,0.833,0.833]},"o":{"x":[0.167,0.167,0.167],"y":[0.167,0.167,0.167]},"t":130,"s":[112.941,110,100]},{"t":143.5,"s":[41.412,70,100]}],"ix":6}},"ao":0,"shapes":[{"ty":"gr","it":[{"d":1,"ty":"el","s":{"a":0,"k":[132.639,132.639],"ix":2},"p":{"a":0,"k":[0,0],"ix":3},"nm":"Ellipse Path 1","mn":"ADBE Vector Shape - Ellipse","hd":false},{"ty":"gf","o":{"a":0,"k":100,"ix":10},"r":1,"bm":2,"g":{"p":3,"k":{"a":0,"k":[0,0.271,0.471,0.843,0.619,0.635,0.735,0.922,1,1,1,1,0,1,0.567,0.5,0.955,0],"ix":9}},"s":{"a":0,"k":[0.353,19.734],"ix":5},"e":{"a":0,"k":[49.888,-58.783],"ix":6},"t":2,"h":{"a":0,"k":0,"ix":7},"a":{"a":0,"k":0,"ix":8},"nm":"Gradient Fill 1","mn":"ADBE Vector Graphic - G-Fill","hd":false},{"ty":"tr","p":{"a":0,"k":[-177.806,537.383],"ix":2},"a":{"a":0,"k":[0,0],"ix":1},"s":{"a":0,"k":[111.132,108.465],"ix":3},"r":{"a":0,"k":0,"ix":6},"o":{"a":0,"k":100,"ix":7},"sk":{"a":0,"k":0,"ix":4},"sa":{"a":0,"k":0,"ix":5},"nm":"Transform"}],"nm":"Ellipse 1","np":3,"cix":2,"bm":0,"ix":1,"mn":"ADBE Vector Group","hd":false}],"ip":0,"op":144,"st":0,"bm":0},{"ddd":0,"ind":23,"ty":4,"nm":"YELLOW","parent":15,"sr":1,"ks":{"o":{"a":0,"k":70,"ix":11},"r":{"a":0,"k":0,"ix":10},"p":{"a":1,"k":[{"i":{"x":0.833,"y":0.833},"o":{"x":0.167,"y":0.167},"t":28,"s":[53.624,-2.492,0],"to":[0,0,0],"ti":[0,0,0]},{"i":{"x":0.833,"y":0.833},"o":{"x":0.167,"y":0.167},"t":34,"s":[53.624,-2.492,0],"to":[0,0,0],"ti":[0,0,0]},{"i":{"x":0.833,"y":0.833},"o":{"x":0.167,"y":0.167},"t":40,"s":[53.624,-2.492,0],"to":[10.908,0,0],"ti":[1.7,0,0]},{"i":{"x":0.833,"y":0.833},"o":{"x":0.167,"y":0.167},"t":43.5,"s":[119.074,-2.492,0],"to":[-1.7,0,0],"ti":[10.908,0,0]},{"i":{"x":0.833,"y":0.833},"o":{"x":0.167,"y":0.167},"t":46.5,"s":[43.424,-2.492,0],"to":[-10.908,0,0],"ti":[0,0,0]},{"i":{"x":0.833,"y":0.833},"o":{"x":0.167,"y":0.167},"t":50,"s":[53.624,-2.492,0],"to":[0,0,0],"ti":[-2.583,0,0]},{"i":{"x":0.833,"y":0.833},"o":{"x":0.167,"y":0.167},"t":53.5,"s":[43.424,-2.492,0],"to":[2.583,0,0],"ti":[0,0,0]},{"i":{"x":0.833,"y":0.833},"o":{"x":0.167,"y":0.167},"t":59.5,"s":[69.124,-2.492,0],"to":[0,0,0],"ti":[0,0,0]},{"i":{"x":0.833,"y":0.833},"o":{"x":0.167,"y":0.167},"t":64.5,"s":[69.124,-2.492,0],"to":[0,0,0],"ti":[0,0,0]},{"i":{"x":0.833,"y":0.833},"o":{"x":0.167,"y":0.167},"t":70,"s":[53.624,-2.492,0],"to":[0,0,0],"ti":[0,0,0]},{"i":{"x":0.833,"y":0.833},"o":{"x":0.167,"y":0.167},"t":76,"s":[53.624,-2.492,0],"to":[10.908,0,0],"ti":[0,0,0]},{"i":{"x":0.833,"y":0.833},"o":{"x":0.167,"y":0.167},"t":78,"s":[119.074,-2.492,0],"to":[0,0,0],"ti":[0,0,0]},{"i":{"x":0.833,"y":0.833},"o":{"x":0.167,"y":0.167},"t":80.5,"s":[53.624,-2.492,0],"to":[0,0,0],"ti":[0,0,0]},{"i":{"x":0.833,"y":0.833},"o":{"x":0.167,"y":0.167},"t":84.5,"s":[119.074,-2.492,0],"to":[0,0,0],"ti":[0,0,0]},{"i":{"x":0.833,"y":0.833},"o":{"x":0.167,"y":0.167},"t":95,"s":[53.624,-2.492,0],"to":[0,0,0],"ti":[0,0,0]},{"i":{"x":0.833,"y":0.833},"o":{"x":0.167,"y":0.167},"t":130,"s":[53.624,-2.492,0],"to":[0,0,0],"ti":[0,0,0]},{"t":143.5,"s":[-315.176,-2.492,0]}],"ix":2},"a":{"a":0,"k":[-177.806,537.383,0],"ix":1},"s":{"a":1,"k":[{"i":{"x":[0.833,0.833,0.833],"y":[0.833,0.833,0.833]},"o":{"x":[0.167,0.167,0.167],"y":[0.167,0.167,0.167]},"t":28,"s":[112.941,110,100]},{"i":{"x":[0.833,0.833,0.833],"y":[0.833,0.833,0.833]},"o":{"x":[0.167,0.167,0.167],"y":[0.167,0.167,0.167]},"t":34,"s":[237.176,130,100]},{"i":{"x":[0.833,0.833,0.833],"y":[0.833,0.833,0.833]},"o":{"x":[0.167,0.167,0.167],"y":[0.167,0.167,0.167]},"t":40,"s":[112.941,110,100]},{"i":{"x":[0.833,0.833,0.833],"y":[0.833,0.833,0.833]},"o":{"x":[0.167,0.167,0.167],"y":[0.167,0.167,0.167]},"t":43.5,"s":[94.118,110,100]},{"i":{"x":[0.833,0.833,0.833],"y":[0.833,0.833,0.833]},"o":{"x":[0.167,0.167,0.167],"y":[0.167,0.167,0.167]},"t":46.5,"s":[102.588,110,100]},{"i":{"x":[0.833,0.833,0.833],"y":[0.833,0.833,0.833]},"o":{"x":[0.167,0.167,0.167],"y":[0.167,0.167,0.167]},"t":50,"s":[112.941,110,100]},{"i":{"x":[0.833,0.833,0.833],"y":[0.833,0.833,0.833]},"o":{"x":[0.167,0.167,0.167],"y":[0.167,0.167,0.167]},"t":53.5,"s":[102.588,110,100]},{"i":{"x":[0.833,0.833,0.833],"y":[0.833,0.833,0.833]},"o":{"x":[0.167,0.167,0.167],"y":[0.167,0.167,0.167]},"t":59.5,"s":[164.706,110,100]},{"i":{"x":[0.833,0.833,0.833],"y":[0.833,0.833,0.833]},"o":{"x":[0.167,0.167,0.167],"y":[0.167,0.167,0.167]},"t":64.5,"s":[164.706,110,100]},{"i":{"x":[0.833,0.833,0.833],"y":[0.833,0.833,0.833]},"o":{"x":[0.167,0.167,0.167],"y":[0.167,0.167,0.167]},"t":70,"s":[237.176,130,100]},{"i":{"x":[0.833,0.833,0.833],"y":[0.833,0.833,0.833]},"o":{"x":[0.167,0.167,0.167],"y":[0.167,0.167,0.167]},"t":76,"s":[112.941,110,100]},{"i":{"x":[0.833,0.833,0.833],"y":[0.833,0.833,0.833]},"o":{"x":[0.167,0.167,0.167],"y":[0.167,0.167,0.167]},"t":78,"s":[94.118,110,100]},{"i":{"x":[0.833,0.833,0.833],"y":[0.833,0.833,0.833]},"o":{"x":[0.167,0.167,0.167],"y":[0.167,0.167,0.167]},"t":80.5,"s":[112.941,110,100]},{"i":{"x":[0.833,0.833,0.833],"y":[0.833,0.833,0.833]},"o":{"x":[0.167,0.167,0.167],"y":[0.167,0.167,0.167]},"t":84.5,"s":[94.118,110,100]},{"i":{"x":[0.833,0.833,0.833],"y":[0.833,0.833,0.833]},"o":{"x":[0.167,0.167,0.167],"y":[0.167,0.167,0.167]},"t":95,"s":[112.941,110,100]},{"i":{"x":[0.833,0.833,0.833],"y":[0.833,0.833,0.833]},"o":{"x":[0.167,0.167,0.167],"y":[0.167,0.167,0.167]},"t":130,"s":[112.941,110,100]},{"t":143.5,"s":[41.412,70,100]}],"ix</text:p>
      <text:p text:style-name="Preformatted_20_Text">":6}},"ao":0,"shapes":[{"ty":"gr","it":[{"d":1,"ty":"el","s":{"a":0,"k":[132.639,132.639],"ix":2},"p":{"a":0,"k":[0,0],"ix":3},"nm":"Ellipse Path 1","mn":"ADBE Vector Shape - Ellipse","hd":false},{"ty":"gf","o":{"a":0,"k":100,"ix":10},"r":1,"bm":2,"g":{"p":3,"k":{"a":0,"k":[0,0.98,0.741,0.016,0.619,0.99,0.871,0.508,1,1,1,1,0,1,0.594,0.5,1,0],"ix":9}},"s":{"a":0,"k":[0.353,19.734],"ix":5},"e":{"a":0,"k":[-66.164,-40.831],"ix":6},"t":2,"h":{"a":0,"k":0,"ix":7},"a":{"a":0,"k":0,"ix":8},"nm":"Gradient Fill 1","mn":"ADBE Vector Graphic - G-Fill","hd":false},{"ty":"tr","p":{"a":0,"k":[-177.806,537.383],"ix":2},"a":{"a":0,"k":[0,0],"ix":1},"s":{"a":0,"k":[111.132,108.465],"ix":3},"r":{"a":0,"k":0,"ix":6},"o":{"a":0,"k":100,"ix":7},"sk":{"a":0,"k":0,"ix":4},"sa":{"a":0,"k":0,"ix":5},"nm":"Transform"}],"nm":"Ellipse 1","np":3,"cix":2,"bm":0,"ix":1,"mn":"ADBE Vector Group","hd":false}],"ip":0,"op":144,"st":0,"bm":0}]},{"id":"comp_2","layers":[{"ddd":0,"ind":1,"ty":3,"nm":"C_left ","sr":1,"ks":{"o":{"a":0,"k":0,"ix":11},"r":{"a":0,"k":0,"ix":10},"p":{"a":0,"k":[-1,1081,0],"ix":2},"a":{"a":0,"k":[0,0,0],"ix":1},"s":{"a":1,"k":[{"i":{"x":[0.667,0.667,0.667],"y":[1,1,1]},"o":{"x":[0.333,0.333,0.333],"y":[0,0,0]},"t":60,"s":[100,100,100]},{"t":69.5,"s":[0,100,100]}],"ix":6}},"ao":0,"ip":10,"op":1810,"st":10,"bm":0},{"ddd":0,"ind":2,"ty":3,"nm":"C_right","parent":1,"sr":1,"ks":{"o":{"a":0,"k":0,"ix":11},"r":{"a":0,"k":0,"ix":10},"p":{"a":0,"k":[544,-1,0],"ix":2},"a":{"a":0,"k":[0,0,0],"ix":1},"s":{"a":1,"k":[{"i":{"x":[0.667,0.667,0.667],"y":[1,1,1]},"o":{"x":[0.333,0.333,0.333],"y":[0,0,0]},"t":9.5,"s":[100,100,100]},{"i":{"x":[0.667,0.667,0.667],"y":[1,1,1]},"o":{"x":[0.333,0.333,0.333],"y":[0,0,0]},"t":20.914,"s":[80,100,100]},{"i":{"x":[0.833,0.833,0.833],"y":[1,1,1]},"o":{"x":[0.167,0.167,0.167],"y":[0,0,0]},"t":32.5,"s":[107.884,100,100]},{"i":{"x":[0.632,0.632,0.632],"y":[0.797,0.797,1]},"o":{"x":[0.271,0.271,0.271],"y":[0,0,0]},"t":44.5,"s":[100,100,100]},{"i":{"x":[0.654,0.654,0.654],"y":[1,1,1]},"o":{"x":[0.318,0.318,0.318],"y":[0,0,0]},"t":54,"s":[100,100,100]},{"i":{"x":[0.807,0.807,0.807],"y":[1,1,1]},"o":{"x":[0.366,0.366,0.366],"y":[0,0.839,0]},"t":63.5,"s":[134,100,100]},{"i":{"x":[0.74,0.74,0.74],"y":[1,1,1]},"o":{"x":[0.333,0.333,0.333],"y":[0,0,0]},"t":136.5,"s":[100,100,100]},{"i":{"x":[0.667,0.667,0.667],"y":[1,1,1]},"o":{"x":[0.167,0.167,0.167],"y":[0,0,0]},"t":145.5,"s":[107.884,100,100]},{"t":158.1357421875,"s":[100,100,100]}],"ix":6}},"ao":0,"ip":10,"op":1810,"st":10,"bm":0},{"ddd":0,"ind":3,"ty":3,"nm":"C_green","parent":2,"sr":1,"ks":{"o":{"a":0,"k":0,"ix":11},"r":{"a":0,"k":0,"ix":10},"p":{"a":0,"k":[-84,-2,0],"ix":2},"a":{"a":0,"k":[0,0,0],"ix":1},"s":{"a":0,"k":[100,100,100],"ix":6}},"ao":0,"ip":10,"op":1810,"st":10,"bm":0},{"ddd":0,"ind":4,"ty":3,"nm":"C_yell","parent":2,"sr":1,"ks":{"o":{"a":0,"k":0,"ix":11},"r":{"a":0,"k":0,"ix":10},"p":{"a":1,"k":[{"i":{"x":0.667,"y":1},"o":{"x":0.333,"y":0},"t":21,"s":[-210,-2,0],"to":[-2.167,0,0],"ti":[0,0,0]},{"i":{"x":0.833,"y":1},"o":{"x":0.167,"y":0},"t":32.414,"s":[-223,-2,0],"to":[0,0,0],"ti":[0,0,0]},{"i":{"x":0.648,"y":0.648},"o":{"x":0.302,"y":0.302},"t":44.5,"s":[-210,-2,0],"to":[0,0,0],"ti":[0,0,0]},{"i":{"x":0.826,"y":0.826},"o":{"x":0.405,"y":0.405},"t":54,"s":[-210,-2,0],"to":[0,0,0],"ti":[0,0,0]},{"i":{"x":0.667,"y":1},"o":{"x":0.333,"y":0},"t":136.5,"s":[-210,-2,0],"to":[-2.167,0,0],"ti":[0,0,0]},{"i":{"x":0.833,"y":1},"o":{"x":0.167,"y":0},"t":145.5,"s":[-223,-2,0],"to":[0,0,0],"ti":[-2.167,0,0]},{"t":158.1357421875,"s":[-210,-2,0]}],"ix":2},"a":{"a":0,"k":[0,0,0],"ix":1},"s":{"a":1,"k":[{"i":{"x":[0.667,0.667,0.667],"y":[1,1,1]},"o":{"x":[0.333,0.333,0.333],"y":[0,0,0]},"t":21,"s":[100,100,100]},{"i":{"x":[0.833,0.833,0.833],"y":[1,1,1]},"o":{"x":[0.167,0.167,0.167],"y":[0,0,0]},"t":32.414,"s":[120,100,100]},{"i":{"x":[0.64,0.64,0.64],"y":[1,1,1]},"o":{"x":[0.291,0.291,0.291],"y":[0,0,0]},"t":44.5,"s":[100,100,100]},{"i":{"x":[0.828,0.828,0.828],"y":[1,1,1]},"o":{"x":[0.4,0.4,0.4],"y":[0,0,0]},"t":54,"s":[100,100,100]},{"i":{"x":[0.74,0.74,0.74],"y":[1,1,1]},"o":{"x":[0.333,0.333,0.333],"y":[0,0,0]},"t":136.5,"s":[100,100,100]},{"i":{"x":[0.833,0.833,0.833],"y":[1,1,1]},"o":{"x":[0.167,0.167,0.167],"y":[0,0,0]},"t":145.5,"s":[120,100,100]},{"t":158.1357421875,"s":[100,100,100]}],"ix":6}},"ao":0,"ip":10,"op":1810,"st":10,"bm":0},{"ddd":0,"ind":5,"ty":3,"nm":"C_red","parent":2,"sr":1,"ks":{"o":{"a":0,"k":0,"ix":11},"r":{"a":0,"k":0,"ix":10},"p":{"a":1,"k":[{"i":{"x":0.667,"y":1},"o":{"x":0.333,"y":0},"t":21,"s":[-335,-2,0],"to":[-2.25,0,0],"ti":[0,0,0]},{"i":{"x":0.833,"y":1},"o":{"x":0.167,"y":0},"t":32.414,"s":[-348.5,-2,0],"to":[0,0,0],"ti":[0,0,0]},{"i":{"x":0.648,"y":0.648},"o":{"x":0.302,"y":0.302},"t":44.5,"s":[-335,-2,0],"to":[0,0,0],"ti":[0,0,0]},{"i":{"x":0.826,"y":0.826},"o":{"x":0.405,"y":0.405},"t":54,"s":[-335,-2,0],"to":[0,0,0],"ti":[0,0,0]},{"i":{"x":0.667,"y":1},"o":{"x":0.333,"y":0},"t":136.5,"s":[-335,-2,0],"to":[-2.25,0,0],"ti":[0,0,0]},{"i":{"x":0.833,"y":1},"o":{"x":0.167,"y":0},"t":145.5,"s":[-348.5,-2,0],"to":[0,0,0],"ti":[-2.25,0,0]},{"t":158.1357421875,"s":[-335,-2,0]}],"ix":2},"a":{"a":0,"k":[0,0,0],"ix":1},"s":{"a":1,"k":[{"i":{"x":[0.667,0.667,0.667],"y":[1,1,1]},"o":{"x":[0.333,0.333,0.333],"y":[0,0,0]},"t":21,"s":[100,100,100]},{"i":{"x":[0.833,0.833,0.833],"y":[1,1,1]},"o":{"x":[0.167,0.167,0.167],"y":[0,0,0]},"t":32.414,"s":[80,100,100]},{"i":{"x":[0.64,0.64,0.64],"y":[1,1,1]},"o":{"x":[0.291,0.291,0.291],"y":[0,0,0]},"t":44.5,"s":[100,100,100]},{"i":{"x":[0.828,0.828,0.828],"y":[1,1,1]},"o":{"x":[0.4,0.4,0.4],"y":[0,0,0]},"t":54,"s":[100,100,100]},{"i":{"x":[0.74,0.74,0.74],"y":[1,1,1]},"o":{"x":[0.333,0.333,0.333],"y":[0,0,0]},"t":136.5,"s":[100,100,100]},{"i":{"x":[0.833,0.833,0.833],"y":[1,1,1]},"o":{"x":[0.167,0.167,0.167],"y":[0,0,0]},"t":145.5,"s":[80,100,100]},{"t":158.1357421875,"s":[100,100,100]}],"ix":6}},"ao":0,"ip":10,"op":1810,"st":10,"bm":0},{"ddd":0,"ind":6,"ty":3,"nm":"C_left_blue","parent":1,"sr":1,"ks":{"o":{"a":0,"k":0,"ix":11},"r":{"a":0,"k":0,"ix":10},"p":{"a":0,"k":[0,0,0],"ix":2},"a":{"a":0,"k":[0,0,0],"ix":1},"s":{"a":1,"k":[{"i":{"x":[0.667,0.667,0.667],"y":[1,1,1]},"o":{"x":[0.333,0.333,0.333],"y":[0,0,0]},"t":9.5,"s":[100,100,100]},{"i":{"x":[0.667,0.667,0.667],"y":[1,1,1]},"o":{"x":[0.333,0.333,0.333],"y":[0,0,0]},"t":20.914,"s":[155.188,100,100]},{"i":{"x":[0.833,0.833,0.833],"y":[1,1,1]},"o":{"x":[0.167,0.167,0.167],"y":[0,0,0]},"t":32.414,"s":[77.662,100,100]},{"i":{"x":[0.635,0.635,0.635],"y":[0.737,0.737,1]},"o":{"x":[0.284,0.284,0.284],"y":[0,0,0]},"t":44.5,"s":[100,100,100]},{"i":{"x":[0.665,0.665,0.665],"y":[1,1,1]},"o":{"x":[0.331,0.331,0.331],"y":[0,0,0]},"t":54,"s":[100,100,100]},{"i":{"x":[0.823,0.823,0.823],"y":[1,1,1]},"o":{"x":[0.411,0.411,0.411],"y":[0,0.797,0]},"t":63.5,"s":[5.5,100,100]},{"i":{"x":[0.74,0.74,0.74],"y":[1,1,1]},"o":{"x":[0.333,0.333,0.333],"y":[0,0,0]},"t":136.5,"s":[100,100,100]},{"i":{"x":[0.667,0.667,0.667],"y":[1,1,1]},"o":{"x":[0.167,0.167,0.167],"y":[0,0,0]},"t":145.5,"s":[77.662,100,100]},{"t":158.1357421875,"s":[100,100,100]}],"ix":6}},"ao":0,"ip":10,"op":1810,"st":10,"bm":0},{"ddd":0,"ind":7,"ty":4,"nm":"Green","parent":2,"sr":1,"ks":{"o":{"a":0,"k":100,"ix":11},"r":{"a":0,"k":0,"ix":10},"p":{"a":0,"k":[-83.957,-1.47,0],"ix":2},"a":{"a":0,"k":[431.779,207.15,0],"ix":1},"s":{"a":0,"k":[43.8,43.8,100],"ix":6}},"ao":0,"shapes":[{"ty":"rc","d":1,"s":{"a":0,"k":[1224.3,414.3],"ix":2},"p":{"a":0,"k":[0,0],"ix":3},"r":{"a":0,"k":32.7,"ix":4},"nm":"Rectangle Path 1","mn":"ADBE Vector Shape - Rect","hd":false},{"ty":"tm","s":{"a":0,"k":6.5,"ix":1},"e":{"a":0,"k":15.3,"ix":2},"o":{"a":0,"k":22,"ix":3},"m":1,"ix":2,"nm":"Trim Paths 1","mn":"ADBE Vector Filter - Trim","hd":false},{"ty":"st","c":{"a":0,"k":[0,0.674509823322,0.278431385756,1],"ix":3},"o":{"a":0,"k":100,"ix":4},"w":{"a":0,"k":20,"ix":5},"lc":1,"lj":1,"ml":4,"bm":0,"nm":"Stroke 1","mn":"ADBE Vector Graphic - Stroke","hd":false}],"ip":0,"op":1800,"st":0,"bm":0},{"ddd":0,"ind":8,"ty":4,"nm":"Yellow","parent":2,"sr":1,"ks":{"o":{"a":0,"k":100,"ix":11},"r":{"a":0,"k":0,"ix":10},"p":{"a":1,"k":[{"i":{"x":0.662,"y":1},"o":{"x":0.296,"y":0},"t":21,"s":[-209.913,-1.47,0],"to":[0,0,0],"ti":[0,0,0]},{"i":{"x":0.813,"y":1},"o":{"x":0.426,"y":0},"t":32.5,"s":[-221.669,-1.47,0],"to":[0,0,0],"ti":[0,0,0]},{"i":{"x":0.833,"y":0.833},"o":{"x":0.333,"y":0.333},"t":43,"s":[-209.913,-1.47,0],"to":[0,0,0],"ti":[0,0,0]},{"i":{"x":0.833,"y":1},"o":{"x":0.333,"y":0},"t":54,"s":[-209.913,-1.47,0],"to":[0,0,0],"ti":[0,0,0]},{"i":{"x":0.833,"y":0.833},"o":{"x":0.329,"y":0.329},"t":67,"s":[-209.913,-1.47,0],"to":[0,0,0],"ti":[0,0,0]},{"i":{"x":0.676,"y":1},"o":{"x":0.333,"y":0},"t":136.5,"s":[-209.913,-1.47,0],"to":[-1.833,0,0],"ti":[0,0,0]},{"i":{"x":0.833,"y":1},"o":{"x":0.167,"y":0},"t":145.5,"s":[-220.913,-1.47,0],"to":[1.833,0,0],"ti":[-1.833,0,0]},{"t":158.1357421875,"s":[-209.913,-1.47,0]}],"ix":2},"a":{"a":0,"k":[144.208,207.15,0],"ix":1},"s":{"a":1,"k":[{"i":{"x":[0.587,0.587,0.587],"y":[1,1,1]},"o":{"x":[0.165,0.165,0.165],"y":[0,0,0]},"t":21,"s":[43.8,43.8,100]},{"i":{"x":[0.832,0.832,0.832],"y":[1,1,1]},"o":{"x":[0.42,0.42,0.42],"y":[0,0,0]},"t":32.5,"s":[52.8,43.8,100]},{"i":{"x":[0.833,0.833,0.833],"y":[1,1,1]},"o":{"x":[0.333,0.333,0.333],"y":[0,0,0]},"t":43,"s":[43.8,43.8,100]},{"i":{"x":[0.833,0.833,0.833],"y":[1,1,1]},"o":{"x":[0.333,0.333,0.333],"y":[0,0,0]},"t":54,"s":[43.8,43.8,100]},{"i":{"x":[0.833,0.833,0.833],"y":[1,1,1]},"o":{"x":[0.305,0.305,0.305],"y":[0,0,0]},"t":67,"s":[43.8,43.8,100]},{"i":{"x":[0.772,0.772,0.772],"y":[1,1,1]},"o":{"x":[0.333,0.333,0.333],"y":[0,0,0]},"t":136.5,"s":[43.8,43.8,100]},{"i":{"x":[0.833,0.833,0.833],"y":[1,1,1]},"o":{"x":[0.167,0.167,0.167],"y":[0,0,0]},"t":145.5,"s":[53.8,43.8,100]},{"t":158.1357421875,"s":[43.8,43.8,100]}],"ix":6}},"ao":0,"shapes":[{"ty":"rc","d":1,"s":{"a":0,"k":[1224.3,414.3],"ix":2},"p":{"a":0,"k":[0,0],"ix":3},"r":{"a":0,"k":32.7,</text:p>
      <text:p text:style-name="Preformatted_20_Text">"ix":4},"nm":"Rectangle Path 1","mn":"ADBE Vector Shape - Rect","hd":false},{"ty":"tm","s":{"a":0,"k":15.3,"ix":1},"e":{"a":0,"k":24.3,"ix":2},"o":{"a":0,"k":22.1,"ix":3},"m":1,"ix":2,"nm":"Trim Paths 1","mn":"ADBE Vector Filter - Trim","hd":false},{"ty":"st","c":{"a":0,"k":[0.980392217636,0.741176486015,0.015686275437,1],"ix":3},"o":{"a":0,"k":100,"ix":4},"w":{"a":0,"k":20,"ix":5},"lc":1,"lj":1,"ml":4,"bm":0,"nm":"Stroke 1","mn":"ADBE Vector Graphic - Stroke","hd":false}],"ip":0,"op":1800,"st":0,"bm":0},{"ddd":0,"ind":9,"ty":4,"nm":"Red","parent":2,"sr":1,"ks":{"o":{"a":0,"k":100,"ix":11},"r":{"a":0,"k":0,"ix":10},"p":{"a":1,"k":[{"i":{"x":0.662,"y":1},"o":{"x":0.296,"y":0},"t":21,"s":[-336.239,-1.47,0],"to":[0,0,0],"ti":[0,0,0]},{"i":{"x":0.813,"y":1},"o":{"x":0.426,"y":0},"t":32.5,"s":[-349.239,-1.47,0],"to":[0,0,0],"ti":[0,0,0]},{"i":{"x":0.667,"y":1},"o":{"x":0.333,"y":0},"t":43,"s":[-336.239,-1.47,0],"to":[0,0.083,0],"ti":[2.333,0,0]},{"i":{"x":0.833,"y":1},"o":{"x":0.233,"y":0},"t":54,"s":[-336.239,-0.97,0],"to":[0,0,0],"ti":[0,0,0]},{"i":{"x":0.833,"y":0.833},"o":{"x":0.329,"y":0.329},"t":67,"s":[-336.239,-1.47,0],"to":[0,0,0],"ti":[0,0,0]},{"i":{"x":0.676,"y":1},"o":{"x":0.333,"y":0},"t":136.5,"s":[-336.239,-1.47,0],"to":[-2.333,0,0],"ti":[0,0,0]},{"i":{"x":0.833,"y":1},"o":{"x":0.167,"y":0},"t":145.5,"s":[-350.239,-1.47,0],"to":[2.333,0,0],"ti":[-2.333,0,0]},{"t":158.1357421875,"s":[-336.239,-1.47,0]}],"ix":2},"a":{"a":0,"k":[144.208,207.15,0],"ix":1},"s":{"a":1,"k":[{"i":{"x":[0.833,0.833,0.833],"y":[1,1,1]},"o":{"x":[0.167,0.167,0.167],"y":[0,0,0]},"t":21,"s":[-43.8,43.8,100]},{"i":{"x":[0.833,0.833,0.833],"y":[1,1,1]},"o":{"x":[0.167,0.167,0.167],"y":[0,0,0]},"t":32.5,"s":[-34.8,43.8,100]},{"i":{"x":[0.833,0.833,0.833],"y":[1,1,1]},"o":{"x":[0.167,0.167,0.167],"y":[0,0,0]},"t":36,"s":[-43.8,43.8,100]},{"i":{"x":[0.667,0.667,0.667],"y":[1,1,1]},"o":{"x":[0.333,0.333,0.333],"y":[0,0,0]},"t":43,"s":[-43.8,43.8,100]},{"i":{"x":[0.833,0.833,0.833],"y":[1,1,1]},"o":{"x":[0.212,0.212,0.212],"y":[0,0,0]},"t":54,"s":[-43.8,43.8,100]},{"i":{"x":[0.833,0.833,0.833],"y":[1,1,1]},"o":{"x":[0.305,0.305,0.305],"y":[0,0,0]},"t":67,"s":[-43.8,43.8,100]},{"i":{"x":[0.772,0.772,0.772],"y":[1,1,1]},"o":{"x":[0.333,0.333,0.333],"y":[0,0,0]},"t":136.5,"s":[-43.8,43.8,100]},{"i":{"x":[0.833,0.833,0.833],"y":[1,1,1]},"o":{"x":[0.167,0.167,0.167],"y":[0,0,0]},"t":145.5,"s":[-34.8,43.8,100]},{"t":158.1357421875,"s":[-43.8,43.8,100]}],"ix":6}},"ao":0,"shapes":[{"ty":"rc","d":1,"s":{"a":0,"k":[1224.3,414.3],"ix":2},"p":{"a":0,"k":[0,0],"ix":3},"r":{"a":0,"k":32.7,"ix":4},"nm":"Rectangle Path 1","mn":"ADBE Vector Shape - Rect","hd":false},{"ty":"tm","s":{"a":0,"k":15.3,"ix":1},"e":{"a":0,"k":24.3,"ix":2},"o":{"a":0,"k":22.1,"ix":3},"m":1,"ix":2,"nm":"Trim Paths 1","mn":"ADBE Vector Filter - Trim","hd":false},{"ty":"st","c":{"a":0,"k":[0.870588302612,0.29411765933,0.121568635106,1],"ix":3},"o":{"a":0,"k":100,"ix":4},"w":{"a":0,"k":20,"ix":5},"lc":1,"lj":1,"ml":4,"bm":0,"nm":"Stroke 1","mn":"ADBE Vector Graphic - Stroke","hd":false}],"ip":0,"op":1800,"st":0,"bm":0},{"ddd":0,"ind":10,"ty":4,"nm":"Blue","parent":6,"sr":1,"ks":{"o":{"a":0,"k":100,"ix":11},"r":{"a":0,"k":0,"ix":10},"p":{"a":0,"k":[81.805,-2.47,0],"ix":2},"a":{"a":0,"k":[431.779,207.15,0],"ix":1},"s":{"a":0,"k":[-43.8,43.8,100],"ix":6}},"ao":0,"shapes":[{"ty":"rc","d":1,"s":{"a":0,"k":[1224.3,414.3],"ix":2},"p":{"a":0,"k":[0,0],"ix":3},"r":{"a":0,"k":32.7,"ix":4},"nm":"Rectangle Path 1","mn":"ADBE Vector Shape - Rect","hd":false},{"ty":"tm","s":{"a":0,"k":6.5,"ix":1},"e":{"a":0,"k":15.3,"ix":2},"o":{"a":0,"k":22,"ix":3},"m":1,"ix":2,"nm":"Trim Paths 1","mn":"ADBE Vector Filter - Trim","hd":false},{"ty":"st","c":{"a":0,"k":[0.270588248968,0.47058826685,0.843137323856,1],"ix":3},"o":{"a":0,"k":100,"ix":4},"w":{"a":0,"k":20,"ix":5},"lc":1,"lj":1,"ml":4,"bm":0,"nm":"Stroke 1","mn":"ADBE Vector Graphic - Stroke","hd":false}],"ip":0,"op":1800,"st":0,"bm":0}]}],"layers":[{"ddd":0,"ind":1,"ty":4,"nm":"Phone","sr":1,"ks":{"o":{"a":0,"k":100,"ix":11},"r":{"a":0,"k":0,"ix":10},"p":{"a":0,"k":[206.905,150.428,0],"ix":2},"a":{"a":0,"k":[-457.811,0,0],"ix":1},"s":{"a":1,"k":[{"i":{"x":[0.833,0.833,0.833],"y":[0.833,0.833,0.833]},"o":{"x":[0.167,0.167,0.167],"y":[0.167,0.167,0.167]},"t":174.5,"s":[99.96,99.96,100]},{"t":215.5,"s":[99.96,99.96,100]}],"ix":6}},"ao":0,"shapes":[{"ty":"gr","it":[{"ind":0,"ty":"sh","ix":1,"ks":{"a":0,"k":{"i":[[0,0],[5.243,0],[0,0],[0,5.244],[0,0],[-5.243,0],[0,0],[0,-5.244]],"o":[[0,5.244],[0,0],[-5.243,0],[0,0],[0,-5.244],[0,0],[5.243,0],[0,0]],"v":[[-394.812,114.112],[-404.321,123.622],[-513.679,123.622],[-523.188,114.112],[-523.188,-114.112],[-513.679,-123.622],[-404.321,-123.622],[-394.812,-114.112]],"c":true},"ix":2},"nm":"Path 1","mn":"ADBE Vector Shape - Group","hd":false},{"ind":1,"ty":"sh","ix":2,"ks":{"a":0,"k":{"i":[[0,1.313],[0,0],[1.313,0],[0,0],[6.554,0],[0,0],[0,-6.555],[0,0],[-6.554,0],[0,0],[0,6.555],[0,0],[0,1.313],[0,0],[1.313,0],[0,0]],"o":[[0,0],[0,-1.313],[0,0],[0,-6.555],[0,0],[-6.554,0],[0,0],[0,6.555],[0,0],[6.554,0],[0,0],[1.313,0],[0,0],[0,-1.313],[0,0],[1.313,0]],"v":[[-390.057,-52.302],[-390.057,-61.811],[-392.434,-64.188],[-392.434,-114.112],[-404.321,-126],[-513.679,-126],[-525.566,-114.112],[-525.566,114.112],[-513.679,126],[-404.321,126],[-392.434,114.112],[-392.434,-2.378],[-390.057,-4.755],[-390.057,-28.528],[-392.434,-30.906],[-392.434,-49.924]],"c":true},"ix":2},"nm":"Path 2","mn":"ADBE Vector Shape - Group","hd":false},{"ty":"fl","c":{"a":0,"k":[0.854901969433,0.86274510622,0.878431379795,1],"ix":4},"o":{"a":0,"k":100,"ix":5},"r":1,"bm":0,"nm":"Fill 1","mn":"ADBE Vector Graphic - Fill","hd":false},{"ty":"tr","p":{"a":0,"k":[0,0],"ix":2},"a":{"a":0,"k":[0,0],"ix":1},"s":{"a":0,"k":[100,100],"ix":3},"r":{"a":0,"k":0,"ix":6},"o":{"a":0,"k":100,"ix":7},"sk":{"a":0,"k":0,"ix":4},"sa":{"a":0,"k":0,"ix":5},"nm":"Transform"}],"nm":"Group 1","np":3,"cix":2,"bm":0,"ix":1,"mn":"ADBE Vector Group","hd":false}],"ip":0,"op":365,"st":0,"bm":0},{"ddd":0,"ind":2,"ty":3,"nm":"Controller","sr":1,"ks":{"o":{"a":0,"k":0,"ix":11},"r":{"a":0,"k":0,"ix":10},"p":{"a":0,"k":[206,171.562,0],"ix":2},"a":{"a":0,"k":[0,0,0],"ix":1},"s":{"a":0,"k":[119,119,100],"ix":6}},"ao":0,"ip":0,"op":364,"st":0,"bm":0},{"ddd":0,"ind":3,"ty":4,"nm":"LOGO_Light","sr":1,"ks":{"o":{"a":0,"k":100,"ix":11},"r":{"a":0,"k":0,"ix":10},"p":{"a":1,"k":[{"i":{"x":0.833,"y":0.778},"o":{"x":0.333,"y":0},"t":173,"s":[206.232,238.739,0],"to":[0,2.085,0],"ti":[0,0,0]},{"i":{"x":0.2,"y":1},"o":{"x":0.167,"y":0.094},"t":177,"s":[206.232,260.263,0],"to":[0,0,0],"ti":[0,0,0]},{"i":{"x":0.2,"y":1},"o":{"x":0.4,"y":0},"t":180,"s":[168.127,259.763,0],"to":[0,0,0],"ti":[0,0,0]},{"i":{"x":0.6,"y":0.6},"o":{"x":0.167,"y":0.167},"t":195,"s":[168.127,234.265,0],"to":[0,0,0],"ti":[0,0,0]},{"i":{"x":0.928,"y":1},"o":{"x":0.8,"y":0},"t":330,"s":[168.127,234.265,0],"to":[0,0,0],"ti":[0,0,0]},{"i":{"x":0.6,"y":1},"o":{"x":0.8,"y":0},"t":340,"s":[168.127,265.713,0],"to":[0,0,0],"ti":[0,0,0]},{"t":345,"s":[206.232,238.739,0]}],"ix":2},"a":{"a":0,"k":[-2.565,39.752,0],"ix":1},"s":{"a":1,"k":[{"i":{"x":[0.833,0.833,0.833],"y":[0.833,0.833,0.833]},"o":{"x":[0.167,0.167,0.167],"y":[0.167,0.167,0.167]},"t":173,"s":[47.6,47.6,100]},{"i":{"x":[0.833,0.833,0.833],"y":[0.833,0.833,0.833]},"o":{"x":[0.167,0.167,0.167],"y":[0.167,0.167,0.167]},"t":177,"s":[41.65,41.65,100]},{"i":{"x":[0.833,0.833,0.833],"y":[0.833,0.833,0.833]},"o":{"x":[0.167,0.167,0.167],"y":[0.167,0.167,0.167]},"t":180,"s":[41.65,41.65,100]},{"i":{"x":[0.833,0.833,0.833],"y":[0.833,0.833,0.833]},"o":{"x":[0.167,0.167,0.167],"y":[0.167,0.167,0.167]},"t":340,"s":[41.65,41.65,100]},{"t":345,"s":[47.6,47.6,100]}],"ix":6}},"ao":0,"shapes":[{"ty":"gr","it":[{"d":2,"ty":"el","s":{"a":0,"k":[1.896,1.896],"ix":2},"p":{"a":0,"k":[0,0],"ix":3},"nm":"light_logo_01","mn":"ADBE Vector Shape - Ellipse","hd":false},{"ty":"fl","c":{"a":0,"k":[0.741176470588,0.756862745098,0.776470588235,1],"ix":4},"o":{"a":0,"k":100,"ix":5},"r":1,"bm":0,"nm":"Fill 1","mn":"ADBE Vector Graphic - Fill","hd":false},{"ty":"tr","p":{"a":0,"k":[4.948,35.198],"ix":2},"a":{"a":0,"k":[0,0],"ix":1},"s":{"a":0,"k":[100,100],"ix":3},"r":{"a":0,"k":0,"ix":6},"o":{"a":0,"k":100,"ix":7},"sk":{"a":0,"k":0,"ix":4},"sa":{"a":0,"k":0,"ix":5},"nm":"Transform"}],"nm":"light_logo_01","np":2,"cix":2,"bm":0,"ix":1,"mn":"ADBE Vector Group","hd":false},{"ty":"gr","it":[{"d":2,"ty":"el","s":{"a":0,"k":[5.574,5.448],"ix":2},"p":{"a":0,"k":[0,0],"ix":3},"nm":"light_logo_02","mn":"ADBE Vector Shape - Ellipse","hd":false},{"ty":"fl","c":{"a":0,"k":[0.741176470588,0.756862745098,0.776470588235,1],"ix":4},"o":{"a":0,"k":100,"ix":5},"r":1,"bm":0,"nm":"Fill 1","mn":"ADBE Vector Graphic - Fill","hd":false},{"ty":"tr","p":{"a":0,"k":[-1.228,45.306],"ix":2},"a":{"a":0,"k":[0,0],"ix":1},"s":{"a":0,"k":[100,100],"ix":3},"r":{"a":0,"k":0,"ix":6},"o":{"a":0,"k":100,"ix":7},"sk":{"a":0,"k":0,"ix":4},"sa":{"a":0,"k":0,"ix":5},"nm":"Transform"}],"nm":"light_logo_02","np":2,"cix":2,"bm":0,"ix":2,"mn":"ADBE Vector Group","hd":false},{"ty":"gr","it":[{"d":2,"ty":"el","s":{"a":0,"k":[3.923,4.356],"ix":2},"p":{"a":0,"k":[0,0],"ix":3},"nm":"light_logo_03","mn":"ADBE Vector Shape - Ellipse","hd":false},{"ty":"fl","c":{"a":0,"k":[0.741176470588,0.756862745098,0.776470588235,1],"ix":4},"o":{"a":0,"k":100,"ix":5},"r":1,"bm":0,"nm":"Fill 1","mn":"ADBE Vector Graphic - Fill","hd":false},{"ty":"tr","p":{"a":0,"k":[-0.419,38.258],"ix":2},"a":{"a":0,"k":[0,0],"ix":1},"s":{"a":0,"k":[112.778,100],"ix":3},"r":{"a":0,"k":0,"ix":6},"o":{"a":0,"k":100,"ix":7},"sk":{"a":0,"k":0,"ix":4},"sa":{"a":0,"k":0,"ix":5},"nm":"Transform"}],"nm":"light_logo_03","np":2,"cix":2,"bm":0,"ix":3,"mn":"ADBE Vector Group","hd":false},{"ty":"gr","it":[{"d":2,"ty":"el","s":{"a":0,"k":[7.277,7.277],"ix":2},"p":{"a":0,"k":[0,0],"ix":3},"nm":"light_logo_04","mn":"ADBE</text:p>
      <text:p text:style-name="Preformatted_20_Text"><text:s/>Vector Shape - Ellipse","hd":false},{"ty":"fl","c":{"a":0,"k":[0.741176470588,0.756862745098,0.776470588235,1],"ix":4},"o":{"a":0,"k":100,"ix":5},"r":1,"bm":0,"nm":"Fill 1","mn":"ADBE Vector Graphic - Fill","hd":false},{"ty":"tr","p":{"a":0,"k":[-7.388,35.112],"ix":2},"a":{"a":0,"k":[0,0],"ix":1},"s":{"a":0,"k":[100,100],"ix":3},"r":{"a":0,"k":0,"ix":6},"o":{"a":0,"k":100,"ix":7},"sk":{"a":0,"k":0,"ix":4},"sa":{"a":0,"k":0,"ix":5},"nm":"Transform"}],"nm":"light_logo_04","np":2,"cix":2,"bm":0,"ix":4,"mn":"ADBE Vector Group","hd":false}],"ip":0,"op":365,"st":0,"bm":0},{"ddd":0,"ind":4,"ty":0,"nm":"Thinking","refId":"comp_0","sr":1,"ks":{"o":{"a":0,"k":100,"ix":11},"r":{"a":0,"k":0,"ix":10},"p":{"a":0,"k":[343.578,104.365,0],"ix":2},"a":{"a":0,"k":[100,100,0],"ix":1},"s":{"a":0,"k":[33.32,33.32,100],"ix":6}},"ao":0,"w":200,"h":200,"ip":182.5,"op":257.5,"st":182.5,"bm":0},{"ddd":0,"ind":5,"ty":4,"nm":"Speech Bubble ","sr":1,"ks":{"o":{"a":0,"k":100,"ix":11},"r":{"a":0,"k":0,"ix":10},"p":{"a":0,"k":[344.337,103.732,0],"ix":2},"a":{"a":0,"k":[197.5,174.5,0],"ix":1},"s":{"a":1,"k":[{"i":{"x":[0.833,0.833,0.833],"y":[0.833,0.833,1]},"o":{"x":[0.165,0.165,0.165],"y":[0,0,0]},"t":108,"s":[0,0,100]},{"i":{"x":[0.832,0.832,0.832],"y":[1,1,1]},"o":{"x":[0.167,0.167,0.167],"y":[0.167,0.167,0]},"t":113.5,"s":[130.9,130.9,100]},{"i":{"x":[0.832,0.832,0.832],"y":[1,1,1]},"o":{"x":[0.167,0.167,0.167],"y":[0,0,0]},"t":119.5,"s":[119,119,100]},{"i":{"x":[0.833,0.833,0.833],"y":[0.833,0.833,1]},"o":{"x":[0.253,0.253,0.253],"y":[0,0,0]},"t":310.5,"s":[119,119,100]},{"i":{"x":[0.63,0.63,0.63],"y":[1,1,1]},"o":{"x":[0.167,0.167,0.167],"y":[0.167,0.167,0]},"t":316,"s":[130.9,130.9,100]},{"t":322,"s":[0,0,100]}],"ix":6}},"ao":0,"shapes":[{"ty":"gr","it":[{"ind":0,"ty":"sh","ix":1,"ks":{"a":0,"k":{"i":[[20.176,0],[0,-20.176],[-20.176,0],[-3.737,0.016],[1.125,2.337],[0,6.91]],"o":[[-20.176,0],[0,20.176],[5.809,0],[-1.799,-3.109],[3.333,-5.51],[0,-20.176]],"v":[[0,-36.532],[-36.532,0],[0,36.532],[35.767,36.515],[28.593,21.756],[36.532,0]],"c":true},"ix":2},"nm":"Path 1","mn":"ADBE Vector Shape - Group","hd":false},{"ty":"st","c":{"a":0,"k":[0.866666674614,0.86274510622,0.858823537827,1],"ix":3},"o":{"a":0,"k":100,"ix":4},"w":{"a":0,"k":2,"ix":5},"lc":1,"lj":1,"ml":4,"bm":0,"nm":"Stroke 1","mn":"ADBE Vector Graphic - Stroke","hd":false},{"ty":"tr","p":{"a":0,"k":[197.282,175.032],"ix":2},"a":{"a":0,"k":[0,0],"ix":1},"s":{"a":0,"k":[100,100],"ix":3},"r":{"a":0,"k":0,"ix":6},"o":{"a":0,"k":100,"ix":7},"sk":{"a":0,"k":0,"ix":4},"sa":{"a":0,"k":0,"ix":5},"nm":"Transform"}],"nm":"Ellipse 1","np":2,"cix":2,"bm":0,"ix":1,"mn":"ADBE Vector Group","hd":false}],"ip":108,"op":365,"st":110,"bm":0},{"ddd":0,"ind":6,"ty":4,"nm":"Photo","sr":1,"ks":{"o":{"a":0,"k":100,"ix":11},"r":{"a":0,"k":0,"ix":10},"p":{"a":0,"k":[344.486,105.963,0],"ix":2},"a":{"a":0,"k":[164.375,176.375,0],"ix":1},"s":{"a":1,"k":[{"i":{"x":[0.833,0.833,0.833],"y":[0.833,0.833,1]},"o":{"x":[0.333,0.333,0.333],"y":[0,0,0]},"t":108.5,"s":[0,0,100]},{"i":{"x":[0.667,0.667,0.667],"y":[1,1,1]},"o":{"x":[0.167,0.167,0.167],"y":[0.167,0.167,0]},"t":114,"s":[107.1,107.1,100]},{"i":{"x":[0.833,0.833,0.833],"y":[1,1,1]},"o":{"x":[0.333,0.333,0.333],"y":[0,0,0]},"t":120,"s":[95.2,95.2,100]},{"i":{"x":[0.833,0.833,0.833],"y":[0.833,0.833,1]},"o":{"x":[0.172,0.172,0.172],"y":[0,0,0]},"t":171,"s":[95.2,95.2,100]},{"i":{"x":[0.837,0.837,0.837],"y":[1,1,1]},"o":{"x":[0.167,0.167,0.167],"y":[0.167,0.167,0]},"t":176.5,"s":[107.1,107.1,100]},{"t":182.5,"s":[0,0,100]}],"ix":6}},"ao":0,"shapes":[{"ty":"gr","it":[{"ind":0,"ty":"sh","ix":1,"ks":{"a":0,"k":{"i":[[1.024,-1.212],[0,0],[1.035,1.203],[0,0],[1.025,-1.212],[0,0],[0,0],[0,0],[0,0],[0,0]],"o":[[0,0],[-1.024,1.212],[0,0],[-1.035,-1.204],[0,0],[0,0],[0,0],[0,0],[0,0],[-1.035,-1.203]],"v":[[2.486,-4.568],[-1.581,0.244],[-5.508,0.261],[-6.077,-0.401],[-10.003,-0.385],[-15.219,5.788],[-6.234,5.75],[-0.807,5.727],[15.219,5.658],[6.411,-4.585]],"c":true},"ix":2},"nm":"Path 1","mn":"ADBE Vector Shape - Group","hd":false},{"ty":"fl","c":{"a":0,"k":[0.258823543787,0.521568655968,0.956862747669,1],"ix":4},"o":{"a":0,"k":100,"ix":5},"r":1,"bm":0,"nm":"Fill 1","mn":"ADBE Vector Graphic - Fill","hd":false},{"ty":"tr","p":{"a":0,"k":[166.374,179.122],"ix":2},"a":{"a":0,"k":[0,0],"ix":1},"s":{"a":0,"k":[100,100],"ix":3},"r":{"a":0,"k":0,"ix":6},"o":{"a":0,"k":100,"ix":7},"sk":{"a":0,"k":0,"ix":4},"sa":{"a":0,"k":0,"ix":5},"nm":"Transform"}],"nm":"Mountain","np":2,"cix":2,"bm":0,"ix":1,"mn":"ADBE Vector Group","hd":false},{"ty":"gr","it":[{"ind":0,"ty":"sh","ix":1,"ks":{"a":0,"k":{"i":[[1.697,-0.007],[0,0],[0.008,1.697],[0,0],[0,0],[0,0]],"o":[[0,0],[-1.697,0.007],[0,0],[0,0],[0,0],[0.007,1.696]],"v":[[14.552,2.639],[-14.523,2.763],[-17.609,-0.296],[-17.618,-2.619],[17.601,-2.77],[17.611,-0.446]],"c":true},"ix":2},"nm":"Path 1","mn":"ADBE Vector Shape - Group","hd":false},{"ty":"fl","c":{"a":0,"k":[0.258823543787,0.521568655968,0.956862747669,1],"ix":4},"o":{"a":0,"k":100,"ix":5},"r":1,"bm":0,"nm":"Fill 1","mn":"ADBE Vector Graphic - Fill","hd":false},{"ty":"tr","p":{"a":0,"k":[164.088,190.739],"ix":2},"a":{"a":0,"k":[0,0],"ix":1},"s":{"a":0,"k":[100,100],"ix":3},"r":{"a":0,"k":0,"ix":6},"o":{"a":0,"k":100,"ix":7},"sk":{"a":0,"k":0,"ix":4},"sa":{"a":0,"k":0,"ix":5},"nm":"Transform"}],"nm":"Lip","np":2,"cix":2,"bm":0,"ix":2,"mn":"ADBE Vector Group","hd":false},{"ty":"gr","it":[{"ind":0,"ty":"sh","ix":1,"ks":{"a":0,"k":{"i":[[-0.004,-2.138],[2.138,-0.005],[0.005,2.138],[-2.139,0.004]],"o":[[0.005,2.138],[-2.138,0.004],[-0.005,-2.138],[2.138,-0.005]],"v":[[3.872,-0.008],[0.008,3.872],[-3.872,0.008],[-0.008,-3.871]],"c":true},"ix":2},"nm":"Path 1","mn":"ADBE Vector Shape - Group","hd":false},{"ty":"fl","c":{"a":0,"k":[0.258823543787,0.521568655968,0.956862747669,1],"ix":4},"o":{"a":0,"k":100,"ix":5},"r":1,"bm":0,"nm":"Fill 1","mn":"ADBE Vector Graphic - Fill","hd":false},{"ty":"tr","p":{"a":0,"k":[158.475,169.929],"ix":2},"a":{"a":0,"k":[0,0],"ix":1},"s":{"a":0,"k":[100,100],"ix":3},"r":{"a":0,"k":0,"ix":6},"o":{"a":0,"k":100,"ix":7},"sk":{"a":0,"k":0,"ix":4},"sa":{"a":0,"k":0,"ix":5},"nm":"Transform"}],"nm":"Sun","np":2,"cix":2,"bm":0,"ix":3,"mn":"ADBE Vector Group","hd":false},{"ty":"gr","it":[{"ind":0,"ty":"sh","ix":1,"ks":{"a":0,"k":{"i":[[1.3,-0.006],[0,0],[0.005,1.3],[0,0],[-1.3,0.005],[0,0],[-0.006,-1.301],[0,0]],"o":[[0,0],[-1.3,0.006],[0,0],[-0.005,-1.3],[0,0],[1.3,-0.006],[0,0],[0.005,1.301]],"v":[[15.331,17.545],[-15.18,17.675],[-17.544,15.331],[-17.676,-15.18],[-15.331,-17.544],[15.18,-17.675],[17.544,-15.33],[17.675,15.18]],"c":true},"ix":2},"nm":"Path 1","mn":"ADBE Vector Shape - Group","hd":false},{"ty":"st","c":{"a":0,"k":[0.258823543787,0.521568655968,0.956862747669,1],"ix":3},"o":{"a":0,"k":100,"ix":4},"w":{"a":0,"k":6,"ix":5},"lc":1,"lj":1,"ml":10,"bm":0,"nm":"Stroke 1","mn":"ADBE Vector Graphic - Stroke","hd":false},{"ty":"fl","c":{"a":0,"k":[0.999999940162,0.999999940162,1,1],"ix":4},"o":{"a":0,"k":100,"ix":5},"r":1,"bm":0,"nm":"Fill 1","mn":"ADBE Vector Graphic - Fill","hd":false},{"ty":"tr","p":{"a":0,"k":[164.03,176.509],"ix":2},"a":{"a":0,"k":[0,0],"ix":1},"s":{"a":0,"k":[100,100],"ix":3},"r":{"a":0,"k":0,"ix":6},"o":{"a":0,"k":100,"ix":7},"sk":{"a":0,"k":0,"ix":4},"sa":{"a":0,"k":0,"ix":5},"nm":"Transform"}],"nm":"Frame","np":3,"cix":2,"bm":0,"ix":4,"mn":"ADBE Vector Group","hd":false}],"ip":105,"op":182.5,"st":98.5,"bm":0},{"ddd":0,"ind":7,"ty":4,"nm":"Dog Outlines","sr":1,"ks":{"o":{"a":0,"k":100,"ix":11},"r":{"a":0,"k":0,"ix":10},"p":{"a":0,"k":[342.187,101.035,0],"ix":2},"a":{"a":0,"k":[152.696,161.842,0],"ix":1},"s":{"a":1,"k":[{"i":{"x":[0.833,0.833,0.833],"y":[0.833,0.833,1]},"o":{"x":[0.333,0.333,0.333],"y":[0,0,0]},"t":257.5,"s":[0,0,100]},{"i":{"x":[0.667,0.667,0.667],"y":[1,1,1]},"o":{"x":[0.167,0.167,0.167],"y":[0.167,0.167,0]},"t":263,"s":[49.98,49.98,100]},{"i":{"x":[0.833,0.833,0.833],"y":[1,1,1]},"o":{"x":[0.333,0.333,0.333],"y":[0,0,0]},"t":269,"s":[38.08,38.08,100]},{"i":{"x":[0.58,0.58,0.58],"y":[2.012,2.012,24.541]},"o":{"x":[0.168,0.168,0.168],"y":[0,0,0]},"t":310.5,"s":[38.08,38.08,100]},{"i":{"x":[0.835,0.835,0.835],"y":[1,1,1]},"o":{"x":[0.413,0.413,0.413],"y":[0.151,0.151,-14.722]},"t":316,"s":[49.98,49.98,100]},{"t":319.5,"s":[0,0,100]}],"ix":6}},"ao":0,"shapes":[{"ty":"gr","it":[{"ind":0,"ty":"sh","ix":1,"ks":{"a":0,"k":{"i":[[1.396,0],[0,0],[0,1.394],[0,0],[-1.395,0],[0,-1.394],[0,0]],"o":[[0,0],[-1.395,0],[0,0],[0,-1.394],[1.396,0],[0,0],[0,1.394]],"v":[[0,2.958],[0,2.958],[-2.535,0.424],[-2.535,-0.423],[0,-2.958],[2.536,-0.423],[2.536,0.424]],"c":true},"ix":2},"nm":"Path 1","mn":"ADBE Vector Shape - Group","hd":false},{"ty":"fl","c":{"a":0,"k":[0.741176470588,0.756862745098,0.776470588235,1],"ix":4},"o":{"a":0,"k":100,"ix":5},"r":1,"bm":0,"nm":"Fill 1","mn":"ADBE Vector Graphic - Fill","hd":false},{"ty":"tr","p":{"a":0,"k":[170.637,130.821],"ix":2},"a":{"a":0,"k":[0,0],"ix":1},"s":{"a":0,"k":[100,100],"ix":3},"r":{"a":0,"k":0,"ix":6},"o":{"a":0,"k":100,"ix":7},"sk":{"a":0,"k":0,"ix":4},"sa":{"a":0,"k":0,"ix":5},"nm":"Transform"}],"nm":"eye","np":2,"cix":2,"bm":0,"ix":1,"mn":"ADBE Vector Group","hd":false},{"ty":"gr","it":[{"ind":0,"ty":"sh","ix":1,"ks":{"a":0,"k":{"i":[[0,0],[0,0],[0,0]],"o":[[0,0],[0,0],[0,0]],"v":[[-51.333,-13.574],[-44.667,13.574],[-21.654,13.58]],"c":false},"ix":2},"nm":"Path 1","mn":"ADBE Vector Shape - Group","hd":false},{"ty":"st","c":{"a":0,"k":[0.992156863213,0.839215695858,0.388235300779,1],"ix":3},"o":{"a":0,"k":100,"ix":4},"w":{"a":0,"k":4,"ix":5},"lc":1,"lj":1,"ml":10,"bm":0,"nm":"Stroke 1","mn":"ADBE Vector Graphic - Stroke","hd":false},{"ty":"tr","p":{"a":0,"k":[224.023,201.657],"ix":2},"a":{"a":0,"k":[0,0],"ix":1},"s":{"a":0,"k":[100,100],"ix":3},"r":{"a":0,"k":0,"ix":6},"o":{"a":0,"k":100,"ix":7},"sk":{"a":0,"k":0,"ix":4},"sa":{"a":0,"k":0,"ix":5},"nm":"Transform"}],"nm":"Group 2","np":2,"cix":2,"bm":0,"ix":2,"mn":"ADBE</text:p>
      <text:p text:style-name="Preformatted_20_Text"><text:s/>Vector Group","hd":false},{"ty":"gr","it":[{"ind":0,"ty":"sh","ix":1,"ks":{"a":0,"k":{"i":[[0,-11.046],[0,0],[0,11.046]],"o":[[0,0],[-11.046,0],[11.046,0]],"v":[[10,10],[10,10],[-10,-10]],"c":true},"ix":2},"nm":"Path 1","mn":"ADBE Vector Shape - Group","hd":false},{"ty":"st","c":{"a":0,"k":[0.992156863213,0.839215695858,0.388235300779,1],"ix":3},"o":{"a":0,"k":100,"ix":4},"w":{"a":0,"k":6,"ix":5},"lc":1,"lj":1,"ml":10,"bm":0,"nm":"Stroke 1","mn":"ADBE Vector Graphic - Stroke","hd":false},{"ty":"tr","p":{"a":0,"k":[113.023,191.803],"ix":2},"a":{"a":0,"k":[0,0],"ix":1},"s":{"a":0,"k":[100,100],"ix":3},"r":{"a":0,"k":0,"ix":6},"o":{"a":0,"k":100,"ix":7},"sk":{"a":0,"k":0,"ix":4},"sa":{"a":0,"k":0,"ix":5},"nm":"Transform"}],"nm":"Group 3","np":2,"cix":2,"bm":0,"ix":3,"mn":"ADBE Vector Group","hd":false},{"ty":"gr","it":[{"ind":0,"ty":"sh","ix":1,"ks":{"a":0,"k":{"i":[[0,0],[0,0],[0,0],[0,0]],"o":[[0,0],[0,0],[0,0],[0,0]],"v":[[-7.925,-11.25],[0.575,4.5],[6.592,7.583],[7.925,11.25]],"c":false},"ix":2},"nm":"Path 1","mn":"ADBE Vector Shape - Group","hd":false},{"ty":"st","c":{"a":0,"k":[0.992156863213,0.839215695858,0.388235300779,1],"ix":3},"o":{"a":0,"k":100,"ix":4},"w":{"a":0,"k":6,"ix":5},"lc":1,"lj":1,"ml":10,"bm":0,"nm":"Stroke 1","mn":"ADBE Vector Graphic - Stroke","hd":false},{"ty":"tr","p":{"a":0,"k":[152.865,203.981],"ix":2},"a":{"a":0,"k":[0,0],"ix":1},"s":{"a":0,"k":[100,100],"ix":3},"r":{"a":0,"k":0,"ix":6},"o":{"a":0,"k":100,"ix":7},"sk":{"a":0,"k":0,"ix":4},"sa":{"a":0,"k":0,"ix":5},"nm":"Transform"}],"nm":"Group 4","np":2,"cix":2,"bm":0,"ix":4,"mn":"ADBE Vector Group","hd":false},{"ty":"gr","it":[{"ind":0,"ty":"sh","ix":1,"ks":{"a":0,"k":{"i":[[1.083,-1.083],[0,0],[1.504,1.504],[0,0],[-1.082,1.083],[0,0],[-2.545,-2.544]],"o":[[0,0],[-1.503,1.504],[0,0],[-1.082,-1.083],[0,0],[2.545,-2.544],[1.083,1.084]],"v":[[4.65,1.52],[2.71,3.459],[-2.757,3.459],[-4.651,1.567],[-4.651,-2.371],[-4.604,-2.419],[4.65,-2.419]],"c":true},"ix":2},"nm":"Path 1","mn":"ADBE Vector Shape - Group","hd":false},{"ty":"fl","c":{"a":0,"k":[0.741176470588,0.756862745098,0.776470588235,1],"ix":4},"o":{"a":0,"k":100,"ix":5},"r":1,"bm":0,"nm":"Fill 1","mn":"ADBE Vector Graphic - Fill","hd":false},{"ty":"tr","p":{"a":0,"k":[196.57,124.525],"ix":2},"a":{"a":0,"k":[0,0],"ix":1},"s":{"a":0,"k":[100,100],"ix":3},"r":{"a":0,"k":0,"ix":6},"o":{"a":0,"k":100,"ix":7},"sk":{"a":0,"k":0,"ix":4},"sa":{"a":0,"k":0,"ix":5},"nm":"Transform"}],"nm":"nose","np":2,"cix":2,"bm":0,"ix":5,"mn":"ADBE Vector Group","hd":false},{"ty":"gr","it":[{"ind":0,"ty":"sh","ix":1,"ks":{"a":0,"k":{"i":[[0,0],[0,0],[-5.617,0],[0,0],[0,-3.24],[0,0],[8.917,0],[0,0]],"o":[[0,0],[0.919,-5.541],[0,0],[3.241,0],[0,0],[0,8.917],[0,0],[0,0]],"v":[[-26.152,25.038],[-19.441,-15.434],[-8.113,-25.038],[20.285,-25.038],[26.152,-19.171],[26.152,-14.263],[10.007,1.882],[2.152,1.882]],"c":false},"ix":2},"nm":"Path 1","mn":"ADBE Vector Shape - Group","hd":false},{"ty":"st","c":{"a":0,"k":[0.992156863213,0.839215695858,0.388235300779,1],"ix":3},"o":{"a":0,"k":100,"ix":4},"w":{"a":0,"k":6,"ix":5},"lc":1,"lj":1,"ml":10,"bm":0,"nm":"Stroke 1","mn":"ADBE Vector Graphic - Stroke","hd":false},{"ty":"tr","p":{"a":0,"k":[173.413,147.36],"ix":2},"a":{"a":0,"k":[0,0],"ix":1},"s":{"a":0,"k":[100,100],"ix":3},"r":{"a":0,"k":0,"ix":6},"o":{"a":0,"k":100,"ix":7},"sk":{"a":0,"k":0,"ix":4},"sa":{"a":0,"k":0,"ix":5},"nm":"Transform"}],"nm":"Group 6","np":2,"cix":2,"bm":0,"ix":6,"mn":"ADBE Vector Group","hd":false},{"ty":"gr","it":[{"ind":0,"ty":"sh","ix":1,"ks":{"a":0,"k":{"i":[[0,0],[0,-18.951],[0,0]],"o":[[-14.934,10.57],[0,0],[0,0]],"v":[[-4.221,-23.428],[-28.458,23.428],[28.458,23.428]],"c":false},"ix":2},"nm":"Path 1","mn":"ADBE Vector Shape - Group","hd":false},{"ty":"st","c":{"a":0,"k":[0.992156863213,0.839215695858,0.388235300779,1],"ix":3},"o":{"a":0,"k":100,"ix":4},"w":{"a":0,"k":6,"ix":5},"lc":1,"lj":1,"ml":10,"bm":0,"nm":"Stroke 1","mn":"ADBE Vector Graphic - Stroke","hd":false},{"ty":"tr","p":{"a":0,"k":[151.482,191.803],"ix":2},"a":{"a":0,"k":[0,0],"ix":1},"s":{"a":0,"k":[100,100],"ix":3},"r":{"a":0,"k":0,"ix":6},"o":{"a":0,"k":100,"ix":7},"sk":{"a":0,"k":0,"ix":4},"sa":{"a":0,"k":0,"ix":5},"nm":"Transform"}],"nm":"Group 7","np":2,"cix":2,"bm":0,"ix":7,"mn":"ADBE Vector Group","hd":false},{"ty":"gr","it":[{"ind":0,"ty":"sh","ix":1,"ks":{"a":0,"k":{"i":[[0,0],[0,0]],"o":[[0,0],[0,0]],"v":[[-2.016,-33.04],[2.016,33.04]],"c":false},"ix":2},"nm":"Path 1","mn":"ADBE Vector Shape - Group","hd":false},{"ty":"st","c":{"a":0,"k":[0.992156863213,0.839215695858,0.388235300779,1],"ix":3},"o":{"a":0,"k":100,"ix":4},"w":{"a":0,"k":6,"ix":5},"lc":1,"lj":1,"ml":10,"bm":0,"nm":"Stroke 1","mn":"ADBE Vector Graphic - Stroke","hd":false},{"ty":"tr","p":{"a":0,"k":[187.682,182.191],"ix":2},"a":{"a":0,"k":[0,0],"ix":1},"s":{"a":0,"k":[100,100],"ix":3},"r":{"a":0,"k":0,"ix":6},"o":{"a":0,"k":100,"ix":7},"sk":{"a":0,"k":0,"ix":4},"sa":{"a":0,"k":0,"ix":5},"nm":"Transform"}],"nm":"Group 8","np":2,"cix":2,"bm":0,"ix":8,"mn":"ADBE Vector Group","hd":false},{"ty":"gr","it":[{"ind":0,"ty":"sh","ix":1,"ks":{"a":0,"k":{"i":[[0,0],[0,0],[-0.805,-6.681],[0,0]],"o":[[0,0],[10.544,-1.272],[0,0],[0,0]],"v":[[-1.123,8.96],[-10.275,-7.688],[10.275,2.106],[1.095,6.286]],"c":false},"ix":2},"nm":"Path 1","mn":"ADBE Vector Shape - Group","hd":false},{"ty":"fl","c":{"a":0,"k":[0.992156863213,0.839215695858,0.388235300779,1],"ix":4},"o":{"a":0,"k":100,"ix":5},"r":1,"bm":0,"nm":"Fill 1","mn":"ADBE Vector Graphic - Fill","hd":false},{"ty":"tr","p":{"a":0,"k":[154.163,122.009],"ix":2},"a":{"a":0,"k":[0,0],"ix":1},"s":{"a":0,"k":[100,100],"ix":3},"r":{"a":0,"k":0,"ix":6},"o":{"a":0,"k":100,"ix":7},"sk":{"a":0,"k":0,"ix":4},"sa":{"a":0,"k":0,"ix":5},"nm":"Transform"}],"nm":"Group 9","np":2,"cix":2,"bm":0,"ix":9,"mn":"ADBE Vector Group","hd":false},{"ty":"gr","it":[{"ind":0,"ty":"sh","ix":1,"ks":{"a":0,"k":{"i":[[3.707,0],[0,0],[0,3.707],[0,0],[0,-7.413],[0,0]],"o":[[0,0],[-3.707,0],[0,0],[7.413,0],[0,0],[0,3.707]],"v":[[0,15.438],[0,15.438],[-6.712,8.726],[-6.712,-15.438],[6.712,-2.013],[6.712,8.726]],"c":true},"ix":2},"nm":"Path 1","mn":"ADBE Vector Shape - Group","hd":false},{"ty":"fl","c":{"a":0,"k":[0.992156863213,0.839215695858,0.388235300779,1],"ix":4},"o":{"a":0,"k":100,"ix":5},"r":1,"bm":0,"nm":"Fill 1","mn":"ADBE Vector Graphic - Fill","hd":false},{"ty":"tr","p":{"a":0,"k":[168.853,123.884],"ix":2},"a":{"a":0,"k":[0,0],"ix":1},"s":{"a":0,"k":[100,100],"ix":3},"r":{"a":0,"k":0,"ix":6},"o":{"a":0,"k":100,"ix":7},"sk":{"a":0,"k":0,"ix":4},"sa":{"a":0,"k":0,"ix":5},"nm":"Transform"}],"nm":"Group 10","np":2,"cix":2,"bm":0,"ix":10,"mn":"ADBE Vector Group","hd":false}],"ip":257.5,"op":364,"st":257.5,"bm":0},{"ddd":0,"ind":8,"ty":0,"nm":"NGA GLOW SQ 5glow","refId":"comp_1","sr":1,"ks":{"o":{"a":1,"k":[{"i":{"x":[0.833],"y":[0.833]},"o":{"x":[0.167],"y":[0.167]},"t":340,"s":[0]},{"i":{"x":[0.833],"y":[0.833]},"o":{"x":[0.167],"y":[0.167]},"t":345,"s":[100]},{"i":{"x":[0.833],"y":[0.833]},"o":{"x":[0.167],"y":[0.167]},"t":515,"s":[100]},{"t":519.5,"s":[0]}],"ix":11},"r":{"a":0,"k":0,"ix":10},"p":{"a":1,"k":[{"i":{"x":0.833,"y":0.833},"o":{"x":0.167,"y":0.167},"t":340,"s":[167.97,155,0],"to":[6.167,-0.01,0],"ti":[-6.167,0.01,0]},{"t":345,"s":[204.97,154.94,0]}],"ix":2},"a":{"a":0,"k":[270,540,0],"ix":1},"s":{"a":1,"k":[{"i":{"x":[0.833,0.833,0.833],"y":[0.833,0.833,0.833]},"o":{"x":[0.167,0.167,0.167],"y":[0.167,0.167,0.167]},"t":340,"s":[6.8,22.015,100]},{"t":345,"s":[23.8,22.015,100]}],"ix":6}},"ao":0,"hasMask":true,"masksProperties":[{"inv":false,"mode":"a","pt":{"a":0,"k":{"i":[[0,0],[0,0],[0,-72.1],[-7.62,-6.53],[-13.658,-1.119],[-113.124,0],[-7.353,9.653],[0,0]],"o":[[0,0],[0,0],[0,12.512],[3.502,3.001],[-0.002,-0.462],[18.905,0],[7.353,-9.653],[0,0]],"v":[[543.496,830.334],[5.423,830.334],[5.821,1041.516],[18.816,1072.481],[43.237,1080.697],[498.856,1080],[533.78,1064.532],[542.971,1039.265]],"c":true},"ix":1},"o":{"a":0,"k":100,"ix":3},"x":{"a":0,"k":0,"ix":4},"nm":"Mask 1"}],"w":540,"h":1080,"ip":340,"op":549,"st":340,"bm":0},{"ddd":0,"ind":9,"ty":4,"nm":"Assistant_sq 6","parent":2,"td":1,"sr":1,"ks":{"o":{"a":0,"k":100,"ix":11},"r":{"a":0,"k":0,"ix":10},"p":{"a":1,"k":[{"i":{"x":0.833,"y":0.833},"o":{"x":0.167,"y":0.167},"t":175,"s":[-0.229,62.79,0],"to":[0,0,0],"ti":[0,0,0]},{"i":{"x":0.833,"y":0.833},"o":{"x":0.167,"y":0.167},"t":177.5,"s":[1.241,63,0],"to":[0,0,0],"ti":[0,0,0]},{"i":{"x":0.833,"y":0.833},"o":{"x":0.167,"y":0.167},"t":180.5,"s":[-30.38,57.318,0],"to":[0,0,0],"ti":[0,0,0]},{"i":{"x":0.833,"y":1},"o":{"x":0.167,"y":0.167},"t":195,"s":[-31.01,57.318,0],"to":[0,0,0],"ti":[0,0,0]},{"i":{"x":0.833,"y":0.733},"o":{"x":0.8,"y":0},"t":330,"s":[-31.01,57.318,0],"to":[0,0,0],"ti":[0,0,0]},{"i":{"x":0.833,"y":0.833},"o":{"x":0.167,"y":0.097},"t":340,"s":[-29.539,83.318,0],"to":[0,0,0],"ti":[0,0,0]},{"t":345,"s":[-0.229,62.79,0]}],"ix":2},"a":{"a":0,"k":[-1.051,82.837,0],"ix":1},"s":{"a":0,"k":[100,100,100],"ix":6}},"ao":0,"shapes":[{"ty":"gr","it":[{"ty":"rc","d":1,"s":{"a":1,"k":[{"i":{"x":[0.833,0.833],"y":[0.554,3.529]},"o":{"x":[0.167,0.167],"y":[0,0]},"t":175,"s":[108,46.34]},{"i":{"x":[0.833,0.833],"y":[0.933,0.941]},"o":{"x":[0.167,0.167],"y":[0.11,0.091]},"t":177.5,"s":[95,46.34]},{"i":{"x":[0.667,0.667],"y":[1,1]},"o":{"x":[0.167,0.167],"y":[0.909,-75.178]},"t":180.5,"s":[31.538,12.952]},{"i":{"x":[0.6,0.6],"y":[1,1]},"o":{"x":[0.167,0.167],"y":[0,0]},"t":186,"s":[23,13]},{"i":{"x":[0.833,0.833],"y":[0.122,73.616]},"o":{"x":[0.8,0.8],"y":[0,0]},"t":330,"s":[23,13]},{"i":{"x":[0.833,0.833],"y":[0.953,1]},"o":{"x":[0.167,0.167],"y":[0.049,0.052]},"t":340,"s":[31.538,12.952]},{"t":345,"s":[108,46.34]}],"ix":2},"p":{"a":1,"k":[{"i":{"x":0.2,"y":1},"o":{"x":0.333,"y":0},"t":175,"s":[0,0],"to":[0,0],"ti":[0,0]},{"i":{"x":0.2,"y":1},"o":{"x":0.4,"y":0},"t":180.5,"s":[-1,16.643],"to":[0,0],"ti":[0,0]},{"i":{"x":0.2,"y":0.2},"o":{"x":0.4,"y":0.4},"t":195,"s":[-1,-4.036],"to":[0,0],"ti":[0,0]},{"i":{"x":0.833,"y":1},"o":</text:p>
      <text:p text:style-name="Preformatted_20_Text">{"x":0.167,"y":0},"t":340,"s":[-1,-4.036],"to":[0,0],"ti":[0,0]},{"t":345,"s":[0,0]}],"ix":3},"r":{"a":1,"k":[{"i":{"x":[0.2],"y":[1]},"o":{"x":[0.167],"y":[0.167]},"t":177.5,"s":[8]},{"i":{"x":[0.833],"y":[0.517]},"o":{"x":[0.4],"y":[0]},"t":180.5,"s":[5]},{"i":{"x":[0.833],"y":[0.722]},"o":{"x":[0.167],"y":[0.005]},"t":340,"s":[5]},{"t":345,"s":[8]}],"ix":4},"nm":"Rectangle Path 1","mn":"ADBE Vector Shape - Rect","hd":false},{"ty":"fl","c":{"a":0,"k":[0.977827847004,0.985942602158,0.990000009537,1],"ix":4},"o":{"a":0,"k":100,"ix":5},"r":1,"bm":0,"nm":"Fill 1","mn":"ADBE Vector Graphic - Fill","hd":false},{"ty":"tr","p":{"a":0,"k":[-1.051,82.837],"ix":2},"a":{"a":0,"k":[0,0],"ix":1},"s":{"a":0,"k":[100,100],"ix":3},"r":{"a":0,"k":0,"ix":6},"o":{"a":0,"k":100,"ix":7},"sk":{"a":0,"k":0,"ix":4},"sa":{"a":0,"k":0,"ix":5},"nm":"Transform"}],"nm":"Rectangle 1","np":3,"cix":2,"bm":0,"ix":1,"mn":"ADBE Vector Group","hd":false}],"ip":180,"op":340,"st":0,"bm":0},{"ddd":0,"ind":10,"ty":0,"nm":"NGA GLOW SQ 6glow","parent":13,"tt":1,"refId":"comp_2","sr":1,"ks":{"o":{"a":1,"k":[{"i":{"x":[0.595],"y":[1]},"o":{"x":[0.255],"y":[0]},"t":404.5,"s":[100]},{"t":411,"s":[0]}],"ix":11},"r":{"a":0,"k":0,"ix":10},"p":{"a":1,"k":[{"i":{"x":0.2,"y":1},"o":{"x":0.333,"y":0},"t":180,"s":[-1.591,110.942,0],"to":[0,0,0],"ti":[0,0,0]},{"i":{"x":0.2,"y":0.2},"o":{"x":0.167,"y":0.167},"t":195,"s":[-2.011,85.7,0],"to":[0,0,0],"ti":[0,0,0]},{"i":{"x":0.2,"y":1},"o":{"x":0.167,"y":0},"t":340,"s":[-2.011,85.7,0],"to":[0,0,0],"ti":[0,0,0]},{"t":345,"s":[-1.381,105.283,0]}],"ix":2},"a":{"a":0,"k":[270,1080,0],"ix":1},"s":{"a":1,"k":[{"i":{"x":[0.833,0.833,0.833],"y":[0.833,0.833,0.833]},"o":{"x":[0.167,0.167,0.167],"y":[0.167,0.167,0.167]},"t":340,"s":[4.5,24,100]},{"t":345,"s":[17,24,100]}],"ix":6}},"ao":0,"tm":{"a":1,"k":[{"i":{"x":[0.833],"y":[0.833]},"o":{"x":[0.167],"y":[0.167]},"t":200,"s":[0]},{"t":246,"s":[1.8],"h":1},{"t":1977,"s":[60],"h":1}],"ix":2},"w":540,"h":1080,"ip":180,"op":340,"st":177,"bm":0},{"ddd":0,"ind":11,"ty":0,"nm":"NGA GLOW SQ 5glow","refId":"comp_1","sr":1,"ks":{"o":{"a":1,"k":[{"i":{"x":[0.833],"y":[0.833]},"o":{"x":[0.167],"y":[0.167]},"t":175,"s":[100]},{"t":179.5,"s":[0]}],"ix":11},"r":{"a":0,"k":0,"ix":10},"p":{"a":0,"k":[204.97,154.94,0],"ix":2},"a":{"a":0,"k":[270,540,0],"ix":1},"s":{"a":0,"k":[23.8,22.015,100],"ix":6}},"ao":0,"hasMask":true,"masksProperties":[{"inv":false,"mode":"a","pt":{"a":0,"k":{"i":[[0,0],[0,0],[0,-72.1],[-7.62,-6.53],[-13.658,-1.119],[-113.124,0],[-7.353,9.653],[0,0]],"o":[[0,0],[0,0],[0,12.512],[3.502,3.001],[-0.002,-0.462],[18.905,0],[7.353,-9.653],[0,0]],"v":[[543.496,830.334],[5.423,830.334],[5.821,1041.516],[18.816,1072.481],[43.237,1080.697],[498.856,1080],[533.78,1064.532],[542.971,1039.265]],"c":true},"ix":1},"o":{"a":0,"k":100,"ix":3},"x":{"a":0,"k":0,"ix":4},"nm":"Mask 1"}],"w":540,"h":1080,"ip":0,"op":209,"st":0,"bm":0},{"ddd":0,"ind":12,"ty":4,"nm":"PhoneMask","td":1,"sr":1,"ks":{"o":{"a":0,"k":100,"ix":11},"r":{"a":0,"k":0,"ix":10},"p":{"a":0,"k":[206,149.928,0],"ix":2},"a":{"a":0,"k":[-457.811,0,0],"ix":1},"s":{"a":0,"k":[99.96,99.96,100],"ix":6}},"ao":0,"shapes":[{"ty":"gr","it":[{"ind":1,"ty":"sh","ix":2,"ks":{"a":0,"k":{"i":[[0,1.313],[0,0],[1.313,0],[0,0],[6.554,0],[0,0],[0,-6.555],[0,0],[-6.554,0],[0,0],[0,6.555],[0,0],[0,1.313],[0,0],[1.313,0],[0,0]],"o":[[0,0],[0,-1.313],[0,0],[0,-6.555],[0,0],[-6.554,0],[0,0],[0,6.555],[0,0],[6.554,0],[0,0],[1.313,0],[0,0],[0,-1.313],[0,0],[1.313,0]],"v":[[-390.057,-52.302],[-390.057,-61.811],[-392.434,-64.188],[-392.434,-114.112],[-404.321,-126],[-513.679,-126],[-525.566,-114.112],[-525.566,114.112],[-513.679,126],[-404.321,126],[-392.434,114.112],[-392.434,-2.378],[-390.057,-4.755],[-390.057,-28.528],[-392.434,-30.906],[-392.434,-49.924]],"c":true},"ix":2},"nm":"Path 2","mn":"ADBE Vector Shape - Group","hd":false},{"ty":"fl","c":{"a":0,"k":[0.501960784314,0.525490196078,0.545098039216,1],"ix":4},"o":{"a":0,"k":100,"ix":5},"r":1,"bm":0,"nm":"Fill 1","mn":"ADBE Vector Graphic - Fill","hd":false},{"ty":"tr","p":{"a":0,"k":[0,0],"ix":2},"a":{"a":0,"k":[0,0],"ix":1},"s":{"a":0,"k":[100,100],"ix":3},"r":{"a":0,"k":0,"ix":6},"o":{"a":0,"k":100,"ix":7},"sk":{"a":0,"k":0,"ix":4},"sa":{"a":0,"k":0,"ix":5},"nm":"Transform"}],"nm":"Group 1","np":3,"cix":2,"bm":0,"ix":1,"mn":"ADBE Vector Group","hd":false}],"ip":0,"op":364,"st":0,"bm":0},{"ddd":0,"ind":13,"ty":4,"nm":"Assistant_sq","parent":2,"tt":1,"sr":1,"ks":{"o":{"a":0,"k":100,"ix":11},"r":{"a":0,"k":0,"ix":10},"p":{"a":1,"k":[{"i":{"x":0.833,"y":0.833},"o":{"x":0.167,"y":0.167},"t":175,"s":[-0.229,62.79,0],"to":[0,0,0],"ti":[0,0,0]},{"i":{"x":0.833,"y":0.833},"o":{"x":0.167,"y":0.167},"t":177.5,"s":[1.241,63,0],"to":[0,0,0],"ti":[0,0,0]},{"i":{"x":0.833,"y":0.833},"o":{"x":0.167,"y":0.167},"t":180.5,"s":[-30.38,57.318,0],"to":[0,0,0],"ti":[0,0,0]},{"i":{"x":0.833,"y":1},"o":{"x":0.167,"y":0.167},"t":195,"s":[-31.01,57.318,0],"to":[0,0,0],"ti":[0,0,0]},{"i":{"x":0.833,"y":0.733},"o":{"x":0.8,"y":0},"t":330,"s":[-31.01,57.318,0],"to":[0,0,0],"ti":[0,0,0]},{"i":{"x":0.833,"y":0.833},"o":{"x":0.167,"y":0.097},"t":340,"s":[-29.539,83.318,0],"to":[0,0,0],"ti":[0,0,0]},{"t":345,"s":[-0.229,62.79,0]}],"ix":2},"a":{"a":0,"k":[-1.051,82.837,0],"ix":1},"s":{"a":0,"k":[100,100,100],"ix":6}},"ao":0,"shapes":[{"ty":"gr","it":[{"ty":"rc","d":2,"s":{"a":0,"k":[12.2,1.118],"ix":2},"p":{"a":1,"k":[{"i":{"x":0.833,"y":0.833},"o":{"x":0.167,"y":0.167},"t":175,"s":[0,0],"to":[17.333,0],"ti":[-17.333,0]},{"i":{"x":0.833,"y":0.833},"o":{"x":0.167,"y":0.167},"t":180.5,"s":[104,0],"to":[0,0],"ti":[0,0]},{"i":{"x":0.833,"y":0.833},"o":{"x":0.167,"y":0.167},"t":340,"s":[104,0],"to":[-17.333,0],"ti":[17.333,0]},{"t":345,"s":[0,0]}],"ix":3},"r":{"a":0,"k":7,"ix":4},"nm":"Rectangle Path 1","mn":"ADBE Vector Shape - Rect","hd":false},{"ty":"fl","c":{"a":0,"k":[0.909803921569,0.917647058824,0.929411764706,1],"ix":4},"o":{"a":0,"k":100,"ix":5},"r":1,"bm":2,"nm":"Fill 1","mn":"ADBE Vector Graphic - Fill","hd":false},{"ty":"tr","p":{"a":0,"k":[-0.65,65.559],"ix":2},"a":{"a":0,"k":[0,0],"ix":1},"s":{"a":0,"k":[100,100],"ix":3},"r":{"a":0,"k":0,"ix":6},"o":{"a":0,"k":100,"ix":7},"sk":{"a":0,"k":0,"ix":4},"sa":{"a":0,"k":0,"ix":5},"nm":"Transform"}],"nm":"Rectangle 2","np":2,"cix":2,"bm":1,"ix":1,"mn":"ADBE Vector Group","hd":false},{"ty":"gr","it":[{"ty":"rc","d":1,"s":{"a":1,"k":[{"i":{"x":[0.833,0.833],"y":[0.554,3.529]},"o":{"x":[0.167,0.167],"y":[0,0]},"t":175,"s":[108,46.34]},{"i":{"x":[0.833,0.833],"y":[0.933,0.941]},"o":{"x":[0.167,0.167],"y":[0.11,0.091]},"t":177.5,"s":[95,46.34]},{"i":{"x":[0.667,0.667],"y":[1,1]},"o":{"x":[0.167,0.167],"y":[0.909,-75.178]},"t":180.5,"s":[31.538,12.952]},{"i":{"x":[0.6,0.6],"y":[1,1]},"o":{"x":[0.167,0.167],"y":[0,0]},"t":186,"s":[23,13]},{"i":{"x":[0.833,0.833],"y":[0.122,73.616]},"o":{"x":[0.8,0.8],"y":[0,0]},"t":330,"s":[23,13]},{"i":{"x":[0.833,0.833],"y":[0.953,1]},"o":{"x":[0.167,0.167],"y":[0.049,0.052]},"t":340,"s":[31.538,12.952]},{"t":345,"s":[108,46.34]}],"ix":2},"p":{"a":1,"k":[{"i":{"x":0.2,"y":1},"o":{"x":0.333,"y":0},"t":175,"s":[0,0],"to":[0,0],"ti":[0,0]},{"i":{"x":0.2,"y":1},"o":{"x":0.4,"y":0},"t":180.5,"s":[-1,16.643],"to":[0,0],"ti":[0,0]},{"i":{"x":0.2,"y":0.2},"o":{"x":0.4,"y":0.4},"t":195,"s":[-1,-4.036],"to":[0,0],"ti":[0,0]},{"i":{"x":0.833,"y":1},"o":{"x":0.167,"y":0},"t":340,"s":[-1,-4.036],"to":[0,0],"ti":[0,0]},{"t":345,"s":[0,0]}],"ix":3},"r":{"a":1,"k":[{"i":{"x":[0.2],"y":[1]},"o":{"x":[0.167],"y":[0.167]},"t":177.5,"s":[8]},{"i":{"x":[0.833],"y":[0.517]},"o":{"x":[0.4],"y":[0]},"t":180.5,"s":[5]},{"i":{"x":[0.833],"y":[0.722]},"o":{"x":[0.167],"y":[0.005]},"t":340,"s":[5]},{"t":345,"s":[8]}],"ix":4},"nm":"Rectangle Path 1","mn":"ADBE Vector Shape - Rect","hd":false},{"ty":"st","c":{"a":0,"k":[0.898039281368,0.905882418156,0.917647123337,1],"ix":3},"o":{"a":0,"k":100,"ix":4},"w":{"a":0,"k":0.7,"ix":5},"lc":1,"lj":1,"ml":4,"bm":0,"nm":"Stroke 1","mn":"ADBE Vector Graphic - Stroke","hd":false},{"ty":"fl","c":{"a":0,"k":[0.977827847004,0.985942602158,0.990000009537,1],"ix":4},"o":{"a":0,"k":100,"ix":5},"r":1,"bm":2,"nm":"Fill 1","mn":"ADBE Vector Graphic - Fill","hd":false},{"ty":"tr","p":{"a":0,"k":[-1.051,82.837],"ix":2},"a":{"a":0,"k":[0,0],"ix":1},"s":{"a":0,"k":[100,100],"ix":3},"r":{"a":0,"k":0,"ix":6},"o":{"a":0,"k":100,"ix":7},"sk":{"a":0,"k":0,"ix":4},"sa":{"a":0,"k":0,"ix":5},"nm":"Transform"}],"nm":"Rectangle 1","np":3,"cix":2,"bm":0,"ix":2,"mn":"ADBE Vector Group","hd":false}],"ip":0,"op":364,"st":0,"bm":0},{"ddd":0,"ind":14,"ty":4,"nm":"Photo Grid ","sr":1,"ks":{"o":{"a":1,"k":[{"i":{"x":[0.667],"y":[1]},"o":{"x":[0.333],"y":[0]},"t":175.5,"s":[0]},{"i":{"x":[0.667],"y":[1]},"o":{"x":[0.333],"y":[0]},"t":183.5,"s":[100]},{"i":{"x":[0.667],"y":[1]},"o":{"x":[0.333],"y":[0]},"t":254,"s":[100]},{"t":262.5,"s":[0]}],"ix":11},"r":{"a":0,"k":0,"ix":10},"p":{"a":0,"k":[206,149.998,0],"ix":2},"a":{"a":0,"k":[95.3,153.474,0],"ix":1},"s":{"a":1,"k":[{"i":{"x":[0.833,0.833,0.833],"y":[0.833,0.833,1]},"o":{"x":[0.333,0.333,0.333],"y":[0,0,0]},"t":175.5,"s":[95.2,95.2,100]},{"i":{"x":[0.667,0.667,0.667],"y":[1,1,1]},"o":{"x":[0.167,0.167,0.167],"y":[0.167,0.167,0]},"t":179.5,"s":[128.52,128.52,100]},{"i":{"x":[0.833,0.833,0.833],"y":[1,1,1]},"o":{"x":[0.333,0.333,0.333],"y":[0,0,0]},"t":183.5,"s":[119,119,100]},{"i":{"x":[0.833,0.833,0.833],"y":[1,1,1]},"o":{"x":[0.167,0.167,0.167],"y":[0,0,0]},"t":254,"s":[119,119,100]},{"t":262.5,"s":[95.2,95.2,100]}],"ix":6}},"ao":0,"shapes":[{"ty":"gr","it":[{"ind":0,"ty":"sh","ix":1,"ks":{"a":0,"k":{"i":[[0,0],[0,0],[0,0],[0,0]],"o":[[0,0],[0,0],[0,0],[0,0]],"v":[[12.721,12.721],[-12.721,12.721],[-12.721,-12.721],[12.721,-12.721]],"c":true},"ix":2},"nm":"Path 1","mn":"ADBE Vector Shape - Group","hd":false},{"ty":"fl","c":{"a":0,"k":[0.996078431606,0.937254905701,0.764705896378,1],"ix":4},"o":{"a":0,"k":100,"ix":5},"r":1,"bm":0,"nm":"Fill</text:p>
      <text:p text:style-name="Preformatted_20_Text"><text:s/>1","mn":"ADBE Vector Graphic - Fill","hd":false},{"ty":"tr","p":{"a":0,"k":[64.666,94.371],"ix":2},"a":{"a":0,"k":[0,0],"ix":1},"s":{"a":0,"k":[100,100],"ix":3},"r":{"a":0,"k":0,"ix":6},"o":{"a":1,"k":[{"i":{"x":[0.833],"y":[0.833]},"o":{"x":[0.167],"y":[0.167]},"t":254,"s":[100]},{"t":258.5,"s":[0]}],"ix":7},"sk":{"a":0,"k":0,"ix":4},"sa":{"a":0,"k":0,"ix":5},"nm":"Transform"}],"nm":"Yellow 1","np":2,"cix":2,"bm":0,"ix":1,"mn":"ADBE Vector Group","hd":false},{"ty":"gr","it":[{"ind":0,"ty":"sh","ix":1,"ks":{"a":0,"k":{"i":[[0,0],[0,0],[0,0],[0,0]],"o":[[0,0],[0,0],[0,0],[0,0]],"v":[[12.721,12.721],[-12.721,12.721],[-12.721,-12.721],[12.721,-12.721]],"c":true},"ix":2},"nm":"Path 1","mn":"ADBE Vector Shape - Group","hd":false},{"ty":"fl","c":{"a":0,"k":[0.996078431606,0.937254905701,0.764705896378,1],"ix":4},"o":{"a":0,"k":100,"ix":5},"r":1,"bm":0,"nm":"Fill 1","mn":"ADBE Vector Graphic - Fill","hd":false},{"ty":"tr","p":{"a":0,"k":[125.936,94.371],"ix":2},"a":{"a":0,"k":[0,0],"ix":1},"s":{"a":0,"k":[100,100],"ix":3},"r":{"a":0,"k":0,"ix":6},"o":{"a":1,"k":[{"i":{"x":[0.833],"y":[0.833]},"o":{"x":[0.167],"y":[0.167]},"t":254,"s":[100]},{"t":258.5,"s":[0]}],"ix":7},"sk":{"a":0,"k":0,"ix":4},"sa":{"a":0,"k":0,"ix":5},"nm":"Transform"}],"nm":"Yellow 2","np":2,"cix":2,"bm":0,"ix":2,"mn":"ADBE Vector Group","hd":false},{"ty":"gr","it":[{"ind":0,"ty":"sh","ix":1,"ks":{"a":0,"k":{"i":[[0,0],[0,0],[0,0],[0,0]],"o":[[0,0],[0,0],[0,0],[0,0]],"v":[[12.72,12.721],[-12.72,12.721],[-12.72,-12.721],[12.72,-12.721]],"c":true},"ix":2},"nm":"Path 1","mn":"ADBE Vector Shape - Group","hd":false},{"ty":"fl","c":{"a":0,"k":[0.996078431606,0.937254905701,0.764705896378,1],"ix":4},"o":{"a":0,"k":100,"ix":5},"r":1,"bm":0,"nm":"Fill 1","mn":"ADBE Vector Graphic - Fill","hd":false},{"ty":"tr","p":{"a":0,"k":[95.23,154.018],"ix":2},"a":{"a":0,"k":[0,0],"ix":1},"s":{"a":0,"k":[100,100],"ix":3},"r":{"a":0,"k":0,"ix":6},"o":{"a":1,"k":[{"i":{"x":[0.833],"y":[0.833]},"o":{"x":[0.167],"y":[0.167]},"t":254,"s":[100]},{"t":258.5,"s":[0]}],"ix":7},"sk":{"a":0,"k":0,"ix":4},"sa":{"a":0,"k":0,"ix":5},"nm":"Transform"}],"nm":"Yellow 3","np":2,"cix":2,"bm":0,"ix":3,"mn":"ADBE Vector Group","hd":false},{"ty":"gr","it":[{"ind":0,"ty":"sh","ix":1,"ks":{"a":0,"k":{"i":[[0,0],[0,0],[0,0],[0,0]],"o":[[0,0],[0,0],[0,0],[0,0]],"v":[[12.721,12.721],[-12.721,12.721],[-12.721,-12.721],[12.721,-12.721]],"c":true},"ix":2},"nm":"Path 1","mn":"ADBE Vector Shape - Group","hd":false},{"ty":"fl","c":{"a":0,"k":[0.996078431606,0.937254905701,0.764705896378,1],"ix":4},"o":{"a":0,"k":100,"ix":5},"r":1,"bm":0,"nm":"Fill 1","mn":"ADBE Vector Graphic - Fill","hd":false},{"ty":"tr","p":{"a":0,"k":[64.666,183.298],"ix":2},"a":{"a":0,"k":[0,0],"ix":1},"s":{"a":0,"k":[100,100],"ix":3},"r":{"a":0,"k":0,"ix":6},"o":{"a":1,"k":[{"i":{"x":[0.833],"y":[0.833]},"o":{"x":[0.167],"y":[0.167]},"t":254,"s":[100]},{"t":258.5,"s":[0]}],"ix":7},"sk":{"a":0,"k":0,"ix":4},"sa":{"a":0,"k":0,"ix":5},"nm":"Transform"}],"nm":"Yellow 4","np":2,"cix":2,"bm":0,"ix":4,"mn":"ADBE Vector Group","hd":false},{"ty":"gr","it":[{"ind":0,"ty":"sh","ix":1,"ks":{"a":0,"k":{"i":[[0,0],[0,0],[0,0],[0,0]],"o":[[0,0],[0,0],[0,0],[0,0]],"v":[[12.721,12.72],[-12.721,12.72],[-12.721,-12.721],[12.721,-12.721]],"c":true},"ix":2},"nm":"Path 1","mn":"ADBE Vector Shape - Group","hd":false},{"ty":"fl","c":{"a":0,"k":[0.996078431606,0.937254905701,0.764705896378,1],"ix":4},"o":{"a":0,"k":100,"ix":5},"r":1,"bm":0,"nm":"Fill 1","mn":"ADBE Vector Graphic - Fill","hd":false},{"ty":"tr","p":{"a":0,"k":[125.936,212.577],"ix":2},"a":{"a":0,"k":[0,0],"ix":1},"s":{"a":0,"k":[100,100],"ix":3},"r":{"a":0,"k":0,"ix":6},"o":{"a":1,"k":[{"i":{"x":[0.833],"y":[0.833]},"o":{"x":[0.167],"y":[0.167]},"t":254,"s":[100]},{"t":258.5,"s":[0]}],"ix":7},"sk":{"a":0,"k":0,"ix":4},"sa":{"a":0,"k":0,"ix":5},"nm":"Transform"}],"nm":"Yellow 5","np":2,"cix":2,"bm":0,"ix":5,"mn":"ADBE Vector Group","hd":false},{"ty":"gr","it":[{"ind":0,"ty":"sh","ix":1,"ks":{"a":0,"k":{"i":[[0,0],[0,0],[0,0],[0,0]],"o":[[0,0],[0,0],[0,0],[0,0]],"v":[[12.72,12.72],[-12.72,12.72],[-12.72,-12.721],[12.72,-12.721]],"c":true},"ix":2},"nm":"Path 1","mn":"ADBE Vector Shape - Group","hd":false},{"ty":"fl","c":{"a":0,"k":[0.823529422283,0.890196084976,0.988235294819,1],"ix":4},"o":{"a":0,"k":100,"ix":5},"r":1,"bm":0,"nm":"Fill 1","mn":"ADBE Vector Graphic - Fill","hd":false},{"ty":"tr","p":{"a":0,"k":[95.23,212.577],"ix":2},"a":{"a":0,"k":[0,0],"ix":1},"s":{"a":0,"k":[100,100],"ix":3},"r":{"a":0,"k":0,"ix":6},"o":{"a":0,"k":100,"ix":7},"sk":{"a":0,"k":0,"ix":4},"sa":{"a":0,"k":0,"ix":5},"nm":"Transform"}],"nm":"Group 2","np":2,"cix":2,"bm":0,"ix":6,"mn":"ADBE Vector Group","hd":false},{"ty":"gr","it":[{"ind":0,"ty":"sh","ix":1,"ks":{"a":0,"k":{"i":[[0,0],[0,0],[0,0],[0,0]],"o":[[0,0],[0,0],[0,0],[0,0]],"v":[[12.721,12.72],[-12.721,12.72],[-12.721,-12.721],[12.721,-12.721]],"c":true},"ix":2},"nm":"Path 1","mn":"ADBE Vector Shape - Group","hd":false},{"ty":"fl","c":{"a":0,"k":[0.807843148708,0.917647063732,0.839215695858,1],"ix":4},"o":{"a":0,"k":100,"ix":5},"r":1,"bm":0,"nm":"Fill 1","mn":"ADBE Vector Graphic - Fill","hd":false},{"ty":"tr","p":{"a":0,"k":[64.666,212.577],"ix":2},"a":{"a":0,"k":[0,0],"ix":1},"s":{"a":0,"k":[100,100],"ix":3},"r":{"a":0,"k":0,"ix":6},"o":{"a":0,"k":100,"ix":7},"sk":{"a":0,"k":0,"ix":4},"sa":{"a":0,"k":0,"ix":5},"nm":"Transform"}],"nm":"Group 3","np":2,"cix":2,"bm":0,"ix":7,"mn":"ADBE Vector Group","hd":false},{"ty":"gr","it":[{"ind":0,"ty":"sh","ix":1,"ks":{"a":0,"k":{"i":[[0,0],[0,0],[0,0],[0,0]],"o":[[0,0],[0,0],[0,0],[0,0]],"v":[[12.721,12.721],[-12.721,12.721],[-12.721,-12.721],[12.721,-12.721]],"c":true},"ix":2},"nm":"Path 1","mn":"ADBE Vector Shape - Group","hd":false},{"ty":"fl","c":{"a":0,"k":[0.980392158031,0.823529422283,0.811764717102,1],"ix":4},"o":{"a":0,"k":100,"ix":5},"r":1,"bm":0,"nm":"Fill 1","mn":"ADBE Vector Graphic - Fill","hd":false},{"ty":"tr","p":{"a":0,"k":[125.936,183.298],"ix":2},"a":{"a":0,"k":[0,0],"ix":1},"s":{"a":0,"k":[100,100],"ix":3},"r":{"a":0,"k":0,"ix":6},"o":{"a":0,"k":100,"ix":7},"sk":{"a":0,"k":0,"ix":4},"sa":{"a":0,"k":0,"ix":5},"nm":"Transform"}],"nm":"Group 4","np":2,"cix":2,"bm":0,"ix":8,"mn":"ADBE Vector Group","hd":false},{"ty":"gr","it":[{"ind":0,"ty":"sh","ix":1,"ks":{"a":0,"k":{"i":[[0,0],[0,0],[0,0],[0,0]],"o":[[0,0],[0,0],[0,0],[0,0]],"v":[[12.72,12.721],[-12.72,12.721],[-12.72,-12.721],[12.72,-12.721]],"c":true},"ix":2},"nm":"Path 1","mn":"ADBE Vector Shape - Group","hd":false},{"ty":"fl","c":{"a":0,"k":[0.807843148708,0.917647063732,0.839215695858,1],"ix":4},"o":{"a":0,"k":100,"ix":5},"r":1,"bm":0,"nm":"Fill 1","mn":"ADBE Vector Graphic - Fill","hd":false},{"ty":"tr","p":{"a":0,"k":[95.23,183.298],"ix":2},"a":{"a":0,"k":[0,0],"ix":1},"s":{"a":0,"k":[100,100],"ix":3},"r":{"a":0,"k":0,"ix":6},"o":{"a":0,"k":100,"ix":7},"sk":{"a":0,"k":0,"ix":4},"sa":{"a":0,"k":0,"ix":5},"nm":"Transform"}],"nm":"Group 5","np":2,"cix":2,"bm":0,"ix":9,"mn":"ADBE Vector Group","hd":false},{"ty":"gr","it":[{"ind":0,"ty":"sh","ix":1,"ks":{"a":0,"k":{"i":[[0,0],[0,0],[0,0],[0,0]],"o":[[0,0],[0,0],[0,0],[0,0]],"v":[[12.721,12.721],[-12.721,12.721],[-12.721,-12.721],[12.721,-12.721]],"c":true},"ix":2},"nm":"Path 1","mn":"ADBE Vector Shape - Group","hd":false},{"ty":"fl","c":{"a":0,"k":[0.823529422283,0.890196084976,0.988235294819,1],"ix":4},"o":{"a":0,"k":100,"ix":5},"r":1,"bm":0,"nm":"Fill 1","mn":"ADBE Vector Graphic - Fill","hd":false},{"ty":"tr","p":{"a":0,"k":[125.936,154.018],"ix":2},"a":{"a":0,"k":[0,0],"ix":1},"s":{"a":0,"k":[100,100],"ix":3},"r":{"a":0,"k":0,"ix":6},"o":{"a":0,"k":100,"ix":7},"sk":{"a":0,"k":0,"ix":4},"sa":{"a":0,"k":0,"ix":5},"nm":"Transform"}],"nm":"Group 7","np":2,"cix":2,"bm":0,"ix":10,"mn":"ADBE Vector Group","hd":false},{"ty":"gr","it":[{"ind":0,"ty":"sh","ix":1,"ks":{"a":0,"k":{"i":[[0,0],[0,0],[0,0],[0,0]],"o":[[0,0],[0,0],[0,0],[0,0]],"v":[[12.721,12.721],[-12.721,12.721],[-12.721,-12.721],[12.721,-12.721]],"c":true},"ix":2},"nm":"Path 1","mn":"ADBE Vector Shape - Group","hd":false},{"ty":"fl","c":{"a":0,"k":[0.980392158031,0.823529422283,0.811764717102,1],"ix":4},"o":{"a":0,"k":100,"ix":5},"r":1,"bm":0,"nm":"Fill 1","mn":"ADBE Vector Graphic - Fill","hd":false},{"ty":"tr","p":{"a":0,"k":[64.666,154.018],"ix":2},"a":{"a":0,"k":[0,0],"ix":1},"s":{"a":0,"k":[100,100],"ix":3},"r":{"a":0,"k":0,"ix":6},"o":{"a":0,"k":100,"ix":7},"sk":{"a":0,"k":0,"ix":4},"sa":{"a":0,"k":0,"ix":5},"nm":"Transform"}],"nm":"Group 9","np":2,"cix":2,"bm":0,"ix":11,"mn":"ADBE Vector Group","hd":false},{"ty":"gr","it":[{"ind":0,"ty":"sh","ix":1,"ks":{"a":0,"k":{"i":[[0,0],[0,0],[0,0],[0,0]],"o":[[0,0],[0,0],[0,0],[0,0]],"v":[[12.721,12.721],[-12.721,12.721],[-12.721,-12.721],[12.721,-12.721]],"c":true},"ix":2},"nm":"Path 1","mn":"ADBE Vector Shape - Group","hd":false},{"ty":"fl","c":{"a":0,"k":[0.980392158031,0.823529422283,0.811764717102,1],"ix":4},"o":{"a":0,"k":100,"ix":5},"r":1,"bm":0,"nm":"Fill 1","mn":"ADBE Vector Graphic - Fill","hd":false},{"ty":"tr","p":{"a":0,"k":[125.936,124.176],"ix":2},"a":{"a":0,"k":[0,0],"ix":1},"s":{"a":0,"k":[100,100],"ix":3},"r":{"a":0,"k":0,"ix":6},"o":{"a":0,"k":100,"ix":7},"sk":{"a":0,"k":0,"ix":4},"sa":{"a":0,"k":0,"ix":5},"nm":"Transform"}],"nm":"Group 10","np":2,"cix":2,"bm":0,"ix":12,"mn":"ADBE Vector Group","hd":false},{"ty":"gr","it":[{"ind":0,"ty":"sh","ix":1,"ks":{"a":0,"k":{"i":[[0,0],[0,0],[0,0],[0,0]],"o":[[0,0],[0,0],[0,0],[0,0]],"v":[[12.72,12.721],[-12.72,12.721],[-12.72,-12.721],[12.72,-12.721]],"c":true},"ix":2},"nm":"Path 1","mn":"ADBE Vector Shape - Group","hd":false},{"ty":"fl","c":{"a":0,"k":[0.807843148708,0.917647063732,0.839215695858,1],"ix":4},"o":{"a":0,"k":100,"ix":5},"r":1,"bm":0,"nm":"Fill 1","mn":"ADBE Vector Graphic - Fill","hd":false},{"ty":"tr","p":{"a":0,"k":[95.23,124.176],"ix":2},"a":{"a":0,"k":[0,0],"ix":1},"s":{"a":0,"k":[100,100],"ix":3},"r":{"a":0,"k":0,"ix":6},"o":{"a":0,"k":100,"ix":7},"sk":{"a":0,"k":0,"ix":4},"sa":{"a":0,"k":0,"ix":5},"nm"</text:p>
      <text:p text:style-name="Preformatted_20_Text">:"Transform"}],"nm":"Group 11","np":2,"cix":2,"bm":0,"ix":13,"mn":"ADBE Vector Group","hd":false},{"ty":"gr","it":[{"ind":0,"ty":"sh","ix":1,"ks":{"a":0,"k":{"i":[[0,0],[0,0],[0,0],[0,0]],"o":[[0,0],[0,0],[0,0],[0,0]],"v":[[12.721,12.721],[-12.721,12.721],[-12.721,-12.721],[12.721,-12.721]],"c":true},"ix":2},"nm":"Path 1","mn":"ADBE Vector Shape - Group","hd":false},{"ty":"fl","c":{"a":0,"k":[0.823529422283,0.890196084976,0.988235294819,1],"ix":4},"o":{"a":0,"k":100,"ix":5},"r":1,"bm":0,"nm":"Fill 1","mn":"ADBE Vector Graphic - Fill","hd":false},{"ty":"tr","p":{"a":0,"k":[64.666,124.176],"ix":2},"a":{"a":0,"k":[0,0],"ix":1},"s":{"a":0,"k":[100,100],"ix":3},"r":{"a":0,"k":0,"ix":6},"o":{"a":0,"k":100,"ix":7},"sk":{"a":0,"k":0,"ix":4},"sa":{"a":0,"k":0,"ix":5},"nm":"Transform"}],"nm":"Group 12","np":2,"cix":2,"bm":0,"ix":14,"mn":"ADBE Vector Group","hd":false},{"ty":"gr","it":[{"ind":0,"ty":"sh","ix":1,"ks":{"a":0,"k":{"i":[[0,0],[0,0],[0,0],[0,0]],"o":[[0,0],[0,0],[0,0],[0,0]],"v":[[12.72,12.721],[-12.72,12.721],[-12.72,-12.721],[12.72,-12.721]],"c":true},"ix":2},"nm":"Path 1","mn":"ADBE Vector Shape - Group","hd":false},{"ty":"fl","c":{"a":0,"k":[0.780392229557,0.8784314394,1,1],"ix":4},"o":{"a":0,"k":100,"ix":5},"r":1,"bm":0,"nm":"Fill 1","mn":"ADBE Vector Graphic - Fill","hd":false},{"ty":"tr","p":{"a":0,"k":[95.23,94.371],"ix":2},"a":{"a":0,"k":[0,0],"ix":1},"s":{"a":0,"k":[100,100],"ix":3},"r":{"a":0,"k":0,"ix":6},"o":{"a":0,"k":100,"ix":7},"sk":{"a":0,"k":0,"ix":4},"sa":{"a":0,"k":0,"ix":5},"nm":"Transform"}],"nm":"Group 14","np":2,"cix":2,"bm":0,"ix":15,"mn":"ADBE Vector Group","hd":false}],"ip":175.5,"op":306.5,"st":175.5,"bm":0},{"ddd":0,"ind":15,"ty":4,"nm":"Food - Photo Grid","sr":1,"ks":{"o":{"a":1,"k":[{"i":{"x":[0.667],"y":[1]},"o":{"x":[0.333],"y":[0]},"t":323,"s":[100]},{"t":330,"s":[0]}],"ix":11},"r":{"a":0,"k":0,"ix":10},"p":{"a":0,"k":[205.643,139.61,0],"ix":2},"a":{"a":0,"k":[110.578,122.871,0],"ix":1},"s":{"a":1,"k":[{"i":{"x":[0.833,0.833,0.833],"y":[0.833,0.833,1]},"o":{"x":[0.333,0.333,0.333],"y":[0,0,0]},"t":323,"s":[183.26,183.26,100]},{"i":{"x":[0.667,0.667,0.667],"y":[1,1,1]},"o":{"x":[0.167,0.167,0.167],"y":[0.167,0.167,0]},"t":326,"s":[195.16,195.16,100]},{"t":330,"s":[0,0,100]}],"ix":6}},"ao":0,"shapes":[{"ty":"gr","it":[{"ind":0,"ty":"sh","ix":1,"ks":{"a":1,"k":[{"i":{"x":0.2,"y":1},"o":{"x":0.4,"y":0},"t":262.5,"s":[{"i":[[0,0],[0,0],[0,0],[0,0]],"o":[[0,0],[0,0],[0,0],[0,0]],"v":[[12.949,14.083],[-12.477,14.054],[-12.477,-10.977],[12.949,-10.948]],"c":true}]},{"t":274.5,"s":[{"i":[[0,0],[0,0],[0,0],[0,0]],"o":[[0,0],[0,0],[0,0],[0,0]],"v":[[13.938,12.75],[-12.72,12.721],[-12.72,-12.721],[13.938,-12.691]],"c":true}]}],"ix":2},"nm":"Path 1","mn":"ADBE Vector Shape - Group","hd":false},{"ty":"fl","c":{"a":0,"k":[1,0.941176533699,0.768627524376,1],"ix":4},"o":{"a":0,"k":100,"ix":5},"r":1,"bm":0,"nm":"Fill 1","mn":"ADBE Vector Graphic - Fill","hd":false},{"ty":"tr","p":{"a":1,"k":[{"i":{"x":0.2,"y":1},"o":{"x":0.4,"y":0},"t":262.5,"s":[130.53,165.856],"to":[-5.883,-2.467],"ti":[5.883,2.467]},{"t":274.5,"s":[95.23,151.055]}],"ix":2},"a":{"a":0,"k":[0,0],"ix":1},"s":{"a":1,"k":[{"i":{"x":[0.2,0.2],"y":[1,1]},"o":{"x":[0.4,0.4],"y":[0,0]},"t":262.5,"s":[65.9,65.9]},{"t":274.5,"s":[100,100]}],"ix":3},"r":{"a":0,"k":0,"ix":6},"o":{"a":0,"k":100,"ix":7},"sk":{"a":0,"k":0,"ix":4},"sa":{"a":0,"k":0,"ix":5},"nm":"Transform"}],"nm":"Yellow 5","np":2,"cix":2,"bm":0,"ix":4,"mn":"ADBE Vector Group","hd":false},{"ty":"gr","it":[{"ind":0,"ty":"sh","ix":1,"ks":{"a":1,"k":[{"i":{"x":0.2,"y":1},"o":{"x":0.4,"y":0},"t":262.5,"s":[{"i":[[0,0],[0,0],[0,0],[0,0]],"o":[[0,0],[0,0],[0,0],[0,0]],"v":[[12.844,13.359],[-12.482,13.349],[-12.359,-11.937],[12.844,-11.96]],"c":true}]},{"t":274.5,"s":[{"i":[[0,0],[0,0],[0,0],[0,0]],"o":[[0,0],[0,0],[0,0],[0,0]],"v":[[12.721,12.721],[-13.776,12.75],[-13.776,-12.691],[12.721,-12.721]],"c":true}]}],"ix":2},"nm":"Path 1","mn":"ADBE Vector Shape - Group","hd":false},{"ty":"fl","c":{"a":0,"k":[1,0.941176533699,0.768627524376,1],"ix":4},"o":{"a":0,"k":100,"ix":5},"r":1,"bm":0,"nm":"Fill 1","mn":"ADBE Vector Graphic - Fill","hd":false},{"ty":"tr","p":{"a":1,"k":[{"i":{"x":0.667,"y":0.207},"o":{"x":0.4,"y":0},"t":262.5,"s":[90.835,147.577],"to":[2.692,-1.91],"ti":[-6.704,4.756]},{"i":{"x":0.2,"y":1},"o":{"x":0.333,"y":0.473},"t":268.5,"s":[109.8,154.678],"to":[7.865,-5.58],"ti":[-3.158,2.24]},{"t":274.5,"s":[125.936,122.676]}],"ix":2},"a":{"a":0,"k":[0,0],"ix":1},"s":{"a":1,"k":[{"i":{"x":[0.2,0.2],"y":[1,1]},"o":{"x":[0.4,0.4],"y":[0,0]},"t":262.5,"s":[65.9,65.9]},{"t":274.5,"s":[100,100]}],"ix":3},"r":{"a":0,"k":0,"ix":6},"o":{"a":0,"k":100,"ix":7},"sk":{"a":0,"k":0,"ix":4},"sa":{"a":0,"k":0,"ix":5},"nm":"Transform"}],"nm":"Yellow 4","np":2,"cix":2,"bm":0,"ix":5,"mn":"ADBE Vector Group","hd":false},{"ty":"gr","it":[{"ind":0,"ty":"sh","ix":1,"ks":{"a":1,"k":[{"i":{"x":0.2,"y":1},"o":{"x":0.4,"y":0},"t":262.5,"s":[{"i":[[0,0],[0,0],[0,0],[0,0]],"o":[[0,0],[0,0],[0,0],[0,0]],"v":[[12.686,12.011],[-12.675,12.026],[-12.782,-13.213],[12.563,-13.368]],"c":true}]},{"t":274.5,"s":[{"i":[[0,0],[0,0],[0,0],[0,0]],"o":[[0,0],[0,0],[0,0],[0,0]],"v":[[13.856,12.75],[-12.72,12.721],[-12.72,-12.721],[13.856,-12.691]],"c":true}]}],"ix":2},"nm":"Path 1","mn":"ADBE Vector Shape - Group","hd":false},{"ty":"fl","c":{"a":0,"k":[1,0.941176533699,0.768627524376,1],"ix":4},"o":{"a":0,"k":100,"ix":5},"r":1,"bm":0,"nm":"Fill 1","mn":"ADBE Vector Graphic - Fill","hd":false},{"ty":"tr","p":{"a":1,"k":[{"i":{"x":0.2,"y":1},"o":{"x":0.4,"y":0},"t":262.5,"s":[110.53,128.876],"to":[-2.55,-1.033],"ti":[2.55,1.033]},{"t":274.5,"s":[95.23,122.676]}],"ix":2},"a":{"a":0,"k":[0,0],"ix":1},"s":{"a":1,"k":[{"i":{"x":[0.2,0.2],"y":[1,1]},"o":{"x":[0.4,0.4],"y":[0,0]},"t":262.5,"s":[65.9,65.9]},{"t":274.5,"s":[100,100]}],"ix":3},"r":{"a":0,"k":0,"ix":6},"o":{"a":0,"k":100,"ix":7},"sk":{"a":0,"k":0,"ix":4},"sa":{"a":0,"k":0,"ix":5},"nm":"Transform"}],"nm":"Yellow 3","np":2,"cix":2,"bm":0,"ix":6,"mn":"ADBE Vector Group","hd":false},{"ty":"gr","it":[{"ind":0,"ty":"sh","ix":1,"ks":{"a":1,"k":[{"i":{"x":0.2,"y":1},"o":{"x":0.4,"y":0},"t":262.5,"s":[{"i":[[0,0],[0,0],[0,0],[0,0]],"o":[[0,0],[0,0],[0,0],[0,0]],"v":[[12.511,4.116],[-4.273,4.195],[-4.345,-12.438],[12.562,-12.472]],"c":true}]},{"t":274.5,"s":[{"i":[[0,0],[0,0],[0,0],[0,0]],"o":[[0,0],[0,0],[0,0],[0,0]],"v":[[12.149,12.717],[-14.344,12.728],[-14.301,-12.463],[12.192,-12.475]],"c":true}]}],"ix":2},"nm":"Path 1","mn":"ADBE Vector Shape - Group","hd":false},{"ty":"fl","c":{"a":0,"k":[1,0.941176533699,0.768627524376,1],"ix":4},"o":{"a":0,"k":100,"ix":5},"r":1,"bm":0,"nm":"Fill 1","mn":"ADBE Vector Graphic - Fill","hd":false},{"ty":"tr","p":{"a":0,"k":[139.204,81.634],"ix":2},"a":{"a":0,"k":[12.749,-12.783],"ix":1},"s":{"a":0,"k":[100,100],"ix":3},"r":{"a":0,"k":0,"ix":6},"o":{"a":0,"k":100,"ix":7},"sk":{"a":0,"k":0,"ix":4},"sa":{"a":0,"k":0,"ix":5},"nm":"Transform"}],"nm":"Yellow 2","np":2,"cix":2,"bm":0,"ix":7,"mn":"ADBE Vector Group","hd":false},{"ty":"gr","it":[{"ind":0,"ty":"sh","ix":1,"ks":{"a":1,"k":[{"i":{"x":0.2,"y":1},"o":{"x":0.4,"y":0},"t":262.5,"s":[{"i":[[0,0],[0,0],[0,0],[0,0]],"o":[[0,0],[0,0],[0,0],[0,0]],"v":[[3.91,4.045],[-12.684,4.169],[-12.679,-12.229],[3.915,-12.352]],"c":true}]},{"t":274.5,"s":[{"i":[[0,0],[0,0],[0,0],[0,0]],"o":[[0,0],[0,0],[0,0],[0,0]],"v":[[13.69,12.588],[-12.72,12.721],[-12.679,-12.229],[13.731,-12.361]],"c":true}]}],"ix":2},"nm":"Path 1","mn":"ADBE Vector Shape - Group","hd":false},{"ty":"fl","c":{"a":0,"k":[1,0.941176533699,0.768627524376,1],"ix":4},"o":{"a":0,"k":100,"ix":5},"r":1,"bm":0,"nm":"Fill 1","mn":"ADBE Vector Graphic - Fill","hd":false},{"ty":"tr","p":{"a":0,"k":[95.33,94.371],"ix":2},"a":{"a":0,"k":[0,0],"ix":1},"s":{"a":0,"k":[100.869,100.609],"ix":3},"r":{"a":0,"k":0,"ix":6},"o":{"a":0,"k":100,"ix":7},"sk":{"a":0,"k":0,"ix":4},"sa":{"a":0,"k":0,"ix":5},"nm":"Transform"}],"nm":"Yellow 1","np":2,"cix":2,"bm":0,"ix":8,"mn":"ADBE Vector Group","hd":false}],"ip":262.5,"op":363,"st":269,"bm":0},{"ddd":0,"ind":16,"ty":4,"nm":"Shape Layer 4","sr":1,"ks":{"o":{"a":0,"k":100,"ix":11},"r":{"a":0,"k":0,"ix":10},"p":{"a":0,"k":[207.082,150.068,0],"ix":2},"a":{"a":0,"k":[0,0,0],"ix":1},"s":{"a":0,"k":[100,100,100],"ix":6}},"ao":0,"shapes":[{"ty":"gr","it":[{"ty":"rc","d":1,"s":{"a":0,"k":[412,299.983],"ix":2},"p":{"a":0,"k":[0,0],"ix":3},"r":{"a":0,"k":28,"ix":4},"nm":"Rectangle Path 1","mn":"ADBE Vector Shape - Rect","hd":false},{"ty":"fl","c":{"a":0,"k":[1,1,1,1],"ix":4},"o":{"a":0,"k":100,"ix":5},"r":1,"bm":2,"nm":"Fill 1","mn":"ADBE Vector Graphic - Fill","hd":false},{"ty":"tr","p":{"a":0,"k":[-1.082,-0.068],"ix":2},"a":{"a":0,"k":[0,0],"ix":1},"s":{"a":0,"k":[100,100],"ix":3},"r":{"a":0,"k":0,"ix":6},"o":{"a":0,"k":100,"ix":7},"sk":{"a":0,"k":0,"ix":4},"sa":{"a":0,"k":0,"ix":5},"nm":"Transform"}],"nm":"Rectangle 1","np":3,"cix":2,"bm":0,"ix":1,"mn":"ADBE Vector Group","hd":false}],"ip":0,"op":363,"st":0,"bm":0}],"markers":[]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Arimo1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Courier" style:font-size-asian="10pt" style:font-name-complex="Cousin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3" meta:word-count="1060" meta:character-count="128703"/>
    <meta:creation-date>2023-08-14T23:17:33</meta:creation-date>
    <meta:editing-duration>P0D</meta:editing-duration>
    <meta:editing-cycles>1</meta:editing-cycles>
    <meta:generator>OpenOffice/4.1.1$FreeBSD/amd64 OpenOffice.org_project/411m6$Build-9775</meta:generator>
  </office:meta>
</office:document-meta>
</file>